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103.41pt"/>
    </style:style>
    <style:style style:name="co6" style:family="table-column">
      <style:table-column-properties fo:break-before="auto" style:column-width="33.96pt"/>
    </style:style>
    <style:style style:name="co7" style:family="table-column">
      <style:table-column-properties fo:break-before="auto" style:column-width="72.54pt"/>
    </style:style>
    <style:style style:name="co8" style:family="table-column">
      <style:table-column-properties fo:break-before="auto" style:column-width="94.96pt"/>
    </style:style>
    <style:style style:name="co9" style:family="table-column">
      <style:table-column-properties fo:break-before="auto" style:column-width="63.3pt"/>
    </style:style>
    <style:style style:name="co10" style:family="table-column">
      <style:table-column-properties fo:break-before="auto" style:column-width="67.89pt"/>
    </style:style>
    <style:style style:name="co11" style:family="table-column">
      <style:table-column-properties fo:break-before="auto" style:column-width="1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 fo:border="0.06pt solid #00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'0_01'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0_02'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0_03'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0_04'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0_05'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0_06'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0_07'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0_08'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0_09'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0_10'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0_11'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0_12'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0_13'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0_14'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0_15'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0_16'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s/>'1_01'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1_02'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1_03'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1_04'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1_05'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1_06'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1_07'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1_08'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1_09'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1_10'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1_11'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1_12'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1_13'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1_14'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1_15'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1_16'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2_01'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2_02'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2_03'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2_04'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2_05'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2_06'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2_07'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2_08'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2_09'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2_10'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2_11'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2_12'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2_13'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2_14'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2_15'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2_16'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s/>'3_01'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3_02'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3_03'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3_04'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3_05'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3_06'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3_07'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3_08'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3_09'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3_10'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3_11'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3_12'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3_13'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3_14'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3_15'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'3_16'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Trunc. Pdf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A89]*[.B89]" office:value-type="float" office:value="56" calcext:value-type="float">
            <text:p>56</text:p>
          </table:table-cell>
          <table:table-cell table:formula="of:=(1-[.C$107])^([.A89]-1)*[.C$107]" office:value-type="float" office:value="0.354166666666667" calcext:value-type="float">
            <text:p>0.3541666667</text:p>
          </table:table-cell>
          <table:table-cell table:formula="of:=[.D89]/[.D$107]" office:value-type="float" office:value="0.356041428104343" calcext:value-type="float">
            <text:p>0.3560414281</text:p>
          </table:table-cell>
          <table:table-cell table:formula="of:=[.B$105]*[.E89]" office:value-type="float" office:value="48.4216342221906" calcext:value-type="float">
            <text:p>48.4216342222</text:p>
          </table:table-cell>
          <table:table-cell table:formula="of:=([.B89]-[.F89])^2/[.F89]" office:value-type="float" office:value="1.18607372065838" calcext:value-type="float">
            <text:p>1.186073720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A90]*[.B90]" office:value-type="float" office:value="56" calcext:value-type="float">
            <text:p>56</text:p>
          </table:table-cell>
          <table:table-cell table:formula="of:=(1-[.C$107])^([.A90]-1)*[.C$107]" office:value-type="float" office:value="0.228732638888889" calcext:value-type="float">
            <text:p>0.2287326389</text:p>
          </table:table-cell>
          <table:table-cell table:formula="of:=[.D90]/[.D$107]" office:value-type="float" office:value="0.229943422317388" calcext:value-type="float">
            <text:p>0.2299434223</text:p>
          </table:table-cell>
          <table:table-cell table:formula="of:=[.B$105]*[.E90]" office:value-type="float" office:value="31.2723054351648" calcext:value-type="float">
            <text:p>31.2723054352</text:p>
          </table:table-cell>
          <table:table-cell table:formula="of:=([.B90]-[.F90])^2/[.F90]" office:value-type="float" office:value="0.342411047474871" calcext:value-type="float">
            <text:p>0.342411047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A91]*[.B91]" office:value-type="float" office:value="48" calcext:value-type="float">
            <text:p>48</text:p>
          </table:table-cell>
          <table:table-cell table:formula="of:=(1-[.C$107])^([.A91]-1)*[.C$107]" office:value-type="float" office:value="0.147723162615741" calcext:value-type="float">
            <text:p>0.1477231626</text:p>
          </table:table-cell>
          <table:table-cell table:formula="of:=[.D91]/[.D$107]" office:value-type="float" office:value="0.148505126913313" calcext:value-type="float">
            <text:p>0.1485051269</text:p>
          </table:table-cell>
          <table:table-cell table:formula="of:=[.B$105]*[.E91]" office:value-type="float" office:value="20.1966972602106" calcext:value-type="float">
            <text:p>20.1966972602</text:p>
          </table:table-cell>
          <table:table-cell table:formula="of:=([.B91]-[.F91])^2/[.F91]" office:value-type="float" office:value="0.872037029963152" calcext:value-type="float">
            <text:p>0.8720370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A92]*[.B92]" office:value-type="float" office:value="52" calcext:value-type="float">
            <text:p>52</text:p>
          </table:table-cell>
          <table:table-cell table:formula="of:=(1-[.C$107])^([.A92]-1)*[.C$107]" office:value-type="float" office:value="0.0954045425226659" calcext:value-type="float">
            <text:p>0.0954045425</text:p>
          </table:table-cell>
          <table:table-cell table:formula="of:=[.D92]/[.D$107]" office:value-type="float" office:value="0.0959095611315147" calcext:value-type="float">
            <text:p>0.0959095611</text:p>
          </table:table-cell>
          <table:table-cell table:formula="of:=[.B$105]*[.E92]" office:value-type="float" office:value="13.043700313886" calcext:value-type="float">
            <text:p>13.0437003139</text:p>
          </table:table-cell>
          <table:table-cell table:formula="of:=([.B92]-[.F92])^2/[.F92]" office:value-type="float" office:value="0.000146409177440403" calcext:value-type="float">
            <text:p>0.000146409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93]*[.B93]" office:value-type="float" office:value="30" calcext:value-type="float">
            <text:p>30</text:p>
          </table:table-cell>
          <table:table-cell table:formula="of:=(1-[.C$107])^([.A93]-1)*[.C$107]" office:value-type="float" office:value="0.0616154337125551" calcext:value-type="float">
            <text:p>0.0616154337</text:p>
          </table:table-cell>
          <table:table-cell table:formula="of:=[.D93]/[.D$107]" office:value-type="float" office:value="0.0619415915641033" calcext:value-type="float">
            <text:p>0.0619415916</text:p>
          </table:table-cell>
          <table:table-cell table:formula="of:=[.B$105]*[.E93]" office:value-type="float" office:value="8.42405645271804" calcext:value-type="float">
            <text:p>8.4240564527</text:p>
          </table:table-cell>
          <table:table-cell table:formula="of:=([.B93]-[.F93])^2/[.F93]" office:value-type="float" office:value="0.697532087889565" calcext:value-type="float">
            <text:p>0.697532087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94]*[.B94]" office:value-type="float" office:value="18" calcext:value-type="float">
            <text:p>18</text:p>
          </table:table-cell>
          <table:table-cell table:formula="of:=(1-[.C$107])^([.A94]-1)*[.C$107]" office:value-type="float" office:value="0.0397933009393585" calcext:value-type="float">
            <text:p>0.0397933009</text:p>
          </table:table-cell>
          <table:table-cell table:formula="of:=[.D94]/[.D$107]" office:value-type="float" office:value="0.0400039445518167" calcext:value-type="float">
            <text:p>0.0400039446</text:p>
          </table:table-cell>
          <table:table-cell table:formula="of:=[.B$105]*[.E94]" office:value-type="float" office:value="5.44053645904707" calcext:value-type="float">
            <text:p>5.440536459</text:p>
          </table:table-cell>
          <table:table-cell table:formula="of:=([.B94]-[.F94])^2/[.F94]" office:value-type="float" office:value="1.09478509201669" calcext:value-type="float">
            <text:p>1.09478509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95]*[.B95]" office:value-type="float" office:value="21" calcext:value-type="float">
            <text:p>21</text:p>
          </table:table-cell>
          <table:table-cell table:formula="of:=(1-[.C$107])^([.A95]-1)*[.C$107]" office:value-type="float" office:value="0.0256998401900024" calcext:value-type="float">
            <text:p>0.0256998402</text:p>
          </table:table-cell>
          <table:table-cell table:formula="of:=[.D95]/[.D$107]" office:value-type="float" office:value="0.0258358808563816" calcext:value-type="float">
            <text:p>0.0258358809</text:p>
          </table:table-cell>
          <table:table-cell table:formula="of:=[.B$105]*[.E95]" office:value-type="float" office:value="3.5136797964679" calcext:value-type="float">
            <text:p>3.5136797965</text:p>
          </table:table-cell>
          <table:table-cell table:formula="of:=([.B95]-[.F95])^2/[.F95]" office:value-type="float" office:value="0.0750970346144099" calcext:value-type="float">
            <text:p>0.075097034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A96]*[.B96]" office:value-type="float" office:value="40" calcext:value-type="float">
            <text:p>40</text:p>
          </table:table-cell>
          <table:table-cell table:formula="of:=(1-[.C$107])^([.A96]-1)*[.C$107]" office:value-type="float" office:value="0.0165978134560432" calcext:value-type="float">
            <text:p>0.0165978135</text:p>
          </table:table-cell>
          <table:table-cell table:formula="of:=[.D96]/[.D$107]" office:value-type="float" office:value="0.0166856730530798" calcext:value-type="float">
            <text:p>0.0166856731</text:p>
          </table:table-cell>
          <table:table-cell table:formula="of:=[.B$105]*[.E96]" office:value-type="float" office:value="2.26925153521885" calcext:value-type="float">
            <text:p>2.2692515352</text:p>
          </table:table-cell>
          <table:table-cell table:style-name="ce7" table:formula="of:=([.B96]-[.F96])^2/[.F96]" office:value-type="float" office:value="3.28609987133288" calcext:value-type="float">
            <text:p>3.2860998713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A97]*[.B97]" office:value-type="float" office:value="9" calcext:value-type="float">
            <text:p>9</text:p>
          </table:table-cell>
          <table:table-cell table:formula="of:=(1-[.C$107])^([.A97]-1)*[.C$107]" office:value-type="float" office:value="0.0107194211903612" calcext:value-type="float">
            <text:p>0.0107194212</text:p>
          </table:table-cell>
          <table:table-cell table:formula="of:=[.D97]/[.D$107]" office:value-type="float" office:value="0.0107761638467807" calcext:value-type="float">
            <text:p>0.0107761638</text:p>
          </table:table-cell>
          <table:table-cell table:formula="of:=[.B$105]*[.E97]" office:value-type="float" office:value="1.46555828316218" calcext:value-type="float">
            <text:p>1.4655582832</text:p>
          </table:table-cell>
          <table:table-cell table:formula="of:=([.B97]-[.F97])^2/[.F97]" office:value-type="float" office:value="0.147892115592463" calcext:value-type="float">
            <text:p>0.147892115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A98]*[.B98]" office:value-type="float" office:value="10" calcext:value-type="float">
            <text:p>10</text:p>
          </table:table-cell>
          <table:table-cell table:formula="of:=(1-[.C$107])^([.A98]-1)*[.C$107]" office:value-type="float" office:value="0.00692295951877496" calcext:value-type="float">
            <text:p>0.0069229595</text:p>
          </table:table-cell>
          <table:table-cell table:formula="of:=[.D98]/[.D$107]" office:value-type="float" office:value="0.00695960581771254" calcext:value-type="float">
            <text:p>0.0069596058</text:p>
          </table:table-cell>
          <table:table-cell table:formula="of:=[.B$105]*[.E98]" office:value-type="float" office:value="0.946506391208905" calcext:value-type="float">
            <text:p>0.9465063912</text:p>
          </table:table-cell>
          <table:table-cell table:formula="of:=([.B98]-[.F98])^2/[.F98]" office:value-type="float" office:value="0.00302329303644729" calcext:value-type="float">
            <text:p>0.00302329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99]*[.B99]" office:value-type="float" office:value="44" calcext:value-type="float">
            <text:p>44</text:p>
          </table:table-cell>
          <table:table-cell table:formula="of:=(1-[.C$107])^([.A99]-1)*[.C$107]" office:value-type="float" office:value="0.00447107802254216" calcext:value-type="float">
            <text:p>0.004471078</text:p>
          </table:table-cell>
          <table:table-cell table:formula="of:=[.D99]/[.D$107]" office:value-type="float" office:value="0.00449474542393935" calcext:value-type="float">
            <text:p>0.0044947454</text:p>
          </table:table-cell>
          <table:table-cell table:formula="of:=[.B$105]*[.E99]" office:value-type="float" office:value="0.611285377655751" calcext:value-type="float">
            <text:p>0.6112853777</text:p>
          </table:table-cell>
          <table:table-cell table:style-name="ce7" table:formula="of:=([.B99]-[.F99])^2/[.F99]" office:value-type="float" office:value="18.7856395906736" calcext:value-type="float">
            <text:p>18.7856395907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100]*[.B100]" office:value-type="float" office:value="0" calcext:value-type="float">
            <text:p>0</text:p>
          </table:table-cell>
          <table:table-cell table:formula="of:=(1-[.C$107])^([.A100]-1)*[.C$107]" office:value-type="float" office:value="0.00288757122289181" calcext:value-type="float">
            <text:p>0.0028875712</text:p>
          </table:table-cell>
          <table:table-cell table:formula="of:=[.D100]/[.D$107]" office:value-type="float" office:value="0.00290285641962749" calcext:value-type="float">
            <text:p>0.0029028564</text:p>
          </table:table-cell>
          <table:table-cell table:formula="of:=[.B$105]*[.E100]" office:value-type="float" office:value="0.394788473069339" calcext:value-type="float">
            <text:p>0.3947884731</text:p>
          </table:table-cell>
          <table:table-cell table:formula="of:=([.B100]-[.F100])^2/[.F100]" office:value-type="float" office:value="0.394788473069339" calcext:value-type="float">
            <text:p>0.394788473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101]*[.B101]" office:value-type="float" office:value="0" calcext:value-type="float">
            <text:p>0</text:p>
          </table:table-cell>
          <table:table-cell table:formula="of:=(1-[.C$107])^([.A101]-1)*[.C$107]" office:value-type="float" office:value="0.00186488974811763" calcext:value-type="float">
            <text:p>0.0018648897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A102]*[.B102]" office:value-type="float" office:value="0" calcext:value-type="float">
            <text:p>0</text:p>
          </table:table-cell>
          <table:table-cell table:formula="of:=(1-[.C$107])^([.A102]-1)*[.C$107]" office:value-type="float" office:value="0.00120440796232597" calcext:value-type="float">
            <text:p>0.001204408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A103]*[.B103]" office:value-type="float" office:value="0" calcext:value-type="float">
            <text:p>0</text:p>
          </table:table-cell>
          <table:table-cell table:formula="of:=(1-[.C$107])^([.A103]-1)*[.C$107]" office:value-type="float" office:value="0.000777846809002188" calcext:value-type="float">
            <text:p>0.0007778468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A104]*[.B104]" office:value-type="float" office:value="0" calcext:value-type="float">
            <text:p>0</text:p>
          </table:table-cell>
          <table:table-cell table:formula="of:=(1-[.C$107])^([.A104]-1)*[.C$107]" office:value-type="float" office:value="0.00050235939748058" calcext:value-type="float">
            <text:p>0.0005023594</text:p>
          </table:table-cell>
          <table:table-cell table:number-columns-repeated="9"/>
        </table:table-row>
        <table:table-row table:style-name="ro1">
          <table:table-cell/>
          <table:table-cell table:formula="of:=SUM([.B89:.B104])" office:value-type="float" office:value="136" calcext:value-type="float">
            <text:p>13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SUM([.C89:.C104])/[.B105]" office:value-type="float" office:value="2.82352941176471" calcext:value-type="float">
            <text:p>2.8235294118</text:p>
          </table:table-cell>
          <table:table-cell table:number-columns-repeated="2"/>
          <table:table-cell office:value-type="string" calcext:value-type="string">
            <text:p>Chi-square:</text:p>
          </table:table-cell>
          <table:table-cell table:formula="of:=SUM([.G89:.G100])" office:value-type="float" office:value="26.8855257654992" calcext:value-type="float">
            <text:p>26.8855257655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1/[.C106]" office:value-type="float" office:value="0.354166666666667" calcext:value-type="float">
            <text:p>0.3541666667</text:p>
          </table:table-cell>
          <table:table-cell table:formula="of:=SUM([.D89:.D100])" office:value-type="float" office:value="0.994734428946491" calcext:value-type="float">
            <text:p>0.9947344289</text:p>
          </table:table-cell>
          <table:table-cell/>
          <table:table-cell office:value-type="string" calcext:value-type="string">
            <text:p>p-value:</text:p>
          </table:table-cell>
          <table:table-cell table:formula="of:=LEGACY.CHIDIST([.G106];11)" office:value-type="float" office:value="0.00478171995335498" calcext:value-type="float">
            <text:p>0.00478172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" office:value-type="string" calcext:value-type="string">
            <text:p>Seed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pdf</text:p>
          </table:table-cell>
          <table:table-cell table:style-name="ce4" office:value-type="string" calcext:value-type="string">
            <text:p>Trunc. Pdf</text:p>
          </table:table-cell>
          <table:table-cell table:style-name="ce4" office:value-type="string" calcext:value-type="string">
            <text:p>Exp. Count</text:p>
          </table:table-cell>
          <table:table-cell table:style-name="ce8" office:value-type="string" calcext:value-type="string">
            <text:p>Chi Square</text:p>
          </table:table-cell>
          <table:table-cell table:style-name="ce4" table:number-columns-repeated="2"/>
          <table:table-cell table:style-name="ce11" office:value-type="string" calcext:value-type="string">
            <text:p>Pr[choose 11]</text:p>
          </table:table-cell>
          <table:table-cell table:style-name="ce11" office:value-type="string" calcext:value-type="string">
            <text:p>Pr[use trunc geom]</text:p>
          </table:table-cell>
          <table:table-cell table:style-name="ce11" office:value-type="string" calcext:value-type="string">
            <text:p>Total Pr[11]</text:p>
          </table:table-cell>
          <table:table-cell table:style-name="ce11" office:value-type="string" calcext:value-type="string">
            <text:p>E[#11 in 136]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A112]*[.B112]" office:value-type="float" office:value="56" calcext:value-type="float">
            <text:p>56</text:p>
          </table:table-cell>
          <table:table-cell table:formula="of:=(1-[.C$130])^([.A112]-1)*[.C$130]" office:value-type="float" office:value="0.378917378917379" calcext:value-type="float">
            <text:p>0.3789173789</text:p>
          </table:table-cell>
          <table:table-cell table:formula="of:=[.D112]/[.D$130]" office:value-type="float" office:value="0.380169857203465" calcext:value-type="float">
            <text:p>0.3801698572</text:p>
          </table:table-cell>
          <table:table-cell table:formula="of:=[.B$128]*[.E112]" office:value-type="float" office:value="50.5625910080608" calcext:value-type="float">
            <text:p>50.5625910081</text:p>
          </table:table-cell>
          <table:table-cell table:style-name="ce9" table:formula="of:=([.B112]-[.F112])^2/[.F112]" office:value-type="float" office:value="0.584729064634115" calcext:value-type="float">
            <text:p>0.5847290646</text:p>
          </table:table-cell>
          <table:table-cell table:number-columns-repeated="2"/>
          <table:table-cell table:style-name="ce11" table:formula="of:=3.5/136" office:value-type="float" office:value="0.0257352941176471" calcext:value-type="float">
            <text:p>0.0257352941</text:p>
          </table:table-cell>
          <table:table-cell table:style-name="ce11" table:formula="of:=1-[.J112]" office:value-type="float" office:value="0.974264705882353" calcext:value-type="float">
            <text:p>0.9742647059</text:p>
          </table:table-cell>
          <table:table-cell table:style-name="ce11" table:formula="of:=[.J112] + [.K112] * [.E122]" office:value-type="float" office:value="0.0288986526769511" calcext:value-type="float">
            <text:p>0.0288986527</text:p>
          </table:table-cell>
          <table:table-cell table:style-name="ce11" table:formula="of:=[.L112] * 136" office:value-type="float" office:value="3.93021676406535" calcext:value-type="float">
            <text:p>3.930216764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A113]*[.B113]" office:value-type="float" office:value="56" calcext:value-type="float">
            <text:p>56</text:p>
          </table:table-cell>
          <table:table-cell table:formula="of:=(1-[.C$130])^([.A113]-1)*[.C$130]" office:value-type="float" office:value="0.235338998871762" calcext:value-type="float">
            <text:p>0.2353389989</text:p>
          </table:table-cell>
          <table:table-cell table:formula="of:=[.D113]/[.D$130]" office:value-type="float" office:value="0.236116891368534" calcext:value-type="float">
            <text:p>0.2361168914</text:p>
          </table:table-cell>
          <table:table-cell table:formula="of:=[.B$128]*[.E113]" office:value-type="float" office:value="31.403546552015" calcext:value-type="float">
            <text:p>31.403546552</text:p>
          </table:table-cell>
          <table:table-cell table:style-name="ce9" table:formula="of:=([.B113]-[.F113])^2/[.F113]" office:value-type="float" office:value="0.368879645887954" calcext:value-type="float">
            <text:p>0.3688796459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A114]*[.B114]" office:value-type="float" office:value="48" calcext:value-type="float">
            <text:p>48</text:p>
          </table:table-cell>
          <table:table-cell table:formula="of:=(1-[.C$130])^([.A114]-1)*[.C$130]" office:value-type="float" office:value="0.146164962262234" calcext:value-type="float">
            <text:p>0.1461649623</text:p>
          </table:table-cell>
          <table:table-cell table:formula="of:=[.D114]/[.D$130]" office:value-type="float" office:value="0.146648097773049" calcext:value-type="float">
            <text:p>0.1466480978</text:p>
          </table:table-cell>
          <table:table-cell table:formula="of:=[.B$128]*[.E114]" office:value-type="float" office:value="19.5041970038156" calcext:value-type="float">
            <text:p>19.5041970038</text:p>
          </table:table-cell>
          <table:table-cell table:style-name="ce9" table:formula="of:=([.B114]-[.F114])^2/[.F114]" office:value-type="float" office:value="0.629577143788484" calcext:value-type="float">
            <text:p>0.6295771438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A115]*[.B115]" office:value-type="float" office:value="52" calcext:value-type="float">
            <text:p>52</text:p>
          </table:table-cell>
          <table:table-cell table:formula="of:=(1-[.C$130])^([.A115]-1)*[.C$130]" office:value-type="float" office:value="0.0907805178722708" calcext:value-type="float">
            <text:p>0.0907805179</text:p>
          </table:table-cell>
          <table:table-cell table:formula="of:=[.D115]/[.D$130]" office:value-type="float" office:value="0.091080584941666" calcext:value-type="float">
            <text:p>0.0910805849</text:p>
          </table:table-cell>
          <table:table-cell table:formula="of:=[.B$128]*[.E115]" office:value-type="float" office:value="12.1137177972416" calcext:value-type="float">
            <text:p>12.1137177972</text:p>
          </table:table-cell>
          <table:table-cell table:style-name="ce9" table:formula="of:=([.B115]-[.F115])^2/[.F115]" office:value-type="float" office:value="0.0648435233570632" calcext:value-type="float">
            <text:p>0.0648435234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116]*[.B116]" office:value-type="float" office:value="30" calcext:value-type="float">
            <text:p>30</text:p>
          </table:table-cell>
          <table:table-cell table:formula="of:=(1-[.C$130])^([.A116]-1)*[.C$130]" office:value-type="float" office:value="0.0563822019833477" calcext:value-type="float">
            <text:p>0.056382202</text:p>
          </table:table-cell>
          <table:table-cell table:formula="of:=[.D116]/[.D$130]" office:value-type="float" office:value="0.0565685684253082" calcext:value-type="float">
            <text:p>0.0565685684</text:p>
          </table:table-cell>
          <table:table-cell table:formula="of:=[.B$128]*[.E116]" office:value-type="float" office:value="7.523619600566" calcext:value-type="float">
            <text:p>7.5236196006</text:p>
          </table:table-cell>
          <table:table-cell table:style-name="ce9" table:formula="of:=([.B116]-[.F116])^2/[.F116]" office:value-type="float" office:value="0.308550512981046" calcext:value-type="float">
            <text:p>0.308550513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117]*[.B117]" office:value-type="float" office:value="18" calcext:value-type="float">
            <text:p>18</text:p>
          </table:table-cell>
          <table:table-cell table:formula="of:=(1-[.C$130])^([.A117]-1)*[.C$130]" office:value-type="float" office:value="0.0350180057902273" calcext:value-type="float">
            <text:p>0.0350180058</text:p>
          </table:table-cell>
          <table:table-cell table:formula="of:=[.D117]/[.D$130]" office:value-type="float" office:value="0.035133754748482" calcext:value-type="float">
            <text:p>0.0351337547</text:p>
          </table:table-cell>
          <table:table-cell table:formula="of:=[.B$128]*[.E117]" office:value-type="float" office:value="4.67278938154811" calcext:value-type="float">
            <text:p>4.6727893815</text:p>
          </table:table-cell>
          <table:table-cell table:style-name="ce9" table:formula="of:=([.B117]-[.F117])^2/[.F117]" office:value-type="float" office:value="0.598833819917014" calcext:value-type="float">
            <text:p>0.5988338199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118]*[.B118]" office:value-type="float" office:value="21" calcext:value-type="float">
            <text:p>21</text:p>
          </table:table-cell>
          <table:table-cell table:formula="of:=(1-[.C$130])^([.A118]-1)*[.C$130]" office:value-type="float" office:value="0.0217490748212808" calcext:value-type="float">
            <text:p>0.0217490748</text:p>
          </table:table-cell>
          <table:table-cell table:formula="of:=[.D118]/[.D$130]" office:value-type="float" office:value="0.0218209644876612" calcext:value-type="float">
            <text:p>0.0218209645</text:p>
          </table:table-cell>
          <table:table-cell table:formula="of:=[.B$128]*[.E118]" office:value-type="float" office:value="2.90218827685894" calcext:value-type="float">
            <text:p>2.9021882769</text:p>
          </table:table-cell>
          <table:table-cell table:style-name="ce9" table:formula="of:=([.B118]-[.F118])^2/[.F118]" office:value-type="float" office:value="0.00329652395749376" calcext:value-type="float">
            <text:p>0.003296524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A119]*[.B119]" office:value-type="float" office:value="40" calcext:value-type="float">
            <text:p>40</text:p>
          </table:table-cell>
          <table:table-cell table:formula="of:=(1-[.C$130])^([.A119]-1)*[.C$130]" office:value-type="float" office:value="0.0135079723961231" calcext:value-type="float">
            <text:p>0.0135079724</text:p>
          </table:table-cell>
          <table:table-cell table:formula="of:=[.D119]/[.D$130]" office:value-type="float" office:value="0.0135526218185474" calcext:value-type="float">
            <text:p>0.0135526218</text:p>
          </table:table-cell>
          <table:table-cell table:formula="of:=[.B$128]*[.E119]" office:value-type="float" office:value="1.80249870186681" calcext:value-type="float">
            <text:p>1.8024987019</text:p>
          </table:table-cell>
          <table:table-cell table:style-name="ce9" table:formula="of:=([.B119]-[.F119])^2/[.F119]" office:value-type="float" office:value="5.67213421067914" calcext:value-type="float">
            <text:p>5.6721342107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A120]*[.B120]" office:value-type="float" office:value="9" calcext:value-type="float">
            <text:p>9</text:p>
          </table:table-cell>
          <table:table-cell table:formula="of:=(1-[.C$130])^([.A120]-1)*[.C$130]" office:value-type="float" office:value="0.00838956690129584" calcext:value-type="float">
            <text:p>0.0083895669</text:p>
          </table:table-cell>
          <table:table-cell table:formula="of:=[.D120]/[.D$130]" office:value-type="float" office:value="0.00841729788160495" calcext:value-type="float">
            <text:p>0.0084172979</text:p>
          </table:table-cell>
          <table:table-cell table:formula="of:=[.B$128]*[.E120]" office:value-type="float" office:value="1.11950061825346" calcext:value-type="float">
            <text:p>1.1195006183</text:p>
          </table:table-cell>
          <table:table-cell table:style-name="ce9" table:formula="of:=([.B120]-[.F120])^2/[.F120]" office:value-type="float" office:value="0.0127560427659591" calcext:value-type="float">
            <text:p>0.0127560428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A121]*[.B121]" office:value-type="float" office:value="10" calcext:value-type="float">
            <text:p>10</text:p>
          </table:table-cell>
          <table:table-cell table:formula="of:=(1-[.C$130])^([.A121]-1)*[.C$130]" office:value-type="float" office:value="0.00521061420080482" calcext:value-type="float">
            <text:p>0.0052106142</text:p>
          </table:table-cell>
          <table:table-cell table:formula="of:=[.D121]/[.D$130]" office:value-type="float" office:value="0.00522783743074039" calcext:value-type="float">
            <text:p>0.0052278374</text:p>
          </table:table-cell>
          <table:table-cell table:formula="of:=[.B$128]*[.E121]" office:value-type="float" office:value="0.695302378288472" calcext:value-type="float">
            <text:p>0.6953023783</text:p>
          </table:table-cell>
          <table:table-cell table:style-name="ce9" table:formula="of:=([.B121]-[.F121])^2/[.F121]" office:value-type="float" office:value="0.133525561792545" calcext:value-type="float">
            <text:p>0.1335255618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float" office:value="1" calcext:value-type="float">
            <office:annotation draw:style-name="gr1" draw:text-style-name="P2" svg:width="82.18pt" svg:height="26.62pt" svg:x="97.68pt" svg:y="1506.27pt" draw:caption-point-x="-17.29pt" draw:caption-point-y="42.8pt">
              <dc:date>2018-04-04T00:00:00</dc:date>
              <text:p text:style-name="P1"><text:span text:style-name="T1">Actual count is 4</text:span></text:p>
            </office:annotation>
            <text:p>1</text:p>
          </table:table-cell>
          <table:table-cell table:formula="of:=[.A122]*[.B122]" office:value-type="float" office:value="11" calcext:value-type="float">
            <text:p>11</text:p>
          </table:table-cell>
          <table:table-cell table:formula="of:=(1-[.C$130])^([.A122]-1)*[.C$130]" office:value-type="float" office:value="0.00323622192528618" calcext:value-type="float">
            <text:p>0.0032362219</text:p>
          </table:table-cell>
          <table:table-cell table:formula="of:=[.D122]/[.D$130]" office:value-type="float" office:value="0.00324691897407808" calcext:value-type="float">
            <text:p>0.003246919</text:p>
          </table:table-cell>
          <table:table-cell table:formula="of:=[.B$128]*[.E122]" office:value-type="float" office:value="0.431840223552385" calcext:value-type="float">
            <text:p>0.4318402236</text:p>
          </table:table-cell>
          <table:table-cell table:style-name="ce9" table:formula="of:=([.B122]-[.F122])^2/[.F122]" office:value-type="float" office:value="0.747511496074997" calcext:value-type="float">
            <text:p>0.7475114961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123]*[.B123]" office:value-type="float" office:value="0" calcext:value-type="float">
            <text:p>0</text:p>
          </table:table-cell>
          <table:table-cell table:formula="of:=(1-[.C$130])^([.A123]-1)*[.C$130]" office:value-type="float" office:value="0.00200996119576179" calcext:value-type="float">
            <text:p>0.0020099612</text:p>
          </table:table-cell>
          <table:table-cell table:formula="of:=[.D123]/[.D$130]" office:value-type="float" office:value="0.00201660494686331" calcext:value-type="float">
            <text:p>0.0020166049</text:p>
          </table:table-cell>
          <table:table-cell table:formula="of:=[.B$128]*[.E123]" office:value-type="float" office:value="0.26820845793282" calcext:value-type="float">
            <text:p>0.2682084579</text:p>
          </table:table-cell>
          <table:table-cell table:style-name="ce9" table:formula="of:=([.B123]-[.F123])^2/[.F123]" office:value-type="float" office:value="0.26820845793282" calcext:value-type="float">
            <text:p>0.2682084579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124]*[.B124]" office:value-type="float" office:value="0" calcext:value-type="float">
            <text:p>0</text:p>
          </table:table-cell>
          <table:table-cell table:formula="of:=(1-[.C$130])^([.A124]-1)*[.C$130]" office:value-type="float" office:value="0.00124835196773809" calcext:value-type="float">
            <text:p>0.001248352</text:p>
          </table:table-cell>
          <table:table-cell table:number-columns-repeated="2"/>
          <table:table-cell table:style-name="ce9"/>
          <table:table-cell table:number-columns-repeated="5"/>
          <table:table-cell table:style-name="ce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A125]*[.B125]" office:value-type="float" office:value="0" calcext:value-type="float">
            <text:p>0</text:p>
          </table:table-cell>
          <table:table-cell table:formula="of:=(1-[.C$130])^([.A125]-1)*[.C$130]" office:value-type="float" office:value="0.000775329712156421" calcext:value-type="float">
            <text:p>0.0007753297</text:p>
          </table:table-cell>
          <table:table-cell table:number-columns-repeated="2"/>
          <table:table-cell table:style-name="ce9"/>
          <table:table-cell table:number-columns-repeated="5"/>
          <table:table-cell table:style-name="ce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A126]*[.B126]" office:value-type="float" office:value="0" calcext:value-type="float">
            <text:p>0</text:p>
          </table:table-cell>
          <table:table-cell table:formula="of:=(1-[.C$130])^([.A126]-1)*[.C$130]" office:value-type="float" office:value="0.000481543809829344" calcext:value-type="float">
            <text:p>0.0004815438</text:p>
          </table:table-cell>
          <table:table-cell table:number-columns-repeated="2"/>
          <table:table-cell table:style-name="ce9"/>
          <table:table-cell table:number-columns-repeated="5"/>
          <table:table-cell table:style-name="ce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A127]*[.B127]" office:value-type="float" office:value="0" calcext:value-type="float">
            <text:p>0</text:p>
          </table:table-cell>
          <table:table-cell table:formula="of:=(1-[.C$130])^([.A127]-1)*[.C$130]" office:value-type="float" office:value="0.00029907849157492" calcext:value-type="float">
            <text:p>0.0002990785</text:p>
          </table:table-cell>
          <table:table-cell table:number-columns-repeated="2"/>
          <table:table-cell table:style-name="ce9"/>
          <table:table-cell table:number-columns-repeated="5"/>
          <table:table-cell table:style-name="ce9"/>
        </table:table-row>
        <table:table-row table:style-name="ro1">
          <table:table-cell table:style-name="ce2"/>
          <table:table-cell table:formula="of:=SUM([.B112:.B127])" office:value-type="float" office:value="133" calcext:value-type="float">
            <text:p>133</text:p>
          </table:table-cell>
          <table:table-cell table:number-columns-repeated="4"/>
          <table:table-cell table:style-name="ce9"/>
          <table:table-cell table:number-columns-repeated="5"/>
          <table:table-cell table:style-name="ce9"/>
        </table:table-row>
        <table:table-row table:style-name="ro1">
          <table:table-cell table:style-name="ce2"/>
          <table:table-cell/>
          <table:table-cell table:formula="of:=SUM([.C112:.C127])/[.B128]" office:value-type="float" office:value="2.6390977443609" calcext:value-type="float">
            <text:p>2.6390977444</text:p>
          </table:table-cell>
          <table:table-cell table:number-columns-repeated="2"/>
          <table:table-cell office:value-type="string" calcext:value-type="string">
            <text:p>Chi-square:</text:p>
          </table:table-cell>
          <table:table-cell table:style-name="ce9" table:formula="of:=SUM([.G112:.G123])" office:value-type="float" office:value="9.39284600376863" calcext:value-type="float">
            <text:p>9.3928460038</text:p>
          </table:table-cell>
          <table:table-cell table:number-columns-repeated="5"/>
          <table:table-cell table:style-name="ce9"/>
        </table:table-row>
        <table:table-row table:style-name="ro1">
          <table:table-cell table:style-name="ce3"/>
          <table:table-cell table:style-name="ce6"/>
          <table:table-cell table:style-name="ce6" table:formula="of:=1/[.C129]" office:value-type="float" office:value="0.378917378917379" calcext:value-type="float">
            <text:p>0.3789173789</text:p>
          </table:table-cell>
          <table:table-cell table:style-name="ce6" table:formula="of:=SUM([.D112:.D123])" office:value-type="float" office:value="0.996705477137774" calcext:value-type="float">
            <text:p>0.9967054771</text:p>
          </table:table-cell>
          <table:table-cell table:style-name="ce6"/>
          <table:table-cell table:style-name="ce6" office:value-type="string" calcext:value-type="string">
            <text:p>p-value:</text:p>
          </table:table-cell>
          <table:table-cell table:style-name="ce10" table:formula="of:=LEGACY.CHIDIST([.G129];11)" office:value-type="float" office:value="0.585679734805251" calcext:value-type="float">
            <text:p>0.5856797348</text:p>
          </table:table-cell>
          <table:table-cell table:style-name="ce6" table:number-columns-repeated="5"/>
          <table:table-cell table:style-name="ce10"/>
        </table:table-row>
      </table:table>
      <table:table table:name="TruncGeomFit" table:style-name="ta1">
        <table:table-column table:style-name="co3" table:default-cell-style-name="Default"/>
        <table:table-column table:style-name="co6" table:default-cell-style-name="Default"/>
        <table:table-column table:style-name="co3" table:number-columns-repeated="15" table:default-cell-style-name="Default"/>
        <table:table-row table:style-name="ro1">
          <table:table-cell table:style-name="ce12" office:value-type="string" calcext:value-type="string">
            <text:p>Truncated Geometric through No. 5 Seed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Trunc. Pdf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  <table:table-cell table:number-columns-repeated="10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A3]*[.B3]" office:value-type="float" office:value="56" calcext:value-type="float">
            <text:p>56</text:p>
          </table:table-cell>
          <table:table-cell table:formula="of:=(1-[.C$10])^([.A3]-1)*[.C$10]" office:value-type="float" office:value="0.491735537190083" calcext:value-type="float">
            <text:p>0.4917355372</text:p>
          </table:table-cell>
          <table:table-cell table:formula="of:=[.D3]/[.D$9]" office:value-type="float" office:value="0.509000553044864" calcext:value-type="float">
            <text:p>0.509000553</text:p>
          </table:table-cell>
          <table:table-cell table:formula="of:=[.B$8]*[.E3]" office:value-type="float" office:value="60.5710658123388" calcext:value-type="float">
            <text:p>60.5710658123</text:p>
          </table:table-cell>
          <table:table-cell table:formula="of:=([.B3]-[.F3])^2/[.F3]" office:value-type="float" office:value="0.344960789124434" calcext:value-type="float">
            <text:p>0.3449607891</text:p>
          </table:table-cell>
          <table:table-cell table:number-columns-repeated="10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A4]*[.B4]" office:value-type="float" office:value="56" calcext:value-type="float">
            <text:p>56</text:p>
          </table:table-cell>
          <table:table-cell table:formula="of:=(1-[.C$10])^([.A4]-1)*[.C$10]" office:value-type="float" office:value="0.249931698654463" calcext:value-type="float">
            <text:p>0.2499316987</text:p>
          </table:table-cell>
          <table:table-cell table:formula="of:=[.D4]/[.D$9]" office:value-type="float" office:value="0.258706892663298" calcext:value-type="float">
            <text:p>0.2587068927</text:p>
          </table:table-cell>
          <table:table-cell table:formula="of:=[.B$8]*[.E4]" office:value-type="float" office:value="30.7861202269325" calcext:value-type="float">
            <text:p>30.7861202269</text:p>
          </table:table-cell>
          <table:table-cell table:formula="of:=([.B4]-[.F4])^2/[.F4]" office:value-type="float" office:value="0.252141739904326" calcext:value-type="float">
            <text:p>0.2521417399</text:p>
          </table:table-cell>
          <table:table-cell table:number-columns-repeated="10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A5]*[.B5]" office:value-type="float" office:value="48" calcext:value-type="float">
            <text:p>48</text:p>
          </table:table-cell>
          <table:table-cell table:formula="of:=(1-[.C$10])^([.A5]-1)*[.C$10]" office:value-type="float" office:value="0.127031400555781" calcext:value-type="float">
            <text:p>0.1270314006</text:p>
          </table:table-cell>
          <table:table-cell table:formula="of:=[.D5]/[.D$9]" office:value-type="float" office:value="0.131491519824734" calcext:value-type="float">
            <text:p>0.1314915198</text:p>
          </table:table-cell>
          <table:table-cell table:formula="of:=[.B$8]*[.E5]" office:value-type="float" office:value="15.6474908591434" calcext:value-type="float">
            <text:p>15.6474908591</text:p>
          </table:table-cell>
          <table:table-cell table:formula="of:=([.B5]-[.F5])^2/[.F5]" office:value-type="float" office:value="0.00794138149726774" calcext:value-type="float">
            <text:p>0.0079413815</text:p>
          </table:table-cell>
          <table:table-cell table:number-columns-repeated="10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A6]*[.B6]" office:value-type="float" office:value="52" calcext:value-type="float">
            <text:p>52</text:p>
          </table:table-cell>
          <table:table-cell table:formula="of:=(1-[.C$10])^([.A6]-1)*[.C$10]" office:value-type="float" office:value="0.0645655465634755" calcext:value-type="float">
            <text:p>0.0645655466</text:p>
          </table:table-cell>
          <table:table-cell table:formula="of:=[.D6]/[.D$9]" office:value-type="float" office:value="0.0668324666877782" calcext:value-type="float">
            <text:p>0.0668324667</text:p>
          </table:table-cell>
          <table:table-cell table:formula="of:=[.B$8]*[.E6]" office:value-type="float" office:value="7.9530635358456" calcext:value-type="float">
            <text:p>7.9530635358</text:p>
          </table:table-cell>
          <table:table-cell table:formula="of:=([.B6]-[.F6])^2/[.F6]" office:value-type="float" office:value="3.20273660060771" calcext:value-type="float">
            <text:p>3.2027366006</text:p>
          </table:table-cell>
          <table:table-cell table:number-columns-repeated="1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7]*[.B7]" office:value-type="float" office:value="30" calcext:value-type="float">
            <text:p>30</text:p>
          </table:table-cell>
          <table:table-cell table:formula="of:=(1-[.C$10])^([.A7]-1)*[.C$10]" office:value-type="float" office:value="0.0328163728401136" calcext:value-type="float">
            <text:p>0.0328163728</text:p>
          </table:table-cell>
          <table:table-cell table:formula="of:=[.D7]/[.D$9]" office:value-type="float" office:value="0.0339685677793253" calcext:value-type="float">
            <text:p>0.0339685678</text:p>
          </table:table-cell>
          <table:table-cell table:formula="of:=[.B$8]*[.E7]" office:value-type="float" office:value="4.04225956573971" calcext:value-type="float">
            <text:p>4.0422595657</text:p>
          </table:table-cell>
          <table:table-cell table:formula="of:=([.B7]-[.F7])^2/[.F7]" office:value-type="float" office:value="0.948169593170671" calcext:value-type="float">
            <text:p>0.9481695932</text:p>
          </table:table-cell>
          <table:table-cell table:number-columns-repeated="10"/>
        </table:table-row>
        <table:table-row table:style-name="ro1">
          <table:table-cell/>
          <table:table-cell table:formula="of:=SUM([.B3:.B7])" office:value-type="float" office:value="119" calcext:value-type="float">
            <text:p>119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SUM([.C3:.C7])/[.B8]" office:value-type="float" office:value="2.03361344537815" calcext:value-type="float">
            <text:p>2.0336134454</text:p>
          </table:table-cell>
          <table:table-cell table:formula="of:=SUM([.D3:.D7])" office:value-type="float" office:value="0.966080555803916" calcext:value-type="float">
            <text:p>0.9660805558</text:p>
          </table:table-cell>
          <table:table-cell table:formula="of:=SUM([.E3:.E7])" office:value-type="float" office:value="1" calcext:value-type="float">
            <text:p>1</text:p>
          </table:table-cell>
          <table:table-cell office:value-type="string" calcext:value-type="string">
            <text:p>Chi-square:</text:p>
          </table:table-cell>
          <table:table-cell table:formula="of:=SUM([.G3:.G7])" office:value-type="float" office:value="4.75595010430441" calcext:value-type="float">
            <text:p>4.755950104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1/[.C9]" office:value-type="float" office:value="0.491735537190083" calcext:value-type="float">
            <text:p>0.4917355372</text:p>
          </table:table-cell>
          <table:table-cell table:number-columns-repeated="2"/>
          <table:table-cell office:value-type="string" calcext:value-type="string">
            <text:p>p-value:</text:p>
          </table:table-cell>
          <table:table-cell table:formula="of:=LEGACY.CHIDIST([.G9];4)" office:value-type="float" office:value="0.313267249906323" calcext:value-type="float">
            <text:p>0.3132672499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4" office:value-type="string" calcext:value-type="string">
            <text:p>Truncated Geometric through No. 6 Seed:</text:p>
          </table:table-cell>
          <table:table-cell table:style-name="ce4" table:number-columns-repeated="5"/>
          <table:table-cell table:style-name="ce8"/>
          <table:table-cell table:style-name="ce4"/>
          <table:table-cell table:style-name="ce14" office:value-type="string" calcext:value-type="string">
            <text:p>Remaining Seeds, GOF to Uniform</text:p>
          </table:table-cell>
          <table:table-cell table:style-name="ce4" table:number-columns-repeated="2"/>
          <table:table-cell table:style-name="ce8"/>
          <table:table-cell table:style-name="ce4"/>
          <table:table-cell table:style-name="ce14" office:value-type="string" calcext:value-type="string">
            <text:p>(Without 12)</text:p>
          </table:table-cell>
          <table:table-cell table:style-name="ce4" table:number-columns-repeated="2"/>
          <table:table-cell table:style-name="ce8"/>
        </table:table-row>
        <table:table-row table:style-name="ro1">
          <table:table-cell table:style-name="ce2"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Trunc. Pdf</text:p>
          </table:table-cell>
          <table:table-cell office:value-type="string" calcext:value-type="string">
            <text:p>Exp. Count</text:p>
          </table:table-cell>
          <table:table-cell table:style-name="ce9" office:value-type="string" calcext:value-type="string">
            <text:p>Chi Square</text:p>
          </table:table-cell>
          <table:table-cell/>
          <table:table-cell table:style-name="ce2"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. Count</text:p>
          </table:table-cell>
          <table:table-cell table:style-name="ce9" office:value-type="string" calcext:value-type="string">
            <text:p>Chi Square</text:p>
          </table:table-cell>
          <table:table-cell/>
          <table:table-cell table:style-name="ce2"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. Count</text:p>
          </table:table-cell>
          <table:table-cell table:style-name="ce9" office:value-type="string" calcext:value-type="string">
            <text:p>Chi Squar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A15]*[.B15]" office:value-type="float" office:value="56" calcext:value-type="float">
            <text:p>56</text:p>
          </table:table-cell>
          <table:table-cell table:formula="of:=(1-[.C$23])^([.A15]-1)*[.C$23]" office:value-type="float" office:value="0.469230769230769" calcext:value-type="float">
            <text:p>0.4692307692</text:p>
          </table:table-cell>
          <table:table-cell table:formula="of:=[.D15]/[.D$23]" office:value-type="float" office:value="0.479961791504116" calcext:value-type="float">
            <text:p>0.4799617915</text:p>
          </table:table-cell>
          <table:table-cell table:formula="of:=[.B$21]*[.E15]" office:value-type="float" office:value="58.5553385635021" calcext:value-type="float">
            <text:p>58.5553385635</text:p>
          </table:table-cell>
          <table:table-cell table:style-name="ce9" table:formula="of:=([.B15]-[.F15])^2/[.F15]" office:value-type="float" office:value="0.111514258721939" calcext:value-type="float">
            <text:p>0.1115142587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2*14/9" office:value-type="float" office:value="3.11111111111111" calcext:value-type="float">
            <text:p>3.1111111111</text:p>
          </table:table-cell>
          <table:table-cell table:style-name="ce9" table:formula="of:=([.J15]-[.K15])^2/[.K15]" office:value-type="float" office:value="0.00396825396825397" calcext:value-type="float">
            <text:p>0.003968254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AVERAGE([.O$15:.O$19])" office:value-type="float" office:value="2.8" calcext:value-type="float">
            <text:p>2.8</text:p>
          </table:table-cell>
          <table:table-cell table:style-name="ce9" table:formula="of:=([.O15]-[.P15])^2/[.P15]" office:value-type="float" office:value="0.0142857142857143" calcext:value-type="float">
            <text:p>0.014285714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A16]*[.B16]" office:value-type="float" office:value="56" calcext:value-type="float">
            <text:p>56</text:p>
          </table:table-cell>
          <table:table-cell table:formula="of:=(1-[.C$23])^([.A16]-1)*[.C$23]" office:value-type="float" office:value="0.24905325443787" calcext:value-type="float">
            <text:p>0.2490532544</text:p>
          </table:table-cell>
          <table:table-cell table:formula="of:=[.D16]/[.D$23]" office:value-type="float" office:value="0.254748950875261" calcext:value-type="float">
            <text:p>0.2547489509</text:p>
          </table:table-cell>
          <table:table-cell table:formula="of:=[.B$21]*[.E16]" office:value-type="float" office:value="31.0793720067819" calcext:value-type="float">
            <text:p>31.0793720068</text:p>
          </table:table-cell>
          <table:table-cell table:style-name="ce9" table:formula="of:=([.B16]-[.F16])^2/[.F16]" office:value-type="float" office:value="0.305106935689781" calcext:value-type="float">
            <text:p>0.3051069357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2*14/9" office:value-type="float" office:value="3.11111111111111" calcext:value-type="float">
            <text:p>3.1111111111</text:p>
          </table:table-cell>
          <table:table-cell table:style-name="ce9" table:formula="of:=([.J16]-[.K16])^2/[.K16]" office:value-type="float" office:value="1.1468253968254" calcext:value-type="float">
            <text:p>1.1468253968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AVERAGE([.O$15:.O$19])" office:value-type="float" office:value="2.8" calcext:value-type="float">
            <text:p>2.8</text:p>
          </table:table-cell>
          <table:table-cell table:style-name="ce9" table:formula="of:=([.O16]-[.P16])^2/[.P16]" office:value-type="float" office:value="1.72857142857143" calcext:value-type="float">
            <text:p>1.7285714286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A17]*[.B17]" office:value-type="float" office:value="48" calcext:value-type="float">
            <text:p>48</text:p>
          </table:table-cell>
          <table:table-cell table:formula="of:=(1-[.C$23])^([.A17]-1)*[.C$23]" office:value-type="float" office:value="0.132189804278562" calcext:value-type="float">
            <text:p>0.1321898043</text:p>
          </table:table-cell>
          <table:table-cell table:formula="of:=[.D17]/[.D$23]" office:value-type="float" office:value="0.135212904695331" calcext:value-type="float">
            <text:p>0.1352129047</text:p>
          </table:table-cell>
          <table:table-cell table:formula="of:=[.B$21]*[.E17]" office:value-type="float" office:value="16.4959743728304" calcext:value-type="float">
            <text:p>16.4959743728</text:p>
          </table:table-cell>
          <table:table-cell table:style-name="ce9" table:formula="of:=([.B17]-[.F17])^2/[.F17]" office:value-type="float" office:value="0.0149121581389982" calcext:value-type="float">
            <text:p>0.0149121581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14/9" office:value-type="float" office:value="1.55555555555556" calcext:value-type="float">
            <text:p>1.5555555556</text:p>
          </table:table-cell>
          <table:table-cell table:style-name="ce9" table:formula="of:=([.J17]-[.K17])^2/[.K17]" office:value-type="float" office:value="0.198412698412698" calcext:value-type="float">
            <text:p>0.1984126984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AVERAGE([.O$15:.O$19])" office:value-type="float" office:value="2.8" calcext:value-type="float">
            <text:p>2.8</text:p>
          </table:table-cell>
          <table:table-cell table:style-name="ce9" table:formula="of:=([.O17]-[.P17])^2/[.P17]" office:value-type="float" office:value="1.15714285714286" calcext:value-type="float">
            <text:p>1.157142857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A18]*[.B18]" office:value-type="float" office:value="52" calcext:value-type="float">
            <text:p>52</text:p>
          </table:table-cell>
          <table:table-cell table:formula="of:=(1-[.C$23])^([.A18]-1)*[.C$23]" office:value-type="float" office:value="0.0701622807324674" calcext:value-type="float">
            <text:p>0.0701622807</text:p>
          </table:table-cell>
          <table:table-cell table:formula="of:=[.D18]/[.D$23]" office:value-type="float" office:value="0.0717668494152142" calcext:value-type="float">
            <text:p>0.0717668494</text:p>
          </table:table-cell>
          <table:table-cell table:formula="of:=[.B$21]*[.E18]" office:value-type="float" office:value="8.75555562865613" calcext:value-type="float">
            <text:p>8.7555556287</text:p>
          </table:table-cell>
          <table:table-cell table:style-name="ce9" table:formula="of:=([.B18]-[.F18])^2/[.F18]" office:value-type="float" office:value="2.05758592435529" calcext:value-type="float">
            <text:p>2.057585924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14/9" office:value-type="float" office:value="1.55555555555556" calcext:value-type="float">
            <text:p>1.5555555556</text:p>
          </table:table-cell>
          <table:table-cell table:style-name="ce9" table:formula="of:=([.J18]-[.K18])^2/[.K18]" office:value-type="float" office:value="0.198412698412698" calcext:value-type="float">
            <text:p>0.198412698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AVERAGE([.O$15:.O$19])" office:value-type="float" office:value="2.8" calcext:value-type="float">
            <text:p>2.8</text:p>
          </table:table-cell>
          <table:table-cell table:style-name="ce9" table:formula="of:=([.O18]-[.P18])^2/[.P18]" office:value-type="float" office:value="1.15714285714286" calcext:value-type="float">
            <text:p>1.1571428571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19]*[.B19]" office:value-type="float" office:value="30" calcext:value-type="float">
            <text:p>30</text:p>
          </table:table-cell>
          <table:table-cell table:formula="of:=(1-[.C$23])^([.A19]-1)*[.C$23]" office:value-type="float" office:value="0.0372399797733865" calcext:value-type="float">
            <text:p>0.0372399798</text:p>
          </table:table-cell>
          <table:table-cell table:formula="of:=[.D19]/[.D$23]" office:value-type="float" office:value="0.0380916354588445" calcext:value-type="float">
            <text:p>0.0380916355</text:p>
          </table:table-cell>
          <table:table-cell table:formula="of:=[.B$21]*[.E19]" office:value-type="float" office:value="4.64717952597903" calcext:value-type="float">
            <text:p>4.647179526</text:p>
          </table:table-cell>
          <table:table-cell table:style-name="ce9" table:formula="of:=([.B19]-[.F19])^2/[.F19]" office:value-type="float" office:value="0.393813758366646" calcext:value-type="float">
            <text:p>0.3938137584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2*14/9" office:value-type="float" office:value="3.11111111111111" calcext:value-type="float">
            <text:p>3.1111111111</text:p>
          </table:table-cell>
          <table:table-cell table:style-name="ce9" table:formula="of:=([.J19]-[.K19])^2/[.K19]" office:value-type="float" office:value="0.253968253968254" calcext:value-type="float">
            <text:p>0.253968254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AVERAGE([.O$15:.O$19])" office:value-type="float" office:value="2.8" calcext:value-type="float">
            <text:p>2.8</text:p>
          </table:table-cell>
          <table:table-cell table:style-name="ce9" table:formula="of:=([.O19]-[.P19])^2/[.P19]" office:value-type="float" office:value="0.514285714285714" calcext:value-type="float">
            <text:p>0.514285714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20]*[.B20]" office:value-type="float" office:value="18" calcext:value-type="float">
            <text:p>18</text:p>
          </table:table-cell>
          <table:table-cell table:formula="of:=(1-[.C$23])^([.A20]-1)*[.C$23]" office:value-type="float" office:value="0.0197658354181821" calcext:value-type="float">
            <text:p>0.0197658354</text:p>
          </table:table-cell>
          <table:table-cell table:formula="of:=[.D20]/[.D$23]" office:value-type="float" office:value="0.0202178680512328" calcext:value-type="float">
            <text:p>0.0202178681</text:p>
          </table:table-cell>
          <table:table-cell table:formula="of:=[.B$21]*[.E20]" office:value-type="float" office:value="2.46657990225041" calcext:value-type="float">
            <text:p>2.4665799023</text:p>
          </table:table-cell>
          <table:table-cell table:style-name="ce9" table:formula="of:=([.B20]-[.F20])^2/[.F20]" office:value-type="float" office:value="0.115356895766314" calcext:value-type="float">
            <text:p>0.115356895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14/9" office:value-type="float" office:value="1.55555555555556" calcext:value-type="float">
            <text:p>1.5555555556</text:p>
          </table:table-cell>
          <table:table-cell table:style-name="ce9" table:formula="of:=([.J20]-[.K20])^2/[.K20]" office:value-type="float" office:value="1.55555555555556" calcext:value-type="float">
            <text:p>1.5555555556</text:p>
          </table:table-cell>
          <table:table-cell/>
          <table:table-cell table:style-name="ce2"/>
          <table:table-cell table:style-name="ce12" table:formula="of:=SUM([.O15:.O19])" office:value-type="float" office:value="14" calcext:value-type="float">
            <text:p>14</text:p>
          </table:table-cell>
          <table:table-cell/>
          <table:table-cell table:style-name="ce9"/>
        </table:table-row>
        <table:table-row table:style-name="ro1">
          <table:table-cell table:style-name="ce2"/>
          <table:table-cell table:formula="of:=SUM([.B15:.B20])" office:value-type="float" office:value="122" calcext:value-type="float">
            <text:p>122</text:p>
          </table:table-cell>
          <table:table-cell table:number-columns-repeated="4"/>
          <table:table-cell table:style-name="ce9"/>
          <table:table-cell/>
          <table:table-cell table:style-name="ce2"/>
          <table:table-cell table:style-name="ce12" table:formula="of:=SUM([.J15:.J20])" office:value-type="float" office:value="14" calcext:value-type="float">
            <text:p>14</text:p>
          </table:table-cell>
          <table:table-cell table:formula="of:=SUM([.K15:.K20])" office:value-type="float" office:value="14" calcext:value-type="float">
            <text:p>14</text:p>
          </table:table-cell>
          <table:table-cell table:style-name="ce9"/>
          <table:table-cell/>
          <table:table-cell table:style-name="ce2"/>
          <table:table-cell/>
          <table:table-cell office:value-type="string" calcext:value-type="string">
            <text:p>Chi-square:</text:p>
          </table:table-cell>
          <table:table-cell table:style-name="ce9" table:formula="of:=SUM([.Q15:.Q19])" office:value-type="float" office:value="4.57142857142857" calcext:value-type="float">
            <text:p>4.5714285714</text:p>
          </table:table-cell>
        </table:table-row>
        <table:table-row table:style-name="ro1">
          <table:table-cell table:style-name="ce2"/>
          <table:table-cell/>
          <table:table-cell table:formula="of:=SUM([.C15:.C20])/[.B21]" office:value-type="float" office:value="2.13114754098361" calcext:value-type="float">
            <text:p>2.131147541</text:p>
          </table:table-cell>
          <table:table-cell table:number-columns-repeated="2"/>
          <table:table-cell office:value-type="string" calcext:value-type="string">
            <text:p>Chi-square:</text:p>
          </table:table-cell>
          <table:table-cell table:style-name="ce9" table:formula="of:=SUM([.G15:.G20])" office:value-type="float" office:value="2.99828993103897" calcext:value-type="float">
            <text:p>2.998289931</text:p>
          </table:table-cell>
          <table:table-cell/>
          <table:table-cell table:style-name="ce2"/>
          <table:table-cell/>
          <table:table-cell office:value-type="string" calcext:value-type="string">
            <text:p>Chi-square:</text:p>
          </table:table-cell>
          <table:table-cell table:style-name="ce9" table:formula="of:=SUM([.L15:.L20])" office:value-type="float" office:value="3.35714285714286" calcext:value-type="float">
            <text:p>3.3571428571</text:p>
          </table:table-cell>
          <table:table-cell/>
          <table:table-cell table:style-name="ce2"/>
          <table:table-cell/>
          <table:table-cell office:value-type="string" calcext:value-type="string">
            <text:p>p-value:</text:p>
          </table:table-cell>
          <table:table-cell table:style-name="ce9" table:formula="of:=LEGACY.CHIDIST([.Q21];4)" office:value-type="float" office:value="0.334161717571031" calcext:value-type="float">
            <text:p>0.3341617176</text:p>
          </table:table-cell>
        </table:table-row>
        <table:table-row table:style-name="ro1">
          <table:table-cell table:style-name="ce3"/>
          <table:table-cell table:style-name="ce6"/>
          <table:table-cell table:style-name="ce6" table:formula="of:=1/[.C22]" office:value-type="float" office:value="0.469230769230769" calcext:value-type="float">
            <text:p>0.4692307692</text:p>
          </table:table-cell>
          <table:table-cell table:style-name="ce6" table:formula="of:=SUM([.D15:.D20])" office:value-type="float" office:value="0.977641923871237" calcext:value-type="float">
            <text:p>0.9776419239</text:p>
          </table:table-cell>
          <table:table-cell table:style-name="ce6" table:formula="of:=SUM([.E15:.E20])" office:value-type="float" office:value="1" calcext:value-type="float">
            <text:p>1</text:p>
          </table:table-cell>
          <table:table-cell table:style-name="ce6" office:value-type="string" calcext:value-type="string">
            <text:p>p-value:</text:p>
          </table:table-cell>
          <table:table-cell table:style-name="ce10" table:formula="of:=LEGACY.CHIDIST([.G22];5)" office:value-type="float" office:value="0.700249494853603" calcext:value-type="float">
            <text:p>0.7002494949</text:p>
          </table:table-cell>
          <table:table-cell table:style-name="ce6"/>
          <table:table-cell table:style-name="ce3"/>
          <table:table-cell table:style-name="ce6"/>
          <table:table-cell table:style-name="ce6" office:value-type="string" calcext:value-type="string">
            <text:p>p-value:</text:p>
          </table:table-cell>
          <table:table-cell table:style-name="ce10" table:formula="of:=LEGACY.CHIDIST([.L22];5)" office:value-type="float" office:value="0.645105139249125" calcext:value-type="float">
            <text:p>0.6451051392</text:p>
          </table:table-cell>
          <table:table-cell table:style-name="ce6"/>
          <table:table-cell table:style-name="ce3"/>
          <table:table-cell table:style-name="ce6" table:number-columns-repeated="2"/>
          <table:table-cell table:style-name="ce10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style-name="ce15" office:value-type="string" calcext:value-type="string">
            <text:p>Truncated Geometric through No. 7 Seed:</text:p>
          </table:table-cell>
          <table:table-cell table:style-name="ce16" table:number-columns-repeated="6"/>
          <table:table-cell/>
          <table:table-cell table:style-name="ce12" office:value-type="string" calcext:value-type="string">
            <text:p>Remaining Seeds, GOF to Uniform</text:p>
          </table:table-cell>
          <table:table-cell table:number-columns-repeated="4"/>
          <table:table-cell table:style-name="ce12" office:value-type="string" calcext:value-type="string">
            <text:p>(Without 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Trunc. Pdf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  <table:table-cell/>
          <table:table-cell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  <table:table-cell/>
          <table:table-cell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A32]*[.B32]" office:value-type="float" office:value="56" calcext:value-type="float">
            <text:p>56</text:p>
          </table:table-cell>
          <table:table-cell table:formula="of:=(1-[.C$41])^([.A32]-1)*[.C$41]" office:value-type="float" office:value="0.444839857651246" calcext:value-type="float">
            <text:p>0.4448398577</text:p>
          </table:table-cell>
          <table:table-cell table:formula="of:=[.D32]/[.D$41]" office:value-type="float" office:value="0.452189194089659" calcext:value-type="float">
            <text:p>0.4521891941</text:p>
          </table:table-cell>
          <table:table-cell table:formula="of:=[.B$39]*[.E32]" office:value-type="float" office:value="56.5236492612073" calcext:value-type="float">
            <text:p>56.5236492612</text:p>
          </table:table-cell>
          <table:table-cell table:formula="of:=([.B32]-[.F32])^2/[.F32]" office:value-type="float" office:value="0.00485121807149776" calcext:value-type="float">
            <text:p>0.00485121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J$37]/6" office:value-type="float" office:value="1.83333333333333" calcext:value-type="float">
            <text:p>1.8333333333</text:p>
          </table:table-cell>
          <table:table-cell table:formula="of:=([.J32]-[.K32])^2/[.K32]" office:value-type="float" office:value="5.46969696969697" calcext:value-type="float">
            <text:p>5.469696969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AVERAGE([.O$32:.O$35])" office:value-type="float" office:value="2.75" calcext:value-type="float">
            <text:p>2.75</text:p>
          </table:table-cell>
          <table:table-cell table:formula="of:=([.O32]-[.P32])^2/[.P32]" office:value-type="float" office:value="1.84090909090909" calcext:value-type="float">
            <text:p>1.84090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A33]*[.B33]" office:value-type="float" office:value="56" calcext:value-type="float">
            <text:p>56</text:p>
          </table:table-cell>
          <table:table-cell table:formula="of:=(1-[.C$41])^([.A33]-1)*[.C$41]" office:value-type="float" office:value="0.246957358696065" calcext:value-type="float">
            <text:p>0.2469573587</text:p>
          </table:table-cell>
          <table:table-cell table:formula="of:=[.D33]/[.D$41]" office:value-type="float" office:value="0.251037417359383" calcext:value-type="float">
            <text:p>0.2510374174</text:p>
          </table:table-cell>
          <table:table-cell table:formula="of:=[.B$39]*[.E33]" office:value-type="float" office:value="31.3796771699229" calcext:value-type="float">
            <text:p>31.3796771699</text:p>
          </table:table-cell>
          <table:table-cell table:formula="of:=([.B33]-[.F33])^2/[.F33]" office:value-type="float" office:value="0.364000487036439" calcext:value-type="float">
            <text:p>0.36400048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J$37]/6" office:value-type="float" office:value="1.83333333333333" calcext:value-type="float">
            <text:p>1.8333333333</text:p>
          </table:table-cell>
          <table:table-cell table:formula="of:=([.J33]-[.K33])^2/[.K33]" office:value-type="float" office:value="0.378787878787879" calcext:value-type="float">
            <text:p>0.37878787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AVERAGE([.O$32:.O$35])" office:value-type="float" office:value="2.75" calcext:value-type="float">
            <text:p>2.75</text:p>
          </table:table-cell>
          <table:table-cell table:formula="of:=([.O33]-[.P33])^2/[.P33]" office:value-type="float" office:value="1.11363636363636" calcext:value-type="float">
            <text:p>1.11363636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A34]*[.B34]" office:value-type="float" office:value="48" calcext:value-type="float">
            <text:p>48</text:p>
          </table:table-cell>
          <table:table-cell table:formula="of:=(1-[.C$41])^([.A34]-1)*[.C$41]" office:value-type="float" office:value="0.13710088240778" calcext:value-type="float">
            <text:p>0.1371008824</text:p>
          </table:table-cell>
          <table:table-cell table:formula="of:=[.D34]/[.D$41]" office:value-type="float" office:value="0.139365968356099" calcext:value-type="float">
            <text:p>0.1393659684</text:p>
          </table:table-cell>
          <table:table-cell table:formula="of:=[.B$39]*[.E34]" office:value-type="float" office:value="17.4207460445124" calcext:value-type="float">
            <text:p>17.4207460445</text:p>
          </table:table-cell>
          <table:table-cell table:formula="of:=([.B34]-[.F34])^2/[.F34]" office:value-type="float" office:value="0.115868707220686" calcext:value-type="float">
            <text:p>0.11586870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J$37]/6" office:value-type="float" office:value="1.83333333333333" calcext:value-type="float">
            <text:p>1.8333333333</text:p>
          </table:table-cell>
          <table:table-cell table:formula="of:=([.J34]-[.K34])^2/[.K34]" office:value-type="float" office:value="0.378787878787879" calcext:value-type="float">
            <text:p>0.378787878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AVERAGE([.O$32:.O$35])" office:value-type="float" office:value="2.75" calcext:value-type="float">
            <text:p>2.75</text:p>
          </table:table-cell>
          <table:table-cell table:formula="of:=([.O34]-[.P34])^2/[.P34]" office:value-type="float" office:value="1.11363636363636" calcext:value-type="float">
            <text:p>1.11363636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A35]*[.B35]" office:value-type="float" office:value="52" calcext:value-type="float">
            <text:p>52</text:p>
          </table:table-cell>
          <table:table-cell table:formula="of:=(1-[.C$41])^([.A35]-1)*[.C$41]" office:value-type="float" office:value="0.0761129453936429" calcext:value-type="float">
            <text:p>0.0761129454</text:p>
          </table:table-cell>
          <table:table-cell table:formula="of:=[.D35]/[.D$41]" office:value-type="float" office:value="0.0773704308311439" calcext:value-type="float">
            <text:p>0.0773704308</text:p>
          </table:table-cell>
          <table:table-cell table:formula="of:=[.B$39]*[.E35]" office:value-type="float" office:value="9.67130385389299" calcext:value-type="float">
            <text:p>9.6713038539</text:p>
          </table:table-cell>
          <table:table-cell table:formula="of:=([.B35]-[.F35])^2/[.F35]" office:value-type="float" office:value="1.14567985873462" calcext:value-type="float">
            <text:p>1.145679858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J$37]/6" office:value-type="float" office:value="1.83333333333333" calcext:value-type="float">
            <text:p>1.8333333333</text:p>
          </table:table-cell>
          <table:table-cell table:formula="of:=([.J35]-[.K35])^2/[.K35]" office:value-type="float" office:value="2.56060606060606" calcext:value-type="float">
            <text:p>2.560606060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AVERAGE([.O$32:.O$35])" office:value-type="float" office:value="2.75" calcext:value-type="float">
            <text:p>2.75</text:p>
          </table:table-cell>
          <table:table-cell table:formula="of:=([.O35]-[.P35])^2/[.P35]" office:value-type="float" office:value="0.568181818181818" calcext:value-type="float">
            <text:p>0.56818181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36]*[.B36]" office:value-type="float" office:value="30" calcext:value-type="float">
            <text:p>30</text:p>
          </table:table-cell>
          <table:table-cell table:formula="of:=(1-[.C$41])^([.A36]-1)*[.C$41]" office:value-type="float" office:value="0.0422548735993178" calcext:value-type="float">
            <text:p>0.0422548736</text:p>
          </table:table-cell>
          <table:table-cell table:formula="of:=[.D36]/[.D$41]" office:value-type="float" office:value="0.0429529793938023" calcext:value-type="float">
            <text:p>0.0429529794</text:p>
          </table:table-cell>
          <table:table-cell table:formula="of:=[.B$39]*[.E36]" office:value-type="float" office:value="5.36912242422529" calcext:value-type="float">
            <text:p>5.3691224242</text:p>
          </table:table-cell>
          <table:table-cell table:formula="of:=([.B36]-[.F36])^2/[.F36]" office:value-type="float" office:value="0.0741287838436288" calcext:value-type="float">
            <text:p>0.074128783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J$37]/6" office:value-type="float" office:value="1.83333333333333" calcext:value-type="float">
            <text:p>1.8333333333</text:p>
          </table:table-cell>
          <table:table-cell table:formula="of:=([.J36]-[.K36])^2/[.K36]" office:value-type="float" office:value="1.83333333333333" calcext:value-type="float">
            <text:p>1.8333333333</text:p>
          </table:table-cell>
          <table:table-cell table:number-columns-repeated="2"/>
          <table:table-cell table:style-name="ce12" table:formula="of:=SUM([.O32:.O35])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37]*[.B37]" office:value-type="float" office:value="18" calcext:value-type="float">
            <text:p>18</text:p>
          </table:table-cell>
          <table:table-cell table:formula="of:=(1-[.C$41])^([.A37]-1)*[.C$41]" office:value-type="float" office:value="0.0234582216423259" calcext:value-type="float">
            <text:p>0.0234582216</text:p>
          </table:table-cell>
          <table:table-cell table:formula="of:=[.D37]/[.D$41]" office:value-type="float" office:value="0.0238457821545664" calcext:value-type="float">
            <text:p>0.0238457822</text:p>
          </table:table-cell>
          <table:table-cell table:formula="of:=[.B$39]*[.E37]" office:value-type="float" office:value="2.9807227693208" calcext:value-type="float">
            <text:p>2.9807227693</text:p>
          </table:table-cell>
          <table:table-cell table:formula="of:=([.B37]-[.F37])^2/[.F37]" office:value-type="float" office:value="0.00012467164893156" calcext:value-type="float">
            <text:p>0.0001246716</text:p>
          </table:table-cell>
          <table:table-cell table:number-columns-repeated="2"/>
          <table:table-cell table:style-name="ce12" table:formula="of:=SUM([.J32:.J36])"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Chi-square:</text:p>
          </table:table-cell>
          <table:table-cell table:formula="of:=SUM([.Q32:.Q35])" office:value-type="float" office:value="4.63636363636364" calcext:value-type="float">
            <text:p>4.63636363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38]*[.B38]" office:value-type="float" office:value="21" calcext:value-type="float">
            <text:p>21</text:p>
          </table:table-cell>
          <table:table-cell table:formula="of:=(1-[.C$41])^([.A38]-1)*[.C$41]" office:value-type="float" office:value="0.0130230696662023" calcext:value-type="float">
            <text:p>0.0130230697</text:p>
          </table:table-cell>
          <table:table-cell table:formula="of:=[.D38]/[.D$41]" office:value-type="float" office:value="0.0132382278153465" calcext:value-type="float">
            <text:p>0.0132382278</text:p>
          </table:table-cell>
          <table:table-cell table:formula="of:=[.B$39]*[.E38]" office:value-type="float" office:value="1.65477847691831" calcext:value-type="float">
            <text:p>1.6547784769</text:p>
          </table:table-cell>
          <table:table-cell table:formula="of:=([.B38]-[.F38])^2/[.F38]" office:value-type="float" office:value="1.09357292918885" calcext:value-type="float">
            <text:p>1.0935729292</text:p>
          </table:table-cell>
          <table:table-cell table:number-columns-repeated="3"/>
          <table:table-cell office:value-type="string" calcext:value-type="string">
            <text:p>Chi-square:</text:p>
          </table:table-cell>
          <table:table-cell table:formula="of:=SUM([.L32:.L36])" office:value-type="float" office:value="10.6212121212121" calcext:value-type="float">
            <text:p>10.6212121212</text:p>
          </table:table-cell>
          <table:table-cell table:number-columns-repeated="3"/>
          <table:table-cell office:value-type="string" calcext:value-type="string">
            <text:p>p-value:</text:p>
          </table:table-cell>
          <table:table-cell table:style-name="ce17" table:formula="of:=LEGACY.CHIDIST([.Q37];3)" office:value-type="float" office:value="0.200444729731837" calcext:value-type="float">
            <text:p>0.2004447297</text:p>
          </table:table-cell>
        </table:table-row>
        <table:table-row table:style-name="ro1">
          <table:table-cell/>
          <table:table-cell table:formula="of:=SUM([.B32:.B38])" office:value-type="float" office:value="125" calcext:value-type="float">
            <text:p>125</text:p>
          </table:table-cell>
          <table:table-cell table:number-columns-repeated="8"/>
          <table:table-cell office:value-type="string" calcext:value-type="string">
            <text:p>p-value:</text:p>
          </table:table-cell>
          <table:table-cell table:style-name="ce5" table:formula="of:=LEGACY.CHIDIST([.L38];4)" office:value-type="float" office:value="0.0311676574810345" calcext:value-type="float">
            <text:p>0.031167657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C32:.C38])/[.B39]" office:value-type="float" office:value="2.248" calcext:value-type="float">
            <text:p>2.248</text:p>
          </table:table-cell>
          <table:table-cell table:number-columns-repeated="2"/>
          <table:table-cell office:value-type="string" calcext:value-type="string">
            <text:p>Chi-square:</text:p>
          </table:table-cell>
          <table:table-cell table:formula="of:=SUM([.G32:.G38])" office:value-type="float" office:value="2.79822665574465" calcext:value-type="float">
            <text:p>2.7982266557</text:p>
          </table:table-cell>
          <table:table-cell table:number-columns-repeated="10"/>
        </table:table-row>
        <table:table-row table:style-name="ro1">
          <table:table-cell/>
          <table:table-cell table:formula="of:=125/136" office:value-type="float" office:value="0.919117647058823" calcext:value-type="float">
            <text:p>0.9191176471</text:p>
          </table:table-cell>
          <table:table-cell table:formula="of:=1/[.C40]" office:value-type="float" office:value="0.444839857651246" calcext:value-type="float">
            <text:p>0.4448398577</text:p>
          </table:table-cell>
          <table:table-cell table:formula="of:=SUM([.D32:.D38])" office:value-type="float" office:value="0.98374720905658" calcext:value-type="float">
            <text:p>0.9837472091</text:p>
          </table:table-cell>
          <table:table-cell table:formula="of:=SUM([.E32:.E38])" office:value-type="float" office:value="1" calcext:value-type="float">
            <text:p>1</text:p>
          </table:table-cell>
          <table:table-cell office:value-type="string" calcext:value-type="string">
            <text:p>p-value:</text:p>
          </table:table-cell>
          <table:table-cell table:style-name="ce7" table:formula="of:=LEGACY.CHIDIST([.G40];6)" office:value-type="float" office:value="0.833711975027735" calcext:value-type="float">
            <text:p>0.833711975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style-name="ce13"/>
          <table:table-cell table:number-columns-repeated="16"/>
        </table:table-row>
        <table:table-row table:style-name="ro1">
          <table:table-cell table:style-name="ce12" office:value-type="string" calcext:value-type="string">
            <text:p>Truncated Geometric through No. 8 Seed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Trunc. Pdf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A46]*[.B46]" office:value-type="float" office:value="56" calcext:value-type="float">
            <text:p>56</text:p>
          </table:table-cell>
          <table:table-cell table:formula="of:=(1-[.C$56])^([.A46]-1)*[.C$56]" office:value-type="float" office:value="0.404984423676012" calcext:value-type="float">
            <text:p>0.4049844237</text:p>
          </table:table-cell>
          <table:table-cell table:formula="of:=[.D46]/[.D$56]" office:value-type="float" office:value="0.41144903966074" calcext:value-type="float">
            <text:p>0.4114490397</text:p>
          </table:table-cell>
          <table:table-cell table:formula="of:=[.B$54]*[.E46]" office:value-type="float" office:value="53.4883751558962" calcext:value-type="float">
            <text:p>53.4883751559</text:p>
          </table:table-cell>
          <table:table-cell table:formula="of:=([.B46]-[.F46])^2/[.F46]" office:value-type="float" office:value="0.117937016017658" calcext:value-type="float">
            <text:p>0.117937016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A47]*[.B47]" office:value-type="float" office:value="56" calcext:value-type="float">
            <text:p>56</text:p>
          </table:table-cell>
          <table:table-cell table:formula="of:=(1-[.C$56])^([.A47]-1)*[.C$56]" office:value-type="float" office:value="0.24097204025582" calcext:value-type="float">
            <text:p>0.2409720403</text:p>
          </table:table-cell>
          <table:table-cell table:formula="of:=[.D47]/[.D$56]" office:value-type="float" office:value="0.244818587461686" calcext:value-type="float">
            <text:p>0.2448185875</text:p>
          </table:table-cell>
          <table:table-cell table:formula="of:=[.B$54]*[.E47]" office:value-type="float" office:value="31.8264163700192" calcext:value-type="float">
            <text:p>31.82641637</text:p>
          </table:table-cell>
          <table:table-cell table:formula="of:=([.B47]-[.F47])^2/[.F47]" office:value-type="float" office:value="0.460041182976024" calcext:value-type="float">
            <text:p>0.46004118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A48]*[.B48]" office:value-type="float" office:value="48" calcext:value-type="float">
            <text:p>48</text:p>
          </table:table-cell>
          <table:table-cell table:formula="of:=(1-[.C$56])^([.A48]-1)*[.C$56]" office:value-type="float" office:value="0.143382117410784" calcext:value-type="float">
            <text:p>0.1433821174</text:p>
          </table:table-cell>
          <table:table-cell table:formula="of:=[.D48]/[.D$56]" office:value-type="float" office:value="0.14567087291334" calcext:value-type="float">
            <text:p>0.1456708729</text:p>
          </table:table-cell>
          <table:table-cell table:formula="of:=[.B$54]*[.E48]" office:value-type="float" office:value="18.9372134787342" calcext:value-type="float">
            <text:p>18.9372134787</text:p>
          </table:table-cell>
          <table:table-cell table:formula="of:=([.B48]-[.F48])^2/[.F48]" office:value-type="float" office:value="0.45556982442775" calcext:value-type="float">
            <text:p>0.455569824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A49]*[.B49]" office:value-type="float" office:value="52" calcext:value-type="float">
            <text:p>52</text:p>
          </table:table-cell>
          <table:table-cell table:formula="of:=(1-[.C$56])^([.A49]-1)*[.C$56]" office:value-type="float" office:value="0.0853145932257314" calcext:value-type="float">
            <text:p>0.0853145932</text:p>
          </table:table-cell>
          <table:table-cell table:formula="of:=[.D49]/[.D$56]" office:value-type="float" office:value="0.0866764384001493" calcext:value-type="float">
            <text:p>0.0866764384</text:p>
          </table:table-cell>
          <table:table-cell table:formula="of:=[.B$54]*[.E49]" office:value-type="float" office:value="11.2679369920194" calcext:value-type="float">
            <text:p>11.267936992</text:p>
          </table:table-cell>
          <table:table-cell table:formula="of:=([.B49]-[.F49])^2/[.F49]" office:value-type="float" office:value="0.266245921124656" calcext:value-type="float">
            <text:p>0.266245921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50]*[.B50]" office:value-type="float" office:value="30" calcext:value-type="float">
            <text:p>30</text:p>
          </table:table-cell>
          <table:table-cell table:formula="of:=(1-[.C$56])^([.A50]-1)*[.C$56]" office:value-type="float" office:value="0.0507635118570551" calcext:value-type="float">
            <text:p>0.0507635119</text:p>
          </table:table-cell>
          <table:table-cell table:formula="of:=[.D50]/[.D$56]" office:value-type="float" office:value="0.0515738309483754" calcext:value-type="float">
            <text:p>0.0515738309</text:p>
          </table:table-cell>
          <table:table-cell table:formula="of:=[.B$54]*[.E50]" office:value-type="float" office:value="6.7045980232888" calcext:value-type="float">
            <text:p>6.7045980233</text:p>
          </table:table-cell>
          <table:table-cell table:formula="of:=([.B50]-[.F50])^2/[.F50]" office:value-type="float" office:value="0.0740474481390253" calcext:value-type="float">
            <text:p>0.0740474481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51]*[.B51]" office:value-type="float" office:value="18" calcext:value-type="float">
            <text:p>18</text:p>
          </table:table-cell>
          <table:table-cell table:formula="of:=(1-[.C$56])^([.A51]-1)*[.C$56]" office:value-type="float" office:value="0.0302050802638552" calcext:value-type="float">
            <text:p>0.0302050803</text:p>
          </table:table-cell>
          <table:table-cell table:formula="of:=[.D51]/[.D$56]" office:value-type="float" office:value="0.0306872327449835" calcext:value-type="float">
            <text:p>0.0306872327</text:p>
          </table:table-cell>
          <table:table-cell table:formula="of:=[.B$54]*[.E51]" office:value-type="float" office:value="3.98934025684785" calcext:value-type="float">
            <text:p>3.9893402568</text:p>
          </table:table-cell>
          <table:table-cell table:formula="of:=([.B51]-[.F51])^2/[.F51]" office:value-type="float" office:value="0.245352384304558" calcext:value-type="float">
            <text:p>0.2453523843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52]*[.B52]" office:value-type="float" office:value="21" calcext:value-type="float">
            <text:p>21</text:p>
          </table:table-cell>
          <table:table-cell table:formula="of:=(1-[.C$56])^([.A52]-1)*[.C$56]" office:value-type="float" office:value="0.0179724932411101" calcext:value-type="float">
            <text:p>0.0179724932</text:p>
          </table:table-cell>
          <table:table-cell table:formula="of:=[.D52]/[.D$56]" office:value-type="float" office:value="0.0182593814775447" calcext:value-type="float">
            <text:p>0.0182593815</text:p>
          </table:table-cell>
          <table:table-cell table:formula="of:=[.B$54]*[.E52]" office:value-type="float" office:value="2.37371959208081" calcext:value-type="float">
            <text:p>2.3737195921</text:p>
          </table:table-cell>
          <table:table-cell table:formula="of:=([.B52]-[.F52])^2/[.F52]" office:value-type="float" office:value="0.16523735602637" calcext:value-type="float">
            <text:p>0.165237356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A53]*[.B53]" office:value-type="float" office:value="40" calcext:value-type="float">
            <text:p>40</text:p>
          </table:table-cell>
          <table:table-cell table:formula="of:=(1-[.C$56])^([.A53]-1)*[.C$56]" office:value-type="float" office:value="0.0106939134238381" calcext:value-type="float">
            <text:p>0.0106939134</text:p>
          </table:table-cell>
          <table:table-cell table:formula="of:=[.D53]/[.D$56]" office:value-type="float" office:value="0.0108646163931808" calcext:value-type="float">
            <text:p>0.0108646164</text:p>
          </table:table-cell>
          <table:table-cell table:formula="of:=[.B$54]*[.E53]" office:value-type="float" office:value="1.4124001311135" calcext:value-type="float">
            <text:p>1.4124001311</text:p>
          </table:table-cell>
          <table:table-cell table:formula="of:=([.B53]-[.F53])^2/[.F53]" office:value-type="float" office:value="9.1127666556412" calcext:value-type="float">
            <text:p>9.1127666556</text:p>
          </table:table-cell>
          <table:table-cell table:number-columns-repeated="10"/>
        </table:table-row>
        <table:table-row table:style-name="ro1">
          <table:table-cell/>
          <table:table-cell table:formula="of:=SUM([.B46:.B53])" office:value-type="float" office:value="130" calcext:value-type="float">
            <text:p>13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SUM([.C46:.C53])/[.B54]" office:value-type="float" office:value="2.46923076923077" calcext:value-type="float">
            <text:p>2.4692307692</text:p>
          </table:table-cell>
          <table:table-cell table:number-columns-repeated="2"/>
          <table:table-cell office:value-type="string" calcext:value-type="string">
            <text:p>Chi-square:</text:p>
          </table:table-cell>
          <table:table-cell table:formula="of:=SUM([.G46:.G53])" office:value-type="float" office:value="10.8971977886572" calcext:value-type="float">
            <text:p>10.897197788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1/[.C55]" office:value-type="float" office:value="0.404984423676012" calcext:value-type="float">
            <text:p>0.4049844237</text:p>
          </table:table-cell>
          <table:table-cell table:formula="of:=SUM([.D46:.D53])" office:value-type="float" office:value="0.984288173354207" calcext:value-type="float">
            <text:p>0.9842881734</text:p>
          </table:table-cell>
          <table:table-cell table:formula="of:=SUM([.E46:.E52])" office:value-type="float" office:value="0.989135383606819" calcext:value-type="float">
            <text:p>0.9891353836</text:p>
          </table:table-cell>
          <table:table-cell office:value-type="string" calcext:value-type="string">
            <text:p>p-value:</text:p>
          </table:table-cell>
          <table:table-cell table:formula="of:=LEGACY.CHIDIST([.G55];7)" office:value-type="float" office:value="0.14316648948147" calcext:value-type="float">
            <text:p>0.1431664895</text:p>
          </table:table-cell>
          <table:table-cell table:number-columns-repeated="10"/>
        </table:table-row>
      </table:table>
      <table:table table:name="Model1_YearByYear" table:style-name="ta1">
        <table:table-column table:style-name="co3" table:default-cell-style-name="ce2"/>
        <table:table-column table:style-name="co3" table:number-columns-repeated="5" table:default-cell-style-name="Default"/>
        <table:table-column table:style-name="co3" table:default-cell-style-name="ce9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"/>
        <table:table-row table:style-name="ro1">
          <table:table-cell table:style-name="Default" office:value-type="string" calcext:value-type="string">
            <text:p>Model1: Truncated Geometric Fit through 12, extra probability added for 11 as needed</text:p>
          </table:table-cell>
          <table:table-cell table:number-columns-repeated="5"/>
          <table:table-cell table:style-name="Default"/>
          <table:table-cell/>
          <table:table-cell table:style-name="ce7" office:value-type="string" calcext:value-type="string">
            <text:p>Tunable parameter</text:p>
          </table:table-cell>
          <table:table-cell table:style-name="ce7"/>
          <table:table-cell/>
          <table:table-cell table:style-name="Default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12" office:value-type="float" office:value="2019" calcext:value-type="float">
            <text:p>2019</text:p>
          </table:table-cell>
          <table:table-cell office:value-type="string" calcext:value-type="string">
            <text:p>(For predicting 2019; uses data through 2018 tournament)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1" office:value-type="string" calcext:value-type="string">
            <text:p>Seed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pdf</text:p>
          </table:table-cell>
          <table:table-cell table:style-name="ce4" office:value-type="string" calcext:value-type="string">
            <text:p>Trunc. Pdf</text:p>
          </table:table-cell>
          <table:table-cell table:style-name="ce4" office:value-type="string" calcext:value-type="string">
            <text:p>Exp. Count</text:p>
          </table:table-cell>
          <table:table-cell table:style-name="ce8" office:value-type="string" calcext:value-type="string">
            <text:p>Chi Square</text:p>
          </table:table-cell>
          <table:table-cell table:style-name="ce4"/>
          <table:table-cell table:style-name="ce11" office:value-type="string" calcext:value-type="string">
            <text:p>Pr[choose 11]</text:p>
          </table:table-cell>
          <table:table-cell table:style-name="ce11" office:value-type="string" calcext:value-type="string">
            <text:p>Pr[use trunc geom]</text:p>
          </table:table-cell>
          <table:table-cell table:style-name="ce11" office:value-type="string" calcext:value-type="string">
            <text:p>Total Pr[11]</text:p>
          </table:table-cell>
          <table:table-cell table:style-name="ce11" office:value-type="string" calcext:value-type="string">
            <text:p>E[#11 in 136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A5]*[.B5]" office:value-type="float" office:value="56" calcext:value-type="float">
            <text:p>56</text:p>
          </table:table-cell>
          <table:table-cell table:formula="of:=(1-[.C$23])^([.A5]-1)*[.C$23]" office:value-type="float" office:value="0.378917378917379" calcext:value-type="float">
            <text:p>0.3789173789</text:p>
          </table:table-cell>
          <table:table-cell table:formula="of:=[.D5]/[.D$23]" office:value-type="float" office:value="0.380169857203465" calcext:value-type="float">
            <text:p>0.3801698572</text:p>
          </table:table-cell>
          <table:table-cell table:formula="of:=[.B$21]*[.E5]" office:value-type="float" office:value="50.5625910080608" calcext:value-type="float">
            <text:p>50.5625910081</text:p>
          </table:table-cell>
          <table:table-cell table:formula="of:=([.B5]-[.F5])^2/[.F5]" office:value-type="float" office:value="0.584729064634117" calcext:value-type="float">
            <text:p>0.5847290646</text:p>
          </table:table-cell>
          <table:table-cell/>
          <table:table-cell table:style-name="ce18" office:value-type="float" office:value="0.026" calcext:value-type="float">
            <text:p>0.026</text:p>
          </table:table-cell>
          <table:table-cell table:style-name="ce11" table:formula="of:=1-[.I5]" office:value-type="float" office:value="0.974" calcext:value-type="float">
            <text:p>0.974</text:p>
          </table:table-cell>
          <table:table-cell table:style-name="ce11" table:formula="of:=[.I5] + [.J5] * [.E15]" office:value-type="float" office:value="0.0291624990807521" calcext:value-type="float">
            <text:p>0.0291624991</text:p>
          </table:table-cell>
          <table:table-cell table:style-name="ce11" table:formula="of:=[.K5] * 4 * ([.A3] - 1985)" office:value-type="float" office:value="3.96609987498228" calcext:value-type="float">
            <text:p>3.9660998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A6]*[.B6]" office:value-type="float" office:value="56" calcext:value-type="float">
            <text:p>56</text:p>
          </table:table-cell>
          <table:table-cell table:formula="of:=(1-[.C$23])^([.A6]-1)*[.C$23]" office:value-type="float" office:value="0.235338998871762" calcext:value-type="float">
            <text:p>0.2353389989</text:p>
          </table:table-cell>
          <table:table-cell table:formula="of:=[.D6]/[.D$23]" office:value-type="float" office:value="0.236116891368534" calcext:value-type="float">
            <text:p>0.2361168914</text:p>
          </table:table-cell>
          <table:table-cell table:formula="of:=[.B$21]*[.E6]" office:value-type="float" office:value="31.403546552015" calcext:value-type="float">
            <text:p>31.403546552</text:p>
          </table:table-cell>
          <table:table-cell table:formula="of:=([.B6]-[.F6])^2/[.F6]" office:value-type="float" office:value="0.368879645887954" calcext:value-type="float">
            <text:p>0.3688796459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A7]*[.B7]" office:value-type="float" office:value="48" calcext:value-type="float">
            <text:p>48</text:p>
          </table:table-cell>
          <table:table-cell table:formula="of:=(1-[.C$23])^([.A7]-1)*[.C$23]" office:value-type="float" office:value="0.146164962262234" calcext:value-type="float">
            <text:p>0.1461649623</text:p>
          </table:table-cell>
          <table:table-cell table:formula="of:=[.D7]/[.D$23]" office:value-type="float" office:value="0.146648097773049" calcext:value-type="float">
            <text:p>0.1466480978</text:p>
          </table:table-cell>
          <table:table-cell table:formula="of:=[.B$21]*[.E7]" office:value-type="float" office:value="19.5041970038156" calcext:value-type="float">
            <text:p>19.5041970038</text:p>
          </table:table-cell>
          <table:table-cell table:formula="of:=([.B7]-[.F7])^2/[.F7]" office:value-type="float" office:value="0.629577143788482" calcext:value-type="float">
            <text:p>0.629577143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A8]*[.B8]" office:value-type="float" office:value="52" calcext:value-type="float">
            <text:p>52</text:p>
          </table:table-cell>
          <table:table-cell table:formula="of:=(1-[.C$23])^([.A8]-1)*[.C$23]" office:value-type="float" office:value="0.0907805178722708" calcext:value-type="float">
            <text:p>0.0907805179</text:p>
          </table:table-cell>
          <table:table-cell table:formula="of:=[.D8]/[.D$23]" office:value-type="float" office:value="0.091080584941666" calcext:value-type="float">
            <text:p>0.0910805849</text:p>
          </table:table-cell>
          <table:table-cell table:formula="of:=[.B$21]*[.E8]" office:value-type="float" office:value="12.1137177972416" calcext:value-type="float">
            <text:p>12.1137177972</text:p>
          </table:table-cell>
          <table:table-cell table:formula="of:=([.B8]-[.F8])^2/[.F8]" office:value-type="float" office:value="0.0648435233570634" calcext:value-type="float">
            <text:p>0.064843523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9]*[.B9]" office:value-type="float" office:value="30" calcext:value-type="float">
            <text:p>30</text:p>
          </table:table-cell>
          <table:table-cell table:formula="of:=(1-[.C$23])^([.A9]-1)*[.C$23]" office:value-type="float" office:value="0.0563822019833477" calcext:value-type="float">
            <text:p>0.056382202</text:p>
          </table:table-cell>
          <table:table-cell table:formula="of:=[.D9]/[.D$23]" office:value-type="float" office:value="0.0565685684253082" calcext:value-type="float">
            <text:p>0.0565685684</text:p>
          </table:table-cell>
          <table:table-cell table:formula="of:=[.B$21]*[.E9]" office:value-type="float" office:value="7.523619600566" calcext:value-type="float">
            <text:p>7.5236196006</text:p>
          </table:table-cell>
          <table:table-cell table:formula="of:=([.B9]-[.F9])^2/[.F9]" office:value-type="float" office:value="0.308550512981046" calcext:value-type="float">
            <text:p>0.30855051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10]*[.B10]" office:value-type="float" office:value="18" calcext:value-type="float">
            <text:p>18</text:p>
          </table:table-cell>
          <table:table-cell table:formula="of:=(1-[.C$23])^([.A10]-1)*[.C$23]" office:value-type="float" office:value="0.0350180057902273" calcext:value-type="float">
            <text:p>0.0350180058</text:p>
          </table:table-cell>
          <table:table-cell table:formula="of:=[.D10]/[.D$23]" office:value-type="float" office:value="0.035133754748482" calcext:value-type="float">
            <text:p>0.0351337547</text:p>
          </table:table-cell>
          <table:table-cell table:formula="of:=[.B$21]*[.E10]" office:value-type="float" office:value="4.67278938154811" calcext:value-type="float">
            <text:p>4.6727893815</text:p>
          </table:table-cell>
          <table:table-cell table:formula="of:=([.B10]-[.F10])^2/[.F10]" office:value-type="float" office:value="0.598833819917014" calcext:value-type="float">
            <text:p>0.598833819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11]*[.B11]" office:value-type="float" office:value="21" calcext:value-type="float">
            <text:p>21</text:p>
          </table:table-cell>
          <table:table-cell table:formula="of:=(1-[.C$23])^([.A11]-1)*[.C$23]" office:value-type="float" office:value="0.0217490748212808" calcext:value-type="float">
            <text:p>0.0217490748</text:p>
          </table:table-cell>
          <table:table-cell table:formula="of:=[.D11]/[.D$23]" office:value-type="float" office:value="0.0218209644876612" calcext:value-type="float">
            <text:p>0.0218209645</text:p>
          </table:table-cell>
          <table:table-cell table:formula="of:=[.B$21]*[.E11]" office:value-type="float" office:value="2.90218827685894" calcext:value-type="float">
            <text:p>2.9021882769</text:p>
          </table:table-cell>
          <table:table-cell table:formula="of:=([.B11]-[.F11])^2/[.F11]" office:value-type="float" office:value="0.00329652395749382" calcext:value-type="float">
            <text:p>0.00329652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A12]*[.B12]" office:value-type="float" office:value="40" calcext:value-type="float">
            <text:p>40</text:p>
          </table:table-cell>
          <table:table-cell table:formula="of:=(1-[.C$23])^([.A12]-1)*[.C$23]" office:value-type="float" office:value="0.0135079723961231" calcext:value-type="float">
            <text:p>0.0135079724</text:p>
          </table:table-cell>
          <table:table-cell table:formula="of:=[.D12]/[.D$23]" office:value-type="float" office:value="0.0135526218185474" calcext:value-type="float">
            <text:p>0.0135526218</text:p>
          </table:table-cell>
          <table:table-cell table:formula="of:=[.B$21]*[.E12]" office:value-type="float" office:value="1.80249870186681" calcext:value-type="float">
            <text:p>1.8024987019</text:p>
          </table:table-cell>
          <table:table-cell table:formula="of:=([.B12]-[.F12])^2/[.F12]" office:value-type="float" office:value="5.67213421067914" calcext:value-type="float">
            <text:p>5.672134210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A13]*[.B13]" office:value-type="float" office:value="9" calcext:value-type="float">
            <text:p>9</text:p>
          </table:table-cell>
          <table:table-cell table:formula="of:=(1-[.C$23])^([.A13]-1)*[.C$23]" office:value-type="float" office:value="0.00838956690129584" calcext:value-type="float">
            <text:p>0.0083895669</text:p>
          </table:table-cell>
          <table:table-cell table:formula="of:=[.D13]/[.D$23]" office:value-type="float" office:value="0.00841729788160495" calcext:value-type="float">
            <text:p>0.0084172979</text:p>
          </table:table-cell>
          <table:table-cell table:formula="of:=[.B$21]*[.E13]" office:value-type="float" office:value="1.11950061825346" calcext:value-type="float">
            <text:p>1.1195006183</text:p>
          </table:table-cell>
          <table:table-cell table:formula="of:=([.B13]-[.F13])^2/[.F13]" office:value-type="float" office:value="0.0127560427659591" calcext:value-type="float">
            <text:p>0.012756042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A14]*[.B14]" office:value-type="float" office:value="10" calcext:value-type="float">
            <text:p>10</text:p>
          </table:table-cell>
          <table:table-cell table:formula="of:=(1-[.C$23])^([.A14]-1)*[.C$23]" office:value-type="float" office:value="0.00521061420080482" calcext:value-type="float">
            <text:p>0.0052106142</text:p>
          </table:table-cell>
          <table:table-cell table:formula="of:=[.D14]/[.D$23]" office:value-type="float" office:value="0.00522783743074039" calcext:value-type="float">
            <text:p>0.0052278374</text:p>
          </table:table-cell>
          <table:table-cell table:formula="of:=[.B$21]*[.E14]" office:value-type="float" office:value="0.695302378288472" calcext:value-type="float">
            <text:p>0.6953023783</text:p>
          </table:table-cell>
          <table:table-cell table:formula="of:=([.B14]-[.F14])^2/[.F14]" office:value-type="float" office:value="0.133525561792545" calcext:value-type="float">
            <text:p>0.133525561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1" calcext:value-type="float">
            <office:annotation draw:style-name="gr1" draw:text-style-name="P2" svg:width="82.18pt" svg:height="26.62pt" svg:x="144.99pt" svg:y="136.66pt" draw:caption-point-x="-17.29pt" draw:caption-point-y="42.8pt">
              <dc:date>2018-04-04T00:00:00</dc:date>
              <text:p text:style-name="P1"><text:span text:style-name="T1">Actual count is 4</text:span></text:p>
            </office:annotation>
            <text:p>1</text:p>
          </table:table-cell>
          <table:table-cell table:formula="of:=[.A15]*[.B15]" office:value-type="float" office:value="11" calcext:value-type="float">
            <text:p>11</text:p>
          </table:table-cell>
          <table:table-cell table:formula="of:=(1-[.C$23])^([.A15]-1)*[.C$23]" office:value-type="float" office:value="0.00323622192528618" calcext:value-type="float">
            <text:p>0.0032362219</text:p>
          </table:table-cell>
          <table:table-cell table:formula="of:=[.D15]/[.D$23]" office:value-type="float" office:value="0.00324691897407808" calcext:value-type="float">
            <text:p>0.003246919</text:p>
          </table:table-cell>
          <table:table-cell table:formula="of:=[.B$21]*[.E15]" office:value-type="float" office:value="0.431840223552385" calcext:value-type="float">
            <text:p>0.4318402236</text:p>
          </table:table-cell>
          <table:table-cell table:formula="of:=([.B15]-[.F15])^2/[.F15]" office:value-type="float" office:value="0.747511496074997" calcext:value-type="float">
            <text:p>0.747511496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16]*[.B16]" office:value-type="float" office:value="0" calcext:value-type="float">
            <text:p>0</text:p>
          </table:table-cell>
          <table:table-cell table:formula="of:=(1-[.C$23])^([.A16]-1)*[.C$23]" office:value-type="float" office:value="0.00200996119576179" calcext:value-type="float">
            <text:p>0.0020099612</text:p>
          </table:table-cell>
          <table:table-cell table:formula="of:=[.D16]/[.D$23]" office:value-type="float" office:value="0.00201660494686331" calcext:value-type="float">
            <text:p>0.0020166049</text:p>
          </table:table-cell>
          <table:table-cell table:formula="of:=[.B$21]*[.E16]" office:value-type="float" office:value="0.26820845793282" calcext:value-type="float">
            <text:p>0.2682084579</text:p>
          </table:table-cell>
          <table:table-cell table:formula="of:=([.B16]-[.F16])^2/[.F16]" office:value-type="float" office:value="0.26820845793282" calcext:value-type="float">
            <text:p>0.268208457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17]*[.B17]" office:value-type="float" office:value="0" calcext:value-type="float">
            <text:p>0</text:p>
          </table:table-cell>
          <table:table-cell table:formula="of:=(1-[.C$23])^([.A17]-1)*[.C$23]" office:value-type="float" office:value="0.00124835196773809" calcext:value-type="float">
            <text:p>0.00124835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A18]*[.B18]" office:value-type="float" office:value="0" calcext:value-type="float">
            <text:p>0</text:p>
          </table:table-cell>
          <table:table-cell table:formula="of:=(1-[.C$23])^([.A18]-1)*[.C$23]" office:value-type="float" office:value="0.000775329712156421" calcext:value-type="float">
            <text:p>0.000775329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A19]*[.B19]" office:value-type="float" office:value="0" calcext:value-type="float">
            <text:p>0</text:p>
          </table:table-cell>
          <table:table-cell table:formula="of:=(1-[.C$23])^([.A19]-1)*[.C$23]" office:value-type="float" office:value="0.000481543809829344" calcext:value-type="float">
            <text:p>0.0004815438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A20]*[.B20]" office:value-type="float" office:value="0" calcext:value-type="float">
            <text:p>0</text:p>
          </table:table-cell>
          <table:table-cell table:formula="of:=(1-[.C$23])^([.A20]-1)*[.C$23]" office:value-type="float" office:value="0.00029907849157492" calcext:value-type="float">
            <text:p>0.0002990785</text:p>
          </table:table-cell>
          <table:table-cell table:number-columns-repeated="8"/>
        </table:table-row>
        <table:table-row table:style-name="ro1">
          <table:table-cell/>
          <table:table-cell table:formula="of:=SUM([.B5:.B20])" office:value-type="float" office:value="133" calcext:value-type="float">
            <text:p>13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um:</text:p>
          </table:table-cell>
          <table:table-cell table:formula="of:=SUM([.C5:.C20])/[.B21]" office:value-type="float" office:value="2.6390977443609" calcext:value-type="float">
            <text:p>2.6390977444</text:p>
          </table:table-cell>
          <table:table-cell table:number-columns-repeated="2"/>
          <table:table-cell office:value-type="string" calcext:value-type="string">
            <text:p>Chi-square:</text:p>
          </table:table-cell>
          <table:table-cell table:formula="of:=SUM([.G5:.G16])" office:value-type="float" office:value="9.39284600376863" calcext:value-type="float">
            <text:p>9.3928460038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6" office:value-type="string" calcext:value-type="string">
            <text:p>p:</text:p>
          </table:table-cell>
          <table:table-cell table:style-name="ce6" table:formula="of:=1/[.C22]" office:value-type="float" office:value="0.378917378917379" calcext:value-type="float">
            <text:p>0.3789173789</text:p>
          </table:table-cell>
          <table:table-cell table:style-name="ce6" table:formula="of:=SUM([.D5:.D16])" office:value-type="float" office:value="0.996705477137774" calcext:value-type="float">
            <text:p>0.9967054771</text:p>
          </table:table-cell>
          <table:table-cell table:style-name="ce6"/>
          <table:table-cell table:style-name="ce6" office:value-type="string" calcext:value-type="string">
            <text:p>p-value:</text:p>
          </table:table-cell>
          <table:table-cell table:style-name="ce10" table:formula="of:=LEGACY.CHIDIST([.G22];11)" office:value-type="float" office:value="0.585679734805251" calcext:value-type="float">
            <text:p>0.5856797348</text:p>
          </table:table-cell>
          <table:table-cell table:style-name="ce6" table:number-columns-repeated="4"/>
          <table:table-cell table:style-name="ce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12" office:value-type="float" office:value="2018" calcext:value-type="float">
            <text:p>2018</text:p>
          </table:table-cell>
          <table:table-cell table:number-columns-repeated="5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1" office:value-type="string" calcext:value-type="string">
            <text:p>Seed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pdf</text:p>
          </table:table-cell>
          <table:table-cell table:style-name="ce4" office:value-type="string" calcext:value-type="string">
            <text:p>Trunc. Pdf</text:p>
          </table:table-cell>
          <table:table-cell table:style-name="ce4" office:value-type="string" calcext:value-type="string">
            <text:p>Exp. Count</text:p>
          </table:table-cell>
          <table:table-cell table:style-name="ce8" office:value-type="string" calcext:value-type="string">
            <text:p>Chi Square</text:p>
          </table:table-cell>
          <table:table-cell table:style-name="ce4"/>
          <table:table-cell table:style-name="ce11" office:value-type="string" calcext:value-type="string">
            <text:p>Pr[choose 11]</text:p>
          </table:table-cell>
          <table:table-cell table:style-name="ce11" office:value-type="string" calcext:value-type="string">
            <text:p>Pr[use trunc geom]</text:p>
          </table:table-cell>
          <table:table-cell table:style-name="ce11" office:value-type="string" calcext:value-type="string">
            <text:p>Total Pr[11]</text:p>
          </table:table-cell>
          <table:table-cell table:style-name="ce11" office:value-type="string" calcext:value-type="string">
            <text:p>E[#11 in total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27]*[.B27]" office:value-type="float" office:value="54" calcext:value-type="float">
            <text:p>54</text:p>
          </table:table-cell>
          <table:table-cell table:formula="of:=(1-[.C45])^([.A27]-1)*[.C45]" office:value-type="float" office:value="0.375722543352601" calcext:value-type="float">
            <text:p>0.3757225434</text:p>
          </table:table-cell>
          <table:table-cell table:formula="of:=[.D27]/[.D45]" office:value-type="float" office:value="0.377043605985974" calcext:value-type="float">
            <text:p>0.377043606</text:p>
          </table:table-cell>
          <table:table-cell table:formula="of:=[.B43]*[.E27]" office:value-type="float" office:value="49.0156687781767" calcext:value-type="float">
            <text:p>49.0156687782</text:p>
          </table:table-cell>
          <table:table-cell table:formula="of:=([.B27]-[.F27])^2/[.F27]" office:value-type="float" office:value="0.506849306520207" calcext:value-type="float">
            <text:p>0.5068493065</text:p>
          </table:table-cell>
          <table:table-cell/>
          <table:table-cell table:style-name="ce18" office:value-type="float" office:value="0.019" calcext:value-type="float">
            <text:p>0.019</text:p>
          </table:table-cell>
          <table:table-cell table:style-name="ce11" table:formula="of:=1-[.I27]" office:value-type="float" office:value="0.981" calcext:value-type="float">
            <text:p>0.981</text:p>
          </table:table-cell>
          <table:table-cell table:style-name="ce11" table:formula="of:=[.I27] + [.J27] * [.E37]" office:value-type="float" office:value="0.0223253480767053" calcext:value-type="float">
            <text:p>0.0223253481</text:p>
          </table:table-cell>
          <table:table-cell table:style-name="ce11" table:formula="of:=[.K27] * 4 * ([.A25] - 1985)" office:value-type="float" office:value="2.94694594612511" calcext:value-type="float">
            <text:p>2.94694594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A28]*[.B28]" office:value-type="float" office:value="56" calcext:value-type="float">
            <text:p>56</text:p>
          </table:table-cell>
          <table:table-cell table:formula="of:=(1-[.C45])^([.A28]-1)*[.C45]" office:value-type="float" office:value="0.234555113769254" calcext:value-type="float">
            <text:p>0.2345551138</text:p>
          </table:table-cell>
          <table:table-cell table:formula="of:=[.D28]/[.D45]" office:value-type="float" office:value="0.235379823390088" calcext:value-type="float">
            <text:p>0.2353798234</text:p>
          </table:table-cell>
          <table:table-cell table:formula="of:=[.B43]*[.E28]" office:value-type="float" office:value="30.5993770407114" calcext:value-type="float">
            <text:p>30.5993770407</text:p>
          </table:table-cell>
          <table:table-cell table:formula="of:=([.B28]-[.F28])^2/[.F28]" office:value-type="float" office:value="0.220813678356528" calcext:value-type="float">
            <text:p>0.220813678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29]*[.B29]" office:value-type="float" office:value="45" calcext:value-type="float">
            <text:p>45</text:p>
          </table:table-cell>
          <table:table-cell table:formula="of:=(1-[.C45])^([.A29]-1)*[.C45]" office:value-type="float" office:value="0.146427469867511" calcext:value-type="float">
            <text:p>0.1464274699</text:p>
          </table:table-cell>
          <table:table-cell table:formula="of:=[.D29]/[.D45]" office:value-type="float" office:value="0.146942317492078" calcext:value-type="float">
            <text:p>0.1469423175</text:p>
          </table:table-cell>
          <table:table-cell table:formula="of:=[.B43]*[.E29]" office:value-type="float" office:value="19.1025012739702" calcext:value-type="float">
            <text:p>19.102501274</text:p>
          </table:table-cell>
          <table:table-cell table:formula="of:=([.B29]-[.F29])^2/[.F29]" office:value-type="float" office:value="0.881063503754907" calcext:value-type="float">
            <text:p>0.881063503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A30]*[.B30]" office:value-type="float" office:value="52" calcext:value-type="float">
            <text:p>52</text:p>
          </table:table-cell>
          <table:table-cell table:formula="of:=(1-[.C45])^([.A30]-1)*[.C45]" office:value-type="float" office:value="0.0914113684722035" calcext:value-type="float">
            <text:p>0.0914113685</text:p>
          </table:table-cell>
          <table:table-cell table:formula="of:=[.D30]/[.D45]" office:value-type="float" office:value="0.0917327762378291" calcext:value-type="float">
            <text:p>0.0917327762</text:p>
          </table:table-cell>
          <table:table-cell table:formula="of:=[.B43]*[.E30]" office:value-type="float" office:value="11.9252609109178" calcext:value-type="float">
            <text:p>11.9252609109</text:p>
          </table:table-cell>
          <table:table-cell table:formula="of:=([.B30]-[.F30])^2/[.F30]" office:value-type="float" office:value="0.0968586027785595" calcext:value-type="float">
            <text:p>0.096858602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31]*[.B31]" office:value-type="float" office:value="30" calcext:value-type="float">
            <text:p>30</text:p>
          </table:table-cell>
          <table:table-cell table:formula="of:=(1-[.C45])^([.A31]-1)*[.C45]" office:value-type="float" office:value="0.0570660566184854" calcext:value-type="float">
            <text:p>0.0570660566</text:p>
          </table:table-cell>
          <table:table-cell table:formula="of:=[.D31]/[.D45]" office:value-type="float" office:value="0.0572667042409569" calcext:value-type="float">
            <text:p>0.0572667042</text:p>
          </table:table-cell>
          <table:table-cell table:formula="of:=[.B43]*[.E31]" office:value-type="float" office:value="7.4446715513244" calcext:value-type="float">
            <text:p>7.4446715513</text:p>
          </table:table-cell>
          <table:table-cell table:formula="of:=([.B31]-[.F31])^2/[.F31]" office:value-type="float" office:value="0.280344925470185" calcext:value-type="float">
            <text:p>0.280344925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32]*[.B32]" office:value-type="float" office:value="18" calcext:value-type="float">
            <text:p>18</text:p>
          </table:table-cell>
          <table:table-cell table:formula="of:=(1-[.C45])^([.A32]-1)*[.C45]" office:value-type="float" office:value="0.0356250526866846" calcext:value-type="float">
            <text:p>0.0356250527</text:p>
          </table:table-cell>
          <table:table-cell table:formula="of:=[.D32]/[.D45]" office:value-type="float" office:value="0.0357503124741234" calcext:value-type="float">
            <text:p>0.0357503125</text:p>
          </table:table-cell>
          <table:table-cell table:formula="of:=[.B43]*[.E32]" office:value-type="float" office:value="4.64754062163604" calcext:value-type="float">
            <text:p>4.6475406216</text:p>
          </table:table-cell>
          <table:table-cell table:formula="of:=([.B32]-[.F32])^2/[.F32]" office:value-type="float" office:value="0.584048708967571" calcext:value-type="float">
            <text:p>0.58404870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A33]*[.B33]" office:value-type="float" office:value="21" calcext:value-type="float">
            <text:p>21</text:p>
          </table:table-cell>
          <table:table-cell table:formula="of:=(1-[.C45])^([.A33]-1)*[.C45]" office:value-type="float" office:value="0.022239917284173" calcext:value-type="float">
            <text:p>0.0222399173</text:p>
          </table:table-cell>
          <table:table-cell table:formula="of:=[.D33]/[.D45]" office:value-type="float" office:value="0.0223181141456955" calcext:value-type="float">
            <text:p>0.0223181141</text:p>
          </table:table-cell>
          <table:table-cell table:formula="of:=[.B43]*[.E33]" office:value-type="float" office:value="2.90135483894042" calcext:value-type="float">
            <text:p>2.9013548389</text:p>
          </table:table-cell>
          <table:table-cell table:formula="of:=([.B33]-[.F33])^2/[.F33]" office:value-type="float" office:value="0.00335390475851763" calcext:value-type="float">
            <text:p>0.003353904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A34]*[.B34]" office:value-type="float" office:value="40" calcext:value-type="float">
            <text:p>40</text:p>
          </table:table-cell>
          <table:table-cell table:formula="of:=(1-[.C45])^([.A34]-1)*[.C45]" office:value-type="float" office:value="0.0138838789982121" calcext:value-type="float">
            <text:p>0.013883879</text:p>
          </table:table-cell>
          <table:table-cell table:formula="of:=[.D34]/[.D45]" office:value-type="float" office:value="0.0139326955360411" calcext:value-type="float">
            <text:p>0.0139326955</text:p>
          </table:table-cell>
          <table:table-cell table:formula="of:=[.B43]*[.E34]" office:value-type="float" office:value="1.81125041968535" calcext:value-type="float">
            <text:p>1.8112504197</text:p>
          </table:table-cell>
          <table:table-cell table:formula="of:=([.B34]-[.F34])^2/[.F34]" office:value-type="float" office:value="5.61386971975044" calcext:value-type="float">
            <text:p>5.61386971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A35]*[.B35]" office:value-type="float" office:value="9" calcext:value-type="float">
            <text:p>9</text:p>
          </table:table-cell>
          <table:table-cell table:formula="of:=(1-[.C45])^([.A35]-1)*[.C45]" office:value-type="float" office:value="0.00866739266940406" calcext:value-type="float">
            <text:p>0.0086673927</text:p>
          </table:table-cell>
          <table:table-cell table:formula="of:=[.D35]/[.D45]" office:value-type="float" office:value="0.00869786773348234" calcext:value-type="float">
            <text:p>0.0086978677</text:p>
          </table:table-cell>
          <table:table-cell table:formula="of:=[.B43]*[.E35]" office:value-type="float" office:value="1.1307228053527" calcext:value-type="float">
            <text:p>1.1307228054</text:p>
          </table:table-cell>
          <table:table-cell table:formula="of:=([.B35]-[.F35])^2/[.F35]" office:value-type="float" office:value="0.0151128568013189" calcext:value-type="float">
            <text:p>0.015112856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A36]*[.B36]" office:value-type="float" office:value="10" calcext:value-type="float">
            <text:p>10</text:p>
          </table:table-cell>
          <table:table-cell table:formula="of:=(1-[.C45])^([.A36]-1)*[.C45]" office:value-type="float" office:value="0.00541085785141988" calcext:value-type="float">
            <text:p>0.0054108579</text:p>
          </table:table-cell>
          <table:table-cell table:formula="of:=[.D36]/[.D45]" office:value-type="float" office:value="0.00542988274691383" calcext:value-type="float">
            <text:p>0.0054298827</text:p>
          </table:table-cell>
          <table:table-cell table:formula="of:=[.B43]*[.E36]" office:value-type="float" office:value="0.705884757098798" calcext:value-type="float">
            <text:p>0.7058847571</text:p>
          </table:table-cell>
          <table:table-cell table:formula="of:=([.B36]-[.F36])^2/[.F36]" office:value-type="float" office:value="0.122546598771116" calcext:value-type="float">
            <text:p>0.122546598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1" calcext:value-type="float">
            <office:annotation draw:style-name="gr1" draw:text-style-name="P2" svg:width="82.18pt" svg:height="26.62pt" svg:x="144.99pt" svg:y="418.28pt" draw:caption-point-x="-17.29pt" draw:caption-point-y="42.8pt">
              <dc:date>2018-04-09T00:00:00</dc:date>
              <text:p text:style-name="P1"><text:span text:style-name="T1">Actual count is 3</text:span></text:p>
            </office:annotation>
            <text:p>1</text:p>
          </table:table-cell>
          <table:table-cell table:formula="of:=[.A37]*[.B37]" office:value-type="float" office:value="11" calcext:value-type="float">
            <text:p>11</text:p>
          </table:table-cell>
          <table:table-cell table:formula="of:=(1-[.C45])^([.A37]-1)*[.C45]" office:value-type="float" office:value="0.00337787657776501" calcext:value-type="float">
            <text:p>0.0033778766</text:p>
          </table:table-cell>
          <table:table-cell table:formula="of:=[.D37]/[.D45]" office:value-type="float" office:value="0.00338975339113696" calcext:value-type="float">
            <text:p>0.0033897534</text:p>
          </table:table-cell>
          <table:table-cell table:formula="of:=[.B43]*[.E37]" office:value-type="float" office:value="0.440667940847805" calcext:value-type="float">
            <text:p>0.4406679408</text:p>
          </table:table-cell>
          <table:table-cell table:formula="of:=([.B37]-[.F37])^2/[.F37]" office:value-type="float" office:value="0.709950335378462" calcext:value-type="float">
            <text:p>0.709950335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38]*[.B38]" office:value-type="float" office:value="0" calcext:value-type="float">
            <text:p>0</text:p>
          </table:table-cell>
          <table:table-cell table:formula="of:=(1-[.C45])^([.A38]-1)*[.C45]" office:value-type="float" office:value="0.00210873219883596" calcext:value-type="float">
            <text:p>0.0021087322</text:p>
          </table:table-cell>
          <table:table-cell table:formula="of:=[.D38]/[.D45]" office:value-type="float" office:value="0.00211614662568088" calcext:value-type="float">
            <text:p>0.0021161466</text:p>
          </table:table-cell>
          <table:table-cell table:formula="of:=[.B43]*[.E38]" office:value-type="float" office:value="0.275099061338514" calcext:value-type="float">
            <text:p>0.2750990613</text:p>
          </table:table-cell>
          <table:table-cell table:formula="of:=([.B38]-[.F38])^2/[.F38]" office:value-type="float" office:value="0.275099061338514" calcext:value-type="float">
            <text:p>0.27509906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39]*[.B39]" office:value-type="float" office:value="0" calcext:value-type="float">
            <text:p>0</text:p>
          </table:table-cell>
          <table:table-cell table:formula="of:=(1-[.C45])^([.A39]-1)*[.C45]" office:value-type="float" office:value="0.00131643397383979" calcext:value-type="float">
            <text:p>0.00131643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A40]*[.B40]" office:value-type="float" office:value="0" calcext:value-type="float">
            <text:p>0</text:p>
          </table:table-cell>
          <table:table-cell table:formula="of:=(1-[.C45])^([.A40]-1)*[.C45]" office:value-type="float" office:value="0.000821820053032934" calcext:value-type="float">
            <text:p>0.0008218201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A41]*[.B41]" office:value-type="float" office:value="0" calcext:value-type="float">
            <text:p>0</text:p>
          </table:table-cell>
          <table:table-cell table:formula="of:=(1-[.C45])^([.A41]-1)*[.C45]" office:value-type="float" office:value="0.00051304373252923" calcext:value-type="float">
            <text:p>0.000513043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A42]*[.B42]" office:value-type="float" office:value="0" calcext:value-type="float">
            <text:p>0</text:p>
          </table:table-cell>
          <table:table-cell table:formula="of:=(1-[.C45])^([.A42]-1)*[.C45]" office:value-type="float" office:value="0.000320281636492236" calcext:value-type="float">
            <text:p>0.0003202816</text:p>
          </table:table-cell>
          <table:table-cell table:number-columns-repeated="8"/>
        </table:table-row>
        <table:table-row table:style-name="ro1">
          <table:table-cell/>
          <table:table-cell table:formula="of:=SUM([.B27:.B42])" office:value-type="float" office:value="130" calcext:value-type="float">
            <text:p>13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um:</text:p>
          </table:table-cell>
          <table:table-cell table:formula="of:=SUM([.C27:.C42])/[.B43]" office:value-type="float" office:value="2.66153846153846" calcext:value-type="float">
            <text:p>2.6615384615</text:p>
          </table:table-cell>
          <table:table-cell table:number-columns-repeated="2"/>
          <table:table-cell office:value-type="string" calcext:value-type="string">
            <text:p>Chi-square:</text:p>
          </table:table-cell>
          <table:table-cell table:formula="of:=SUM([.G27:.G38])" office:value-type="float" office:value="9.30991120264633" calcext:value-type="float">
            <text:p>9.3099112026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6" office:value-type="string" calcext:value-type="string">
            <text:p>p:</text:p>
          </table:table-cell>
          <table:table-cell table:style-name="ce6" table:formula="of:=1/[.C44]" office:value-type="float" office:value="0.375722543352601" calcext:value-type="float">
            <text:p>0.3757225434</text:p>
          </table:table-cell>
          <table:table-cell table:style-name="ce6" table:formula="of:=SUM([.D27:.D38])" office:value-type="float" office:value="0.996496260346549" calcext:value-type="float">
            <text:p>0.9964962603</text:p>
          </table:table-cell>
          <table:table-cell table:style-name="ce6"/>
          <table:table-cell table:style-name="ce6" office:value-type="string" calcext:value-type="string">
            <text:p>p-value:</text:p>
          </table:table-cell>
          <table:table-cell table:style-name="ce10" table:formula="of:=LEGACY.CHIDIST([.G44];11)" office:value-type="float" office:value="0.593309708185255" calcext:value-type="float">
            <text:p>0.5933097082</text:p>
          </table:table-cell>
          <table:table-cell table:style-name="ce6" table:number-columns-repeated="4"/>
          <table:table-cell table:style-name="ce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12" office:value-type="float" office:value="2017" calcext:value-type="float">
            <text:p>2017</text:p>
          </table:table-cell>
          <table:table-cell table:number-columns-repeated="5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1" office:value-type="string" calcext:value-type="string">
            <text:p>Seed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pdf</text:p>
          </table:table-cell>
          <table:table-cell table:style-name="ce4" office:value-type="string" calcext:value-type="string">
            <text:p>Trunc. Pdf</text:p>
          </table:table-cell>
          <table:table-cell table:style-name="ce4" office:value-type="string" calcext:value-type="string">
            <text:p>Exp. Count</text:p>
          </table:table-cell>
          <table:table-cell table:style-name="ce8" office:value-type="string" calcext:value-type="string">
            <text:p>Chi Square</text:p>
          </table:table-cell>
          <table:table-cell table:style-name="ce4"/>
          <table:table-cell table:style-name="ce11" office:value-type="string" calcext:value-type="string">
            <text:p>Pr[choose 11]</text:p>
          </table:table-cell>
          <table:table-cell table:style-name="ce11" office:value-type="string" calcext:value-type="string">
            <text:p>Pr[use trunc geom]</text:p>
          </table:table-cell>
          <table:table-cell table:style-name="ce11" office:value-type="string" calcext:value-type="string">
            <text:p>Total Pr[11]</text:p>
          </table:table-cell>
          <table:table-cell table:style-name="ce11" office:value-type="string" calcext:value-type="string">
            <text:p>E[#11 in total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formula="of:=[.A49]*[.B49]" office:value-type="float" office:value="52" calcext:value-type="float">
            <text:p>52</text:p>
          </table:table-cell>
          <table:table-cell table:formula="of:=(1-[.C67])^([.A49]-1)*[.C67]" office:value-type="float" office:value="0.377245508982036" calcext:value-type="float">
            <text:p>0.377245509</text:p>
          </table:table-cell>
          <table:table-cell table:formula="of:=[.D49]/[.D67]" office:value-type="float" office:value="0.378533481858735" calcext:value-type="float">
            <text:p>0.3785334819</text:p>
          </table:table-cell>
          <table:table-cell table:formula="of:=[.B65]*[.E49]" office:value-type="float" office:value="47.6952187142006" calcext:value-type="float">
            <text:p>47.6952187142</text:p>
          </table:table-cell>
          <table:table-cell table:formula="of:=([.B49]-[.F49])^2/[.F49]" office:value-type="float" office:value="0.388532486445048" calcext:value-type="float">
            <text:p>0.3885324864</text:p>
          </table:table-cell>
          <table:table-cell/>
          <table:table-cell table:style-name="ce18" office:value-type="float" office:value="0.02" calcext:value-type="float">
            <text:p>0.02</text:p>
          </table:table-cell>
          <table:table-cell table:style-name="ce11" table:formula="of:=1-[.I49]" office:value-type="float" office:value="0.98" calcext:value-type="float">
            <text:p>0.98</text:p>
          </table:table-cell>
          <table:table-cell table:style-name="ce11" table:formula="of:=[.I49] + [.J49] * [.E59]" office:value-type="float" office:value="0.0232546107661879" calcext:value-type="float">
            <text:p>0.0232546108</text:p>
          </table:table-cell>
          <table:table-cell table:style-name="ce11" table:formula="of:=[.K49] * 4 * ([.A47] - 1985)" office:value-type="float" office:value="2.97659017807205" calcext:value-type="float">
            <text:p>2.97659017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A50]*[.B50]" office:value-type="float" office:value="56" calcext:value-type="float">
            <text:p>56</text:p>
          </table:table-cell>
          <table:table-cell table:formula="of:=(1-[.C67])^([.A50]-1)*[.C67]" office:value-type="float" office:value="0.234931334934921" calcext:value-type="float">
            <text:p>0.2349313349</text:p>
          </table:table-cell>
          <table:table-cell table:formula="of:=[.D50]/[.D67]" office:value-type="float" office:value="0.235733425828194" calcext:value-type="float">
            <text:p>0.2357334258</text:p>
          </table:table-cell>
          <table:table-cell table:formula="of:=[.B65]*[.E50]" office:value-type="float" office:value="29.7024116543525" calcext:value-type="float">
            <text:p>29.7024116544</text:p>
          </table:table-cell>
          <table:table-cell table:formula="of:=([.B50]-[.F50])^2/[.F50]" office:value-type="float" office:value="0.0975747516599519" calcext:value-type="float">
            <text:p>0.097574751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51]*[.B51]" office:value-type="float" office:value="42" calcext:value-type="float">
            <text:p>42</text:p>
          </table:table-cell>
          <table:table-cell table:formula="of:=(1-[.C67])^([.A51]-1)*[.C67]" office:value-type="float" office:value="0.146304543911567" calcext:value-type="float">
            <text:p>0.1463045439</text:p>
          </table:table-cell>
          <table:table-cell table:formula="of:=[.D51]/[.D67]" office:value-type="float" office:value="0.146804049617558" calcext:value-type="float">
            <text:p>0.1468040496</text:p>
          </table:table-cell>
          <table:table-cell table:formula="of:=[.B65]*[.E51]" office:value-type="float" office:value="18.4973102518123" calcext:value-type="float">
            <text:p>18.4973102518</text:p>
          </table:table-cell>
          <table:table-cell table:formula="of:=([.B51]-[.F51])^2/[.F51]" office:value-type="float" office:value="1.09344543751027" calcext:value-type="float">
            <text:p>1.093445437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A52]*[.B52]" office:value-type="float" office:value="52" calcext:value-type="float">
            <text:p>52</text:p>
          </table:table-cell>
          <table:table-cell table:formula="of:=(1-[.C67])^([.A52]-1)*[.C67]" office:value-type="float" office:value="0.0911118117772634" calcext:value-type="float">
            <text:p>0.0911118118</text:p>
          </table:table-cell>
          <table:table-cell table:formula="of:=[.D52]/[.D67]" office:value-type="float" office:value="0.0914228811989583" calcext:value-type="float">
            <text:p>0.0914228812</text:p>
          </table:table-cell>
          <table:table-cell table:formula="of:=[.B65]*[.E52]" office:value-type="float" office:value="11.5192830310687" calcext:value-type="float">
            <text:p>11.5192830311</text:p>
          </table:table-cell>
          <table:table-cell table:formula="of:=([.B52]-[.F52])^2/[.F52]" office:value-type="float" office:value="0.190335000552335" calcext:value-type="float">
            <text:p>0.190335000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53]*[.B53]" office:value-type="float" office:value="30" calcext:value-type="float">
            <text:p>30</text:p>
          </table:table-cell>
          <table:table-cell table:formula="of:=(1-[.C67])^([.A53]-1)*[.C67]" office:value-type="float" office:value="0.0567402899690742" calcext:value-type="float">
            <text:p>0.05674029</text:p>
          </table:table-cell>
          <table:table-cell table:formula="of:=[.D53]/[.D67]" office:value-type="float" office:value="0.0569340098484531" calcext:value-type="float">
            <text:p>0.0569340098</text:p>
          </table:table-cell>
          <table:table-cell table:formula="of:=[.B65]*[.E53]" office:value-type="float" office:value="7.17368524090508" calcext:value-type="float">
            <text:p>7.1736852409</text:p>
          </table:table-cell>
          <table:table-cell table:formula="of:=([.B53]-[.F53])^2/[.F53]" office:value-type="float" office:value="0.192026412988344" calcext:value-type="float">
            <text:p>0.19202641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54]*[.B54]" office:value-type="float" office:value="18" calcext:value-type="float">
            <text:p>18</text:p>
          </table:table-cell>
          <table:table-cell table:formula="of:=(1-[.C67])^([.A54]-1)*[.C67]" office:value-type="float" office:value="0.0353352703999025" calcext:value-type="float">
            <text:p>0.0353352704</text:p>
          </table:table-cell>
          <table:table-cell table:formula="of:=[.D54]/[.D67]" office:value-type="float" office:value="0.0354559103247851" calcext:value-type="float">
            <text:p>0.0354559103</text:p>
          </table:table-cell>
          <table:table-cell table:formula="of:=[.B65]*[.E54]" office:value-type="float" office:value="4.46744470092293" calcext:value-type="float">
            <text:p>4.4674447009</text:p>
          </table:table-cell>
          <table:table-cell table:formula="of:=([.B54]-[.F54])^2/[.F54]" office:value-type="float" office:value="0.48201916183135" calcext:value-type="float">
            <text:p>0.482019161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55]*[.B55]" office:value-type="float" office:value="14" calcext:value-type="float">
            <text:p>14</text:p>
          </table:table-cell>
          <table:table-cell table:formula="of:=(1-[.C67])^([.A55]-1)*[.C67]" office:value-type="float" office:value="0.0220051983328734" calcext:value-type="float">
            <text:p>0.0220051983</text:p>
          </table:table-cell>
          <table:table-cell table:formula="of:=[.D55]/[.D67]" office:value-type="float" office:value="0.0220803273878901" calcext:value-type="float">
            <text:p>0.0220803274</text:p>
          </table:table-cell>
          <table:table-cell table:formula="of:=[.B65]*[.E55]" office:value-type="float" office:value="2.78212125087416" calcext:value-type="float">
            <text:p>2.7821212509</text:p>
          </table:table-cell>
          <table:table-cell table:formula="of:=([.B55]-[.F55])^2/[.F55]" office:value-type="float" office:value="0.219873109727605" calcext:value-type="float">
            <text:p>0.219873109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A56]*[.B56]" office:value-type="float" office:value="40" calcext:value-type="float">
            <text:p>40</text:p>
          </table:table-cell>
          <table:table-cell table:formula="of:=(1-[.C67])^([.A56]-1)*[.C67]" office:value-type="float" office:value="0.0137038360875379" calcext:value-type="float">
            <text:p>0.0137038361</text:p>
          </table:table-cell>
          <table:table-cell table:formula="of:=[.D56]/[.D67]" office:value-type="float" office:value="0.0137506230439555" calcext:value-type="float">
            <text:p>0.013750623</text:p>
          </table:table-cell>
          <table:table-cell table:formula="of:=[.B65]*[.E56]" office:value-type="float" office:value="1.7325785035384" calcext:value-type="float">
            <text:p>1.7325785035</text:p>
          </table:table-cell>
          <table:table-cell table:formula="of:=([.B56]-[.F56])^2/[.F56]" office:value-type="float" office:value="6.16193910621423" calcext:value-type="float">
            <text:p>6.161939106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A57]*[.B57]" office:value-type="float" office:value="9" calcext:value-type="float">
            <text:p>9</text:p>
          </table:table-cell>
          <table:table-cell table:formula="of:=(1-[.C67])^([.A57]-1)*[.C67]" office:value-type="float" office:value="0.0085341254676883" calcext:value-type="float">
            <text:p>0.0085341255</text:p>
          </table:table-cell>
          <table:table-cell table:formula="of:=[.D57]/[.D67]" office:value-type="float" office:value="0.00856326225491842" calcext:value-type="float">
            <text:p>0.0085632623</text:p>
          </table:table-cell>
          <table:table-cell table:formula="of:=[.B65]*[.E57]" office:value-type="float" office:value="1.07897104411972" calcext:value-type="float">
            <text:p>1.0789710441</text:p>
          </table:table-cell>
          <table:table-cell table:formula="of:=([.B57]-[.F57])^2/[.F57]" office:value-type="float" office:value="0.00577997513774505" calcext:value-type="float">
            <text:p>0.005779975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A58]*[.B58]" office:value-type="float" office:value="10" calcext:value-type="float">
            <text:p>10</text:p>
          </table:table-cell>
          <table:table-cell table:formula="of:=(1-[.C67])^([.A58]-1)*[.C67]" office:value-type="float" office:value="0.00531466496191367" calcext:value-type="float">
            <text:p>0.005314665</text:p>
          </table:table-cell>
          <table:table-cell table:formula="of:=[.D58]/[.D67]" office:value-type="float" office:value="0.00533281002701506" calcext:value-type="float">
            <text:p>0.00533281</text:p>
          </table:table-cell>
          <table:table-cell table:formula="of:=[.B65]*[.E58]" office:value-type="float" office:value="0.671934063403898" calcext:value-type="float">
            <text:p>0.6719340634</text:p>
          </table:table-cell>
          <table:table-cell table:formula="of:=([.B58]-[.F58])^2/[.F58]" office:value-type="float" office:value="0.160175327634765" calcext:value-type="float">
            <text:p>0.160175327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1" calcext:value-type="float">
            <office:annotation draw:style-name="gr1" draw:text-style-name="P2" svg:width="82.18pt" svg:height="26.62pt" svg:x="144.99pt" svg:y="699.87pt" draw:caption-point-x="-17.29pt" draw:caption-point-y="42.8pt">
              <dc:date>2018-04-09T00:00:00</dc:date>
              <text:p text:style-name="P1"><text:span text:style-name="T1">Actual count is 3</text:span></text:p>
            </office:annotation>
            <text:p>1</text:p>
          </table:table-cell>
          <table:table-cell table:formula="of:=[.A59]*[.B59]" office:value-type="float" office:value="11" calcext:value-type="float">
            <text:p>11</text:p>
          </table:table-cell>
          <table:table-cell table:formula="of:=(1-[.C67])^([.A59]-1)*[.C67]" office:value-type="float" office:value="0.00330973147328755" calcext:value-type="float">
            <text:p>0.0033097315</text:p>
          </table:table-cell>
          <table:table-cell table:formula="of:=[.D59]/[.D67]" office:value-type="float" office:value="0.00332103139406926" calcext:value-type="float">
            <text:p>0.0033210314</text:p>
          </table:table-cell>
          <table:table-cell table:formula="of:=[.B65]*[.E59]" office:value-type="float" office:value="0.418449955652726" calcext:value-type="float">
            <text:p>0.4184499557</text:p>
          </table:table-cell>
          <table:table-cell table:formula="of:=([.B59]-[.F59])^2/[.F59]" office:value-type="float" office:value="0.808221985715754" calcext:value-type="float">
            <text:p>0.808221985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60]*[.B60]" office:value-type="float" office:value="0" calcext:value-type="float">
            <text:p>0</text:p>
          </table:table-cell>
          <table:table-cell table:formula="of:=(1-[.C67])^([.A60]-1)*[.C67]" office:value-type="float" office:value="0.00206115013905333" calcext:value-type="float">
            <text:p>0.0020611501</text:p>
          </table:table-cell>
          <table:table-cell table:formula="of:=[.D60]/[.D67]" office:value-type="float" office:value="0.00206818721546828" calcext:value-type="float">
            <text:p>0.0020681872</text:p>
          </table:table-cell>
          <table:table-cell table:formula="of:=[.B65]*[.E60]" office:value-type="float" office:value="0.260591589149003" calcext:value-type="float">
            <text:p>0.2605915891</text:p>
          </table:table-cell>
          <table:table-cell table:formula="of:=([.B60]-[.F60])^2/[.F60]" office:value-type="float" office:value="0.260591589149003" calcext:value-type="float">
            <text:p>0.260591589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61]*[.B61]" office:value-type="float" office:value="0" calcext:value-type="float">
            <text:p>0</text:p>
          </table:table-cell>
          <table:table-cell table:formula="of:=(1-[.C67])^([.A61]-1)*[.C67]" office:value-type="float" office:value="0.00128359050575776" calcext:value-type="float">
            <text:p>0.0012835905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A62]*[.B62]" office:value-type="float" office:value="0" calcext:value-type="float">
            <text:p>0</text:p>
          </table:table-cell>
          <table:table-cell table:formula="of:=(1-[.C67])^([.A62]-1)*[.C67]" office:value-type="float" office:value="0.000799361752088665" calcext:value-type="float">
            <text:p>0.0007993618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A63]*[.B63]" office:value-type="float" office:value="0" calcext:value-type="float">
            <text:p>0</text:p>
          </table:table-cell>
          <table:table-cell table:formula="of:=(1-[.C67])^([.A63]-1)*[.C67]" office:value-type="float" office:value="0.000497806121061204" calcext:value-type="float">
            <text:p>0.000497806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A64]*[.B64]" office:value-type="float" office:value="0" calcext:value-type="float">
            <text:p>0</text:p>
          </table:table-cell>
          <table:table-cell table:formula="of:=(1-[.C67])^([.A64]-1)*[.C67]" office:value-type="float" office:value="0.000310010997547097" calcext:value-type="float">
            <text:p>0.000310011</text:p>
          </table:table-cell>
          <table:table-cell table:number-columns-repeated="8"/>
        </table:table-row>
        <table:table-row table:style-name="ro1">
          <table:table-cell/>
          <table:table-cell table:formula="of:=SUM([.B49:.B64])" office:value-type="float" office:value="126" calcext:value-type="float">
            <text:p>12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um:</text:p>
          </table:table-cell>
          <table:table-cell table:formula="of:=SUM([.C49:.C64])/[.B65]" office:value-type="float" office:value="2.65079365079365" calcext:value-type="float">
            <text:p>2.6507936508</text:p>
          </table:table-cell>
          <table:table-cell table:number-columns-repeated="2"/>
          <table:table-cell office:value-type="string" calcext:value-type="string">
            <text:p>Chi-square:</text:p>
          </table:table-cell>
          <table:table-cell table:formula="of:=SUM([.G49:.G60])" office:value-type="float" office:value="10.0605143445664" calcext:value-type="float">
            <text:p>10.0605143446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6" office:value-type="string" calcext:value-type="string">
            <text:p>p:</text:p>
          </table:table-cell>
          <table:table-cell table:style-name="ce6" table:formula="of:=1/[.C66]" office:value-type="float" office:value="0.377245508982036" calcext:value-type="float">
            <text:p>0.377245509</text:p>
          </table:table-cell>
          <table:table-cell table:style-name="ce6" table:formula="of:=SUM([.D49:.D60])" office:value-type="float" office:value="0.996597466437118" calcext:value-type="float">
            <text:p>0.9965974664</text:p>
          </table:table-cell>
          <table:table-cell table:style-name="ce6"/>
          <table:table-cell table:style-name="ce6" office:value-type="string" calcext:value-type="string">
            <text:p>p-value:</text:p>
          </table:table-cell>
          <table:table-cell table:style-name="ce10" table:formula="of:=LEGACY.CHIDIST([.G66];11)" office:value-type="float" office:value="0.524952202436812" calcext:value-type="float">
            <text:p>0.5249522024</text:p>
          </table:table-cell>
          <table:table-cell table:style-name="ce6" table:number-columns-repeated="4"/>
          <table:table-cell table:style-name="ce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12" office:value-type="float" office:value="2016" calcext:value-type="float">
            <text:p>2016</text:p>
          </table:table-cell>
          <table:table-cell table:number-columns-repeated="5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1" office:value-type="string" calcext:value-type="string">
            <text:p>Seed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pdf</text:p>
          </table:table-cell>
          <table:table-cell table:style-name="ce4" office:value-type="string" calcext:value-type="string">
            <text:p>Trunc. Pdf</text:p>
          </table:table-cell>
          <table:table-cell table:style-name="ce4" office:value-type="string" calcext:value-type="string">
            <text:p>Exp. Count</text:p>
          </table:table-cell>
          <table:table-cell table:style-name="ce8" office:value-type="string" calcext:value-type="string">
            <text:p>Chi Square</text:p>
          </table:table-cell>
          <table:table-cell table:style-name="ce4"/>
          <table:table-cell table:style-name="ce11" office:value-type="string" calcext:value-type="string">
            <text:p>Pr[choose 11]</text:p>
          </table:table-cell>
          <table:table-cell table:style-name="ce11" office:value-type="string" calcext:value-type="string">
            <text:p>Pr[use trunc geom]</text:p>
          </table:table-cell>
          <table:table-cell table:style-name="ce11" office:value-type="string" calcext:value-type="string">
            <text:p>Total Pr[11]</text:p>
          </table:table-cell>
          <table:table-cell table:style-name="ce11" office:value-type="string" calcext:value-type="string">
            <text:p>E[#11 in total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formula="of:=[.A71]*[.B71]" office:value-type="float" office:value="51" calcext:value-type="float">
            <text:p>51</text:p>
          </table:table-cell>
          <table:table-cell table:formula="of:=(1-[.C89])^([.A71]-1)*[.C89]" office:value-type="float" office:value="0.392857142857143" calcext:value-type="float">
            <text:p>0.3928571429</text:p>
          </table:table-cell>
          <table:table-cell table:formula="of:=[.D71]/[.D89]" office:value-type="float" office:value="0.393845277950106" calcext:value-type="float">
            <text:p>0.393845278</text:p>
          </table:table-cell>
          <table:table-cell table:formula="of:=[.B87]*[.E71]" office:value-type="float" office:value="47.6552786319628" calcext:value-type="float">
            <text:p>47.655278632</text:p>
          </table:table-cell>
          <table:table-cell table:formula="of:=([.B71]-[.F71])^2/[.F71]" office:value-type="float" office:value="0.23475177044293" calcext:value-type="float">
            <text:p>0.2347517704</text:p>
          </table:table-cell>
          <table:table-cell/>
          <table:table-cell table:style-name="ce18" office:value-type="float" office:value="0.021" calcext:value-type="float">
            <text:p>0.021</text:p>
          </table:table-cell>
          <table:table-cell table:style-name="ce11" table:formula="of:=1-[.I71]" office:value-type="float" office:value="0.979" calcext:value-type="float">
            <text:p>0.979</text:p>
          </table:table-cell>
          <table:table-cell table:style-name="ce11" table:formula="of:=[.I71] + [.J71] * [.E81]" office:value-type="float" office:value="0.0236243226875867" calcext:value-type="float">
            <text:p>0.0236243227</text:p>
          </table:table-cell>
          <table:table-cell table:style-name="ce11" table:formula="of:=[.K71] * 4 * ([.A69] - 1985)" office:value-type="float" office:value="2.92941601326075" calcext:value-type="float">
            <text:p>2.92941601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[.A72]*[.B72]" office:value-type="float" office:value="52" calcext:value-type="float">
            <text:p>52</text:p>
          </table:table-cell>
          <table:table-cell table:formula="of:=(1-[.C89])^([.A72]-1)*[.C89]" office:value-type="float" office:value="0.238520408163265" calcext:value-type="float">
            <text:p>0.2385204082</text:p>
          </table:table-cell>
          <table:table-cell table:formula="of:=[.D72]/[.D89]" office:value-type="float" office:value="0.23912034732685" calcext:value-type="float">
            <text:p>0.2391203473</text:p>
          </table:table-cell>
          <table:table-cell table:formula="of:=[.B87]*[.E72]" office:value-type="float" office:value="28.9335620265489" calcext:value-type="float">
            <text:p>28.9335620265</text:p>
          </table:table-cell>
          <table:table-cell table:formula="of:=([.B72]-[.F72])^2/[.F72]" office:value-type="float" office:value="0.297432654704351" calcext:value-type="float">
            <text:p>0.297432654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73]*[.B73]" office:value-type="float" office:value="42" calcext:value-type="float">
            <text:p>42</text:p>
          </table:table-cell>
          <table:table-cell table:formula="of:=(1-[.C89])^([.A73]-1)*[.C89]" office:value-type="float" office:value="0.144815962099125" calcext:value-type="float">
            <text:p>0.1448159621</text:p>
          </table:table-cell>
          <table:table-cell table:formula="of:=[.D73]/[.D89]" office:value-type="float" office:value="0.145180210877016" calcext:value-type="float">
            <text:p>0.1451802109</text:p>
          </table:table-cell>
          <table:table-cell table:formula="of:=[.B87]*[.E73]" office:value-type="float" office:value="17.5668055161189" calcext:value-type="float">
            <text:p>17.5668055161</text:p>
          </table:table-cell>
          <table:table-cell table:formula="of:=([.B73]-[.F73])^2/[.F73]" office:value-type="float" office:value="0.724212582540575" calcext:value-type="float">
            <text:p>0.724212582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A74]*[.B74]" office:value-type="float" office:value="52" calcext:value-type="float">
            <text:p>52</text:p>
          </table:table-cell>
          <table:table-cell table:formula="of:=(1-[.C89])^([.A74]-1)*[.C89]" office:value-type="float" office:value="0.0879239769887547" calcext:value-type="float">
            <text:p>0.087923977</text:p>
          </table:table-cell>
          <table:table-cell table:formula="of:=[.D74]/[.D89]" office:value-type="float" office:value="0.088145128032474" calcext:value-type="float">
            <text:p>0.088145128</text:p>
          </table:table-cell>
          <table:table-cell table:formula="of:=[.B87]*[.E74]" office:value-type="float" office:value="10.6655604919294" calcext:value-type="float">
            <text:p>10.6655604919</text:p>
          </table:table-cell>
          <table:table-cell table:formula="of:=([.B74]-[.F74])^2/[.F74]" office:value-type="float" office:value="0.510953720713021" calcext:value-type="float">
            <text:p>0.510953720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75]*[.B75]" office:value-type="float" office:value="30" calcext:value-type="float">
            <text:p>30</text:p>
          </table:table-cell>
          <table:table-cell table:formula="of:=(1-[.C89])^([.A75]-1)*[.C89]" office:value-type="float" office:value="0.0533824146003153" calcext:value-type="float">
            <text:p>0.0533824146</text:p>
          </table:table-cell>
          <table:table-cell table:formula="of:=[.D75]/[.D89]" office:value-type="float" office:value="0.0535166848768592" calcext:value-type="float">
            <text:p>0.0535166849</text:p>
          </table:table-cell>
          <table:table-cell table:formula="of:=[.B87]*[.E75]" office:value-type="float" office:value="6.47551887009996" calcext:value-type="float">
            <text:p>6.4755188701</text:p>
          </table:table-cell>
          <table:table-cell table:formula="of:=([.B75]-[.F75])^2/[.F75]" office:value-type="float" office:value="0.0349189308775277" calcext:value-type="float">
            <text:p>0.034918930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76]*[.B76]" office:value-type="float" office:value="18" calcext:value-type="float">
            <text:p>18</text:p>
          </table:table-cell>
          <table:table-cell table:formula="of:=(1-[.C89])^([.A76]-1)*[.C89]" office:value-type="float" office:value="0.03241075172162" calcext:value-type="float">
            <text:p>0.0324107517</text:p>
          </table:table-cell>
          <table:table-cell table:formula="of:=[.D76]/[.D89]" office:value-type="float" office:value="0.0324922729609502" calcext:value-type="float">
            <text:p>0.032492273</text:p>
          </table:table-cell>
          <table:table-cell table:formula="of:=[.B87]*[.E76]" office:value-type="float" office:value="3.93156502827498" calcext:value-type="float">
            <text:p>3.9315650283</text:p>
          </table:table-cell>
          <table:table-cell table:formula="of:=([.B76]-[.F76])^2/[.F76]" office:value-type="float" office:value="0.220729759183386" calcext:value-type="float">
            <text:p>0.220729759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A77]*[.B77]" office:value-type="float" office:value="14" calcext:value-type="float">
            <text:p>14</text:p>
          </table:table-cell>
          <table:table-cell table:formula="of:=(1-[.C89])^([.A77]-1)*[.C89]" office:value-type="float" office:value="0.0196779564024121" calcext:value-type="float">
            <text:p>0.0196779564</text:p>
          </table:table-cell>
          <table:table-cell table:formula="of:=[.D77]/[.D89]" office:value-type="float" office:value="0.0197274514405769" calcext:value-type="float">
            <text:p>0.0197274514</text:p>
          </table:table-cell>
          <table:table-cell table:formula="of:=[.B87]*[.E77]" office:value-type="float" office:value="2.38702162430981" calcext:value-type="float">
            <text:p>2.3870216243</text:p>
          </table:table-cell>
          <table:table-cell table:formula="of:=([.B77]-[.F77])^2/[.F77]" office:value-type="float" office:value="0.0627500547787083" calcext:value-type="float">
            <text:p>0.062750054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A78]*[.B78]" office:value-type="float" office:value="40" calcext:value-type="float">
            <text:p>40</text:p>
          </table:table-cell>
          <table:table-cell table:formula="of:=(1-[.C89])^([.A78]-1)*[.C89]" office:value-type="float" office:value="0.0119473306728931" calcext:value-type="float">
            <text:p>0.0119473307</text:p>
          </table:table-cell>
          <table:table-cell table:formula="of:=[.D78]/[.D89]" office:value-type="float" office:value="0.0119773812317788" calcext:value-type="float">
            <text:p>0.0119773812</text:p>
          </table:table-cell>
          <table:table-cell table:formula="of:=[.B87]*[.E78]" office:value-type="float" office:value="1.44926312904524" calcext:value-type="float">
            <text:p>1.449263129</text:p>
          </table:table-cell>
          <table:table-cell table:formula="of:=([.B78]-[.F78])^2/[.F78]" office:value-type="float" office:value="8.69940873681334" calcext:value-type="float">
            <text:p>8.699408736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A79]*[.B79]" office:value-type="float" office:value="9" calcext:value-type="float">
            <text:p>9</text:p>
          </table:table-cell>
          <table:table-cell table:formula="of:=(1-[.C89])^([.A79]-1)*[.C89]" office:value-type="float" office:value="0.0072537364799708" calcext:value-type="float">
            <text:p>0.0072537365</text:p>
          </table:table-cell>
          <table:table-cell table:formula="of:=[.D79]/[.D89]" office:value-type="float" office:value="0.00727198146215144" calcext:value-type="float">
            <text:p>0.0072719815</text:p>
          </table:table-cell>
          <table:table-cell table:formula="of:=[.B87]*[.E79]" office:value-type="float" office:value="0.879909756920324" calcext:value-type="float">
            <text:p>0.8799097569</text:p>
          </table:table-cell>
          <table:table-cell table:formula="of:=([.B79]-[.F79])^2/[.F79]" office:value-type="float" office:value="0.0163899381379875" calcext:value-type="float">
            <text:p>0.016389938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A80]*[.B80]" office:value-type="float" office:value="0" calcext:value-type="float">
            <text:p>0</text:p>
          </table:table-cell>
          <table:table-cell table:formula="of:=(1-[.C89])^([.A80]-1)*[.C89]" office:value-type="float" office:value="0.00440405429141084" calcext:value-type="float">
            <text:p>0.0044040543</text:p>
          </table:table-cell>
          <table:table-cell table:formula="of:=[.D80]/[.D89]" office:value-type="float" office:value="0.00441513160202051" calcext:value-type="float">
            <text:p>0.0044151316</text:p>
          </table:table-cell>
          <table:table-cell table:formula="of:=[.B87]*[.E80]" office:value-type="float" office:value="0.534230923844482" calcext:value-type="float">
            <text:p>0.5342309238</text:p>
          </table:table-cell>
          <table:table-cell table:formula="of:=([.B80]-[.F80])^2/[.F80]" office:value-type="float" office:value="0.534230923844482" calcext:value-type="float">
            <text:p>0.534230923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0" calcext:value-type="float">
            <office:annotation draw:style-name="gr1" draw:text-style-name="P2" svg:width="82.18pt" svg:height="26.62pt" svg:x="144.99pt" svg:y="981.47pt" draw:caption-point-x="-17.29pt" draw:caption-point-y="42.8pt">
              <dc:date>2018-04-09T00:00:00</dc:date>
              <text:p text:style-name="P1"><text:span text:style-name="T1">Actual count is 3</text:span></text:p>
            </office:annotation>
            <text:p>0</text:p>
          </table:table-cell>
          <table:table-cell table:formula="of:=[.A81]*[.B81]" office:value-type="float" office:value="0" calcext:value-type="float">
            <text:p>0</text:p>
          </table:table-cell>
          <table:table-cell table:formula="of:=(1-[.C89])^([.A81]-1)*[.C89]" office:value-type="float" office:value="0.00267389010549944" calcext:value-type="float">
            <text:p>0.0026738901</text:p>
          </table:table-cell>
          <table:table-cell table:formula="of:=[.D81]/[.D89]" office:value-type="float" office:value="0.00268061561551245" calcext:value-type="float">
            <text:p>0.0026806156</text:p>
          </table:table-cell>
          <table:table-cell table:formula="of:=[.B87]*[.E81]" office:value-type="float" office:value="0.324354489477007" calcext:value-type="float">
            <text:p>0.3243544895</text:p>
          </table:table-cell>
          <table:table-cell table:formula="of:=([.B81]-[.F81])^2/[.F81]" office:value-type="float" office:value="0.324354489477007" calcext:value-type="float">
            <text:p>0.324354489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82]*[.B82]" office:value-type="float" office:value="0" calcext:value-type="float">
            <text:p>0</text:p>
          </table:table-cell>
          <table:table-cell table:formula="of:=(1-[.C89])^([.A82]-1)*[.C89]" office:value-type="float" office:value="0.00162343327833894" calcext:value-type="float">
            <text:p>0.0016234333</text:p>
          </table:table-cell>
          <table:table-cell table:formula="of:=[.D82]/[.D89]" office:value-type="float" office:value="0.00162751662370399" calcext:value-type="float">
            <text:p>0.0016275166</text:p>
          </table:table-cell>
          <table:table-cell table:formula="of:=[.B87]*[.E82]" office:value-type="float" office:value="0.196929511468183" calcext:value-type="float">
            <text:p>0.1969295115</text:p>
          </table:table-cell>
          <table:table-cell table:formula="of:=([.B82]-[.F82])^2/[.F82]" office:value-type="float" office:value="0.196929511468183" calcext:value-type="float">
            <text:p>0.196929511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83]*[.B83]" office:value-type="float" office:value="0" calcext:value-type="float">
            <text:p>0</text:p>
          </table:table-cell>
          <table:table-cell table:formula="of:=(1-[.C89])^([.A83]-1)*[.C89]" office:value-type="float" office:value="0.000985655918991501" calcext:value-type="float">
            <text:p>0.0009856559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A84]*[.B84]" office:value-type="float" office:value="0" calcext:value-type="float">
            <text:p>0</text:p>
          </table:table-cell>
          <table:table-cell table:formula="of:=(1-[.C89])^([.A84]-1)*[.C89]" office:value-type="float" office:value="0.000598433950816269" calcext:value-type="float">
            <text:p>0.00059843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A85]*[.B85]" office:value-type="float" office:value="0" calcext:value-type="float">
            <text:p>0</text:p>
          </table:table-cell>
          <table:table-cell table:formula="of:=(1-[.C89])^([.A85]-1)*[.C89]" office:value-type="float" office:value="0.000363334898709877" calcext:value-type="float">
            <text:p>0.0003633349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A86]*[.B86]" office:value-type="float" office:value="0" calcext:value-type="float">
            <text:p>0</text:p>
          </table:table-cell>
          <table:table-cell table:formula="of:=(1-[.C89])^([.A86]-1)*[.C89]" office:value-type="float" office:value="0.000220596188502425" calcext:value-type="float">
            <text:p>0.0002205962</text:p>
          </table:table-cell>
          <table:table-cell table:number-columns-repeated="8"/>
        </table:table-row>
        <table:table-row table:style-name="ro1">
          <table:table-cell/>
          <table:table-cell table:formula="of:=SUM([.B71:.B86])" office:value-type="float" office:value="121" calcext:value-type="float">
            <text:p>12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um:</text:p>
          </table:table-cell>
          <table:table-cell table:formula="of:=SUM([.C71:.C86])/[.B87]" office:value-type="float" office:value="2.54545454545455" calcext:value-type="float">
            <text:p>2.5454545455</text:p>
          </table:table-cell>
          <table:table-cell table:number-columns-repeated="2"/>
          <table:table-cell office:value-type="string" calcext:value-type="string">
            <text:p>Chi-square:</text:p>
          </table:table-cell>
          <table:table-cell table:formula="of:=SUM([.G71:.G82])" office:value-type="float" office:value="11.8570630729815" calcext:value-type="float">
            <text:p>11.857063073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6" office:value-type="string" calcext:value-type="string">
            <text:p>p:</text:p>
          </table:table-cell>
          <table:table-cell table:style-name="ce6" table:formula="of:=1/[.C88]" office:value-type="float" office:value="0.392857142857143" calcext:value-type="float">
            <text:p>0.3928571429</text:p>
          </table:table-cell>
          <table:table-cell table:style-name="ce6" table:formula="of:=SUM([.D71:.D82])" office:value-type="float" office:value="0.997491057660749" calcext:value-type="float">
            <text:p>0.9974910577</text:p>
          </table:table-cell>
          <table:table-cell table:style-name="ce6"/>
          <table:table-cell table:style-name="ce6" office:value-type="string" calcext:value-type="string">
            <text:p>p-value:</text:p>
          </table:table-cell>
          <table:table-cell table:style-name="ce10" table:formula="of:=LEGACY.CHIDIST([.G88];11)" office:value-type="float" office:value="0.374482746448421" calcext:value-type="float">
            <text:p>0.3744827464</text:p>
          </table:table-cell>
          <table:table-cell table:style-name="ce6" table:number-columns-repeated="4"/>
          <table:table-cell table:style-name="ce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12" office:value-type="float" office:value="2015" calcext:value-type="float">
            <text:p>2015</text:p>
          </table:table-cell>
          <table:table-cell table:number-columns-repeated="5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1" office:value-type="string" calcext:value-type="string">
            <text:p>Seed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pdf</text:p>
          </table:table-cell>
          <table:table-cell table:style-name="ce4" office:value-type="string" calcext:value-type="string">
            <text:p>Trunc. Pdf</text:p>
          </table:table-cell>
          <table:table-cell table:style-name="ce4" office:value-type="string" calcext:value-type="string">
            <text:p>Exp. Count</text:p>
          </table:table-cell>
          <table:table-cell table:style-name="ce8" office:value-type="string" calcext:value-type="string">
            <text:p>Chi Square</text:p>
          </table:table-cell>
          <table:table-cell table:style-name="ce4"/>
          <table:table-cell table:style-name="ce11" office:value-type="string" calcext:value-type="string">
            <text:p>Pr[choose 11]</text:p>
          </table:table-cell>
          <table:table-cell table:style-name="ce11" office:value-type="string" calcext:value-type="string">
            <text:p>Pr[use trunc geom]</text:p>
          </table:table-cell>
          <table:table-cell table:style-name="ce11" office:value-type="string" calcext:value-type="string">
            <text:p>Total Pr[11]</text:p>
          </table:table-cell>
          <table:table-cell table:style-name="ce11" office:value-type="string" calcext:value-type="string">
            <text:p>E[#11 in total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formula="of:=[.A93]*[.B93]" office:value-type="float" office:value="48" calcext:value-type="float">
            <text:p>48</text:p>
          </table:table-cell>
          <table:table-cell table:formula="of:=(1-[.C111])^([.A93]-1)*[.C111]" office:value-type="float" office:value="0.39261744966443" calcext:value-type="float">
            <text:p>0.3926174497</text:p>
          </table:table-cell>
          <table:table-cell table:formula="of:=[.D93]/[.D111]" office:value-type="float" office:value="0.393609682288926" calcext:value-type="float">
            <text:p>0.3936096823</text:p>
          </table:table-cell>
          <table:table-cell table:formula="of:=[.B109]*[.E93]" office:value-type="float" office:value="46.0523328278043" calcext:value-type="float">
            <text:p>46.0523328278</text:p>
          </table:table-cell>
          <table:table-cell table:formula="of:=([.B93]-[.F93])^2/[.F93]" office:value-type="float" office:value="0.0823716667694701" calcext:value-type="float">
            <text:p>0.0823716668</text:p>
          </table:table-cell>
          <table:table-cell/>
          <table:table-cell table:style-name="ce18" office:value-type="float" office:value="0.022" calcext:value-type="float">
            <text:p>0.022</text:p>
          </table:table-cell>
          <table:table-cell table:style-name="ce11" table:formula="of:=1-[.I93]" office:value-type="float" office:value="0.978" calcext:value-type="float">
            <text:p>0.978</text:p>
          </table:table-cell>
          <table:table-cell table:style-name="ce11" table:formula="of:=[.I93] + [.J93] * [.E103]" office:value-type="float" office:value="0.0246304359761321" calcext:value-type="float">
            <text:p>0.024630436</text:p>
          </table:table-cell>
          <table:table-cell table:style-name="ce11" table:formula="of:=[.K93] * 4 * ([.A91] - 1985)" office:value-type="float" office:value="2.95565231713586" calcext:value-type="float">
            <text:p>2.95565231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[.A94]*[.B94]" office:value-type="float" office:value="52" calcext:value-type="float">
            <text:p>52</text:p>
          </table:table-cell>
          <table:table-cell table:formula="of:=(1-[.C111])^([.A94]-1)*[.C111]" office:value-type="float" office:value="0.238468987883429" calcext:value-type="float">
            <text:p>0.2384689879</text:p>
          </table:table-cell>
          <table:table-cell table:formula="of:=[.D94]/[.D111]" office:value-type="float" office:value="0.239071652665421" calcext:value-type="float">
            <text:p>0.2390716527</text:p>
          </table:table-cell>
          <table:table-cell table:formula="of:=[.B109]*[.E94]" office:value-type="float" office:value="27.9713833618543" calcext:value-type="float">
            <text:p>27.9713833619</text:p>
          </table:table-cell>
          <table:table-cell table:formula="of:=([.B94]-[.F94])^2/[.F94]" office:value-type="float" office:value="0.138940298701705" calcext:value-type="float">
            <text:p>0.138940298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95]*[.B95]" office:value-type="float" office:value="42" calcext:value-type="float">
            <text:p>42</text:p>
          </table:table-cell>
          <table:table-cell table:formula="of:=(1-[.C111])^([.A95]-1)*[.C111]" office:value-type="float" office:value="0.144841902036579" calcext:value-type="float">
            <text:p>0.144841902</text:p>
          </table:table-cell>
          <table:table-cell table:formula="of:=[.D95]/[.D111]" office:value-type="float" office:value="0.145207950108863" calcext:value-type="float">
            <text:p>0.1452079501</text:p>
          </table:table-cell>
          <table:table-cell table:formula="of:=[.B109]*[.E95]" office:value-type="float" office:value="16.989330162737" calcext:value-type="float">
            <text:p>16.9893301627</text:p>
          </table:table-cell>
          <table:table-cell table:formula="of:=([.B95]-[.F95])^2/[.F95]" office:value-type="float" office:value="0.525982763078491" calcext:value-type="float">
            <text:p>0.525982763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A96]*[.B96]" office:value-type="float" office:value="52" calcext:value-type="float">
            <text:p>52</text:p>
          </table:table-cell>
          <table:table-cell table:formula="of:=(1-[.C111])^([.A96]-1)*[.C111]" office:value-type="float" office:value="0.0879744438544322" calcext:value-type="float">
            <text:p>0.0879744439</text:p>
          </table:table-cell>
          <table:table-cell table:formula="of:=[.D96]/[.D111]" office:value-type="float" office:value="0.0881967750661215" calcext:value-type="float">
            <text:p>0.0881967751</text:p>
          </table:table-cell>
          <table:table-cell table:formula="of:=[.B109]*[.E96]" office:value-type="float" office:value="10.3190226827362" calcext:value-type="float">
            <text:p>10.3190226827</text:p>
          </table:table-cell>
          <table:table-cell table:formula="of:=([.B96]-[.F96])^2/[.F96]" office:value-type="float" office:value="0.696542647174123" calcext:value-type="float">
            <text:p>0.696542647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97]*[.B97]" office:value-type="float" office:value="30" calcext:value-type="float">
            <text:p>30</text:p>
          </table:table-cell>
          <table:table-cell table:formula="of:=(1-[.C111])^([.A97]-1)*[.C111]" office:value-type="float" office:value="0.0534341420726584" calcext:value-type="float">
            <text:p>0.0534341421</text:p>
          </table:table-cell>
          <table:table-cell table:formula="of:=[.D97]/[.D111]" office:value-type="float" office:value="0.0535691821710335" calcext:value-type="float">
            <text:p>0.0535691822</text:p>
          </table:table-cell>
          <table:table-cell table:formula="of:=[.B109]*[.E97]" office:value-type="float" office:value="6.26759431401092" calcext:value-type="float">
            <text:p>6.267594314</text:p>
          </table:table-cell>
          <table:table-cell table:formula="of:=([.B97]-[.F97])^2/[.F97]" office:value-type="float" office:value="0.011424912542744" calcext:value-type="float">
            <text:p>0.011424912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98]*[.B98]" office:value-type="float" office:value="18" calcext:value-type="float">
            <text:p>18</text:p>
          </table:table-cell>
          <table:table-cell table:formula="of:=(1-[.C111])^([.A98]-1)*[.C111]" office:value-type="float" office:value="0.0324549654870845" calcext:value-type="float">
            <text:p>0.0324549655</text:p>
          </table:table-cell>
          <table:table-cell table:formula="of:=[.D98]/[.D111]" office:value-type="float" office:value="0.0325369864864331" calcext:value-type="float">
            <text:p>0.0325369865</text:p>
          </table:table-cell>
          <table:table-cell table:formula="of:=[.B109]*[.E98]" office:value-type="float" office:value="3.80682741891267" calcext:value-type="float">
            <text:p>3.8068274189</text:p>
          </table:table-cell>
          <table:table-cell table:formula="of:=([.B98]-[.F98])^2/[.F98]" office:value-type="float" office:value="0.171000786816654" calcext:value-type="float">
            <text:p>0.171000786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A99]*[.B99]" office:value-type="float" office:value="7" calcext:value-type="float">
            <text:p>7</text:p>
          </table:table-cell>
          <table:table-cell table:formula="of:=(1-[.C111])^([.A99]-1)*[.C111]" office:value-type="float" office:value="0.0197125797085983" calcext:value-type="float">
            <text:p>0.0197125797</text:p>
          </table:table-cell>
          <table:table-cell table:formula="of:=[.D99]/[.D111]" office:value-type="float" office:value="0.0197623978323637" calcext:value-type="float">
            <text:p>0.0197623978</text:p>
          </table:table-cell>
          <table:table-cell table:formula="of:=[.B109]*[.E99]" office:value-type="float" office:value="2.31220054638655" calcext:value-type="float">
            <text:p>2.3122005464</text:p>
          </table:table-cell>
          <table:table-cell table:formula="of:=([.B99]-[.F99])^2/[.F99]" office:value-type="float" office:value="0.744688983240689" calcext:value-type="float">
            <text:p>0.744688983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A100]*[.B100]" office:value-type="float" office:value="40" calcext:value-type="float">
            <text:p>40</text:p>
          </table:table-cell>
          <table:table-cell table:formula="of:=(1-[.C111])^([.A100]-1)*[.C111]" office:value-type="float" office:value="0.0119730769371016" calcext:value-type="float">
            <text:p>0.0119730769</text:p>
          </table:table-cell>
          <table:table-cell table:formula="of:=[.D100]/[.D111]" office:value-type="float" office:value="0.0120033355961672" calcext:value-type="float">
            <text:p>0.0120033356</text:p>
          </table:table-cell>
          <table:table-cell table:formula="of:=[.B109]*[.E100]" office:value-type="float" office:value="1.40439026475156" calcext:value-type="float">
            <text:p>1.4043902648</text:p>
          </table:table-cell>
          <table:table-cell table:formula="of:=([.B100]-[.F100])^2/[.F100]" office:value-type="float" office:value="9.20570990322294" calcext:value-type="float">
            <text:p>9.205709903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A101]*[.B101]" office:value-type="float" office:value="9" calcext:value-type="float">
            <text:p>9</text:p>
          </table:table-cell>
          <table:table-cell table:formula="of:=(1-[.C111])^([.A101]-1)*[.C111]" office:value-type="float" office:value="0.00727223800542078" calcext:value-type="float">
            <text:p>0.007272238</text:p>
          </table:table-cell>
          <table:table-cell table:formula="of:=[.D101]/[.D111]" office:value-type="float" office:value="0.00729061658693376" calcext:value-type="float">
            <text:p>0.0072906166</text:p>
          </table:table-cell>
          <table:table-cell table:formula="of:=[.B109]*[.E101]" office:value-type="float" office:value="0.85300214067125" calcext:value-type="float">
            <text:p>0.8530021407</text:p>
          </table:table-cell>
          <table:table-cell table:formula="of:=([.B101]-[.F101])^2/[.F101]" office:value-type="float" office:value="0.0253321411716865" calcext:value-type="float">
            <text:p>0.0253321412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A102]*[.B102]" office:value-type="float" office:value="0" calcext:value-type="float">
            <text:p>0</text:p>
          </table:table-cell>
          <table:table-cell table:formula="of:=(1-[.C111])^([.A102]-1)*[.C111]" office:value-type="float" office:value="0.00441703046637973" calcext:value-type="float">
            <text:p>0.0044170305</text:p>
          </table:table-cell>
          <table:table-cell table:formula="of:=[.D102]/[.D111]" office:value-type="float" office:value="0.00442819329609064" calcext:value-type="float">
            <text:p>0.0044281933</text:p>
          </table:table-cell>
          <table:table-cell table:formula="of:=[.B109]*[.E102]" office:value-type="float" office:value="0.518098615642605" calcext:value-type="float">
            <text:p>0.5180986156</text:p>
          </table:table-cell>
          <table:table-cell table:formula="of:=([.B102]-[.F102])^2/[.F102]" office:value-type="float" office:value="0.518098615642605" calcext:value-type="float">
            <text:p>0.518098615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0" calcext:value-type="float">
            <office:annotation draw:style-name="gr1" draw:text-style-name="P2" svg:width="82.18pt" svg:height="26.62pt" svg:x="144.99pt" svg:y="1263.06pt" draw:caption-point-x="-17.29pt" draw:caption-point-y="42.8pt">
              <dc:date>2018-04-09T00:00:00</dc:date>
              <text:p text:style-name="P1"><text:span text:style-name="T1">Actual count is 3</text:span></text:p>
            </office:annotation>
            <text:p>0</text:p>
          </table:table-cell>
          <table:table-cell table:formula="of:=[.A103]*[.B103]" office:value-type="float" office:value="0" calcext:value-type="float">
            <text:p>0</text:p>
          </table:table-cell>
          <table:table-cell table:formula="of:=(1-[.C111])^([.A103]-1)*[.C111]" office:value-type="float" office:value="0.00268282722957963" calcext:value-type="float">
            <text:p>0.0026828272</text:p>
          </table:table-cell>
          <table:table-cell table:formula="of:=[.D103]/[.D111]" office:value-type="float" office:value="0.00268960733755841" calcext:value-type="float">
            <text:p>0.0026896073</text:p>
          </table:table-cell>
          <table:table-cell table:formula="of:=[.B109]*[.E103]" office:value-type="float" office:value="0.314684058494333" calcext:value-type="float">
            <text:p>0.3146840585</text:p>
          </table:table-cell>
          <table:table-cell table:formula="of:=([.B103]-[.F103])^2/[.F103]" office:value-type="float" office:value="0.314684058494333" calcext:value-type="float">
            <text:p>0.314684058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104]*[.B104]" office:value-type="float" office:value="0" calcext:value-type="float">
            <text:p>0</text:p>
          </table:table-cell>
          <table:table-cell table:formula="of:=(1-[.C111])^([.A104]-1)*[.C111]" office:value-type="float" office:value="0.00162950244481179" calcext:value-type="float">
            <text:p>0.0016295024</text:p>
          </table:table-cell>
          <table:table-cell table:formula="of:=[.D104]/[.D111]" office:value-type="float" office:value="0.00163362056408749" calcext:value-type="float">
            <text:p>0.0016336206</text:p>
          </table:table-cell>
          <table:table-cell table:formula="of:=[.B109]*[.E104]" office:value-type="float" office:value="0.191133605998236" calcext:value-type="float">
            <text:p>0.191133606</text:p>
          </table:table-cell>
          <table:table-cell table:formula="of:=([.B104]-[.F104])^2/[.F104]" office:value-type="float" office:value="0.191133605998236" calcext:value-type="float">
            <text:p>0.19113360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105]*[.B105]" office:value-type="float" office:value="0" calcext:value-type="float">
            <text:p>0</text:p>
          </table:table-cell>
          <table:table-cell table:formula="of:=(1-[.C111])^([.A105]-1)*[.C111]" office:value-type="float" office:value="0.000989731350707831" calcext:value-type="float">
            <text:p>0.0009897314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A106]*[.B106]" office:value-type="float" office:value="0" calcext:value-type="float">
            <text:p>0</text:p>
          </table:table-cell>
          <table:table-cell table:formula="of:=(1-[.C111])^([.A106]-1)*[.C111]" office:value-type="float" office:value="0.000601145551939991" calcext:value-type="float">
            <text:p>0.000601145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A107]*[.B107]" office:value-type="float" office:value="0" calcext:value-type="float">
            <text:p>0</text:p>
          </table:table-cell>
          <table:table-cell table:formula="of:=(1-[.C111])^([.A107]-1)*[.C111]" office:value-type="float" office:value="0.000365125318460195" calcext:value-type="float">
            <text:p>0.0003651253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A108]*[.B108]" office:value-type="float" office:value="0" calcext:value-type="float">
            <text:p>0</text:p>
          </table:table-cell>
          <table:table-cell table:formula="of:=(1-[.C111])^([.A108]-1)*[.C111]" office:value-type="float" office:value="0.000221770747118441" calcext:value-type="float">
            <text:p>0.0002217707</text:p>
          </table:table-cell>
          <table:table-cell table:number-columns-repeated="8"/>
        </table:table-row>
        <table:table-row table:style-name="ro1">
          <table:table-cell/>
          <table:table-cell table:formula="of:=SUM([.B93:.B108])" office:value-type="float" office:value="117" calcext:value-type="float">
            <text:p>11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um:</text:p>
          </table:table-cell>
          <table:table-cell table:formula="of:=SUM([.C93:.C108])/[.B109]" office:value-type="float" office:value="2.54700854700855" calcext:value-type="float">
            <text:p>2.547008547</text:p>
          </table:table-cell>
          <table:table-cell table:number-columns-repeated="2"/>
          <table:table-cell office:value-type="string" calcext:value-type="string">
            <text:p>Chi-square:</text:p>
          </table:table-cell>
          <table:table-cell table:formula="of:=SUM([.G93:.G104])" office:value-type="float" office:value="12.6259103828537" calcext:value-type="float">
            <text:p>12.6259103829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6" office:value-type="string" calcext:value-type="string">
            <text:p>p:</text:p>
          </table:table-cell>
          <table:table-cell table:style-name="ce6" table:formula="of:=1/[.C110]" office:value-type="float" office:value="0.39261744966443" calcext:value-type="float">
            <text:p>0.3926174497</text:p>
          </table:table-cell>
          <table:table-cell table:style-name="ce6" table:formula="of:=SUM([.D93:.D104])" office:value-type="float" office:value="0.997479145790505" calcext:value-type="float">
            <text:p>0.9974791458</text:p>
          </table:table-cell>
          <table:table-cell table:style-name="ce6"/>
          <table:table-cell table:style-name="ce6" office:value-type="string" calcext:value-type="string">
            <text:p>p-value:</text:p>
          </table:table-cell>
          <table:table-cell table:style-name="ce10" table:formula="of:=LEGACY.CHIDIST([.G110];11)" office:value-type="float" office:value="0.318476948103508" calcext:value-type="float">
            <text:p>0.3184769481</text:p>
          </table:table-cell>
          <table:table-cell table:style-name="ce6" table:number-columns-repeated="4"/>
          <table:table-cell table:style-name="ce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12" office:value-type="float" office:value="2014" calcext:value-type="float">
            <text:p>2014</text:p>
          </table:table-cell>
          <table:table-cell table:number-columns-repeated="5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1" office:value-type="string" calcext:value-type="string">
            <text:p>Seed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pdf</text:p>
          </table:table-cell>
          <table:table-cell table:style-name="ce4" office:value-type="string" calcext:value-type="string">
            <text:p>Trunc. Pdf</text:p>
          </table:table-cell>
          <table:table-cell table:style-name="ce4" office:value-type="string" calcext:value-type="string">
            <text:p>Exp. Count</text:p>
          </table:table-cell>
          <table:table-cell table:style-name="ce8" office:value-type="string" calcext:value-type="string">
            <text:p>Chi Square</text:p>
          </table:table-cell>
          <table:table-cell table:style-name="ce4"/>
          <table:table-cell table:style-name="ce11" office:value-type="string" calcext:value-type="string">
            <text:p>Pr[choose 11]</text:p>
          </table:table-cell>
          <table:table-cell table:style-name="ce11" office:value-type="string" calcext:value-type="string">
            <text:p>Pr[use trunc geom]</text:p>
          </table:table-cell>
          <table:table-cell table:style-name="ce11" office:value-type="string" calcext:value-type="string">
            <text:p>Total Pr[11]</text:p>
          </table:table-cell>
          <table:table-cell table:style-name="ce11" office:value-type="string" calcext:value-type="string">
            <text:p>E[#11 in total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[.A115]*[.B115]" office:value-type="float" office:value="47" calcext:value-type="float">
            <text:p>47</text:p>
          </table:table-cell>
          <table:table-cell table:formula="of:=(1-[.C133])^([.A115]-1)*[.C133]" office:value-type="float" office:value="0.403571428571429" calcext:value-type="float">
            <text:p>0.4035714286</text:p>
          </table:table-cell>
          <table:table-cell table:formula="of:=[.D115]/[.D133]" office:value-type="float" office:value="0.404390841078482" calcext:value-type="float">
            <text:p>0.4043908411</text:p>
          </table:table-cell>
          <table:table-cell table:formula="of:=[.B131]*[.E115]" office:value-type="float" office:value="45.6961650418685" calcext:value-type="float">
            <text:p>45.6961650419</text:p>
          </table:table-cell>
          <table:table-cell table:formula="of:=([.B115]-[.F115])^2/[.F115]" office:value-type="float" office:value="0.037201931420028" calcext:value-type="float">
            <text:p>0.0372019314</text:p>
          </table:table-cell>
          <table:table-cell/>
          <table:table-cell table:style-name="ce18" office:value-type="float" office:value="0.024" calcext:value-type="float">
            <text:p>0.024</text:p>
          </table:table-cell>
          <table:table-cell table:style-name="ce11" table:formula="of:=1-[.I115]" office:value-type="float" office:value="0.976" calcext:value-type="float">
            <text:p>0.976</text:p>
          </table:table-cell>
          <table:table-cell table:style-name="ce11" table:formula="of:=[.I115] + [.J115] * [.E125]" office:value-type="float" office:value="0.0262482030183823" calcext:value-type="float">
            <text:p>0.026248203</text:p>
          </table:table-cell>
          <table:table-cell table:style-name="ce11" table:formula="of:=[.K115] * 4 * ([.A113] - 1985)" office:value-type="float" office:value="3.04479155013235" calcext:value-type="float">
            <text:p>3.04479155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[.A116]*[.B116]" office:value-type="float" office:value="50" calcext:value-type="float">
            <text:p>50</text:p>
          </table:table-cell>
          <table:table-cell table:formula="of:=(1-[.C133])^([.A116]-1)*[.C133]" office:value-type="float" office:value="0.240701530612245" calcext:value-type="float">
            <text:p>0.2407015306</text:p>
          </table:table-cell>
          <table:table-cell table:formula="of:=[.D116]/[.D133]" office:value-type="float" office:value="0.241190251643237" calcext:value-type="float">
            <text:p>0.2411902516</text:p>
          </table:table-cell>
          <table:table-cell table:formula="of:=[.B131]*[.E116]" office:value-type="float" office:value="27.2544984356858" calcext:value-type="float">
            <text:p>27.2544984357</text:p>
          </table:table-cell>
          <table:table-cell table:formula="of:=([.B116]-[.F116])^2/[.F116]" office:value-type="float" office:value="0.186492633812502" calcext:value-type="float">
            <text:p>0.186492633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117]*[.B117]" office:value-type="float" office:value="42" calcext:value-type="float">
            <text:p>42</text:p>
          </table:table-cell>
          <table:table-cell table:formula="of:=(1-[.C133])^([.A117]-1)*[.C133]" office:value-type="float" office:value="0.143561270043732" calcext:value-type="float">
            <text:p>0.14356127</text:p>
          </table:table-cell>
          <table:table-cell table:formula="of:=[.D117]/[.D133]" office:value-type="float" office:value="0.143852757230074" calcext:value-type="float">
            <text:p>0.1438527572</text:p>
          </table:table-cell>
          <table:table-cell table:formula="of:=[.B131]*[.E117]" office:value-type="float" office:value="16.2553615669983" calcext:value-type="float">
            <text:p>16.255361567</text:p>
          </table:table-cell>
          <table:table-cell table:formula="of:=([.B117]-[.F117])^2/[.F117]" office:value-type="float" office:value="0.312921725975017" calcext:value-type="float">
            <text:p>0.31292172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A118]*[.B118]" office:value-type="float" office:value="52" calcext:value-type="float">
            <text:p>52</text:p>
          </table:table-cell>
          <table:table-cell table:formula="of:=(1-[.C133])^([.A118]-1)*[.C133]" office:value-type="float" office:value="0.0856240432046542" calcext:value-type="float">
            <text:p>0.0856240432</text:p>
          </table:table-cell>
          <table:table-cell table:formula="of:=[.D118]/[.D133]" office:value-type="float" office:value="0.0857978944907938" calcext:value-type="float">
            <text:p>0.0857978945</text:p>
          </table:table-cell>
          <table:table-cell table:formula="of:=[.B131]*[.E118]" office:value-type="float" office:value="9.6951620774597" calcext:value-type="float">
            <text:p>9.6951620775</text:p>
          </table:table-cell>
          <table:table-cell table:formula="of:=([.B118]-[.F118])^2/[.F118]" office:value-type="float" office:value="1.12653647324298" calcext:value-type="float">
            <text:p>1.126536473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119]*[.B119]" office:value-type="float" office:value="30" calcext:value-type="float">
            <text:p>30</text:p>
          </table:table-cell>
          <table:table-cell table:formula="of:=(1-[.C133])^([.A119]-1)*[.C133]" office:value-type="float" office:value="0.0510686257684901" calcext:value-type="float">
            <text:p>0.0510686258</text:p>
          </table:table-cell>
          <table:table-cell table:formula="of:=[.D119]/[.D133]" office:value-type="float" office:value="0.0511723156427234" calcext:value-type="float">
            <text:p>0.0511723156</text:p>
          </table:table-cell>
          <table:table-cell table:formula="of:=[.B131]*[.E119]" office:value-type="float" office:value="5.78247166762774" calcext:value-type="float">
            <text:p>5.7824716676</text:p>
          </table:table-cell>
          <table:table-cell table:formula="of:=([.B119]-[.F119])^2/[.F119]" office:value-type="float" office:value="0.00818310544426186" calcext:value-type="float">
            <text:p>0.008183105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120]*[.B120]" office:value-type="float" office:value="18" calcext:value-type="float">
            <text:p>18</text:p>
          </table:table-cell>
          <table:table-cell table:formula="of:=(1-[.C133])^([.A120]-1)*[.C133]" office:value-type="float" office:value="0.0304587875119209" calcext:value-type="float">
            <text:p>0.0304587875</text:p>
          </table:table-cell>
          <table:table-cell table:formula="of:=[.D120]/[.D133]" office:value-type="float" office:value="0.0305206311154814" calcext:value-type="float">
            <text:p>0.0305206311</text:p>
          </table:table-cell>
          <table:table-cell table:formula="of:=[.B131]*[.E120]" office:value-type="float" office:value="3.4488313160494" calcext:value-type="float">
            <text:p>3.448831316</text:p>
          </table:table-cell>
          <table:table-cell table:formula="of:=([.B120]-[.F120])^2/[.F120]" office:value-type="float" office:value="0.0584109606431541" calcext:value-type="float">
            <text:p>0.058410960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121]*[.B121]" office:value-type="float" office:value="0" calcext:value-type="float">
            <text:p>0</text:p>
          </table:table-cell>
          <table:table-cell table:formula="of:=(1-[.C133])^([.A121]-1)*[.C133]" office:value-type="float" office:value="0.0181664911231814" calcext:value-type="float">
            <text:p>0.0181664911</text:p>
          </table:table-cell>
          <table:table-cell table:formula="of:=[.D121]/[.D133]" office:value-type="float" office:value="0.018203376415305" calcext:value-type="float">
            <text:p>0.0182033764</text:p>
          </table:table-cell>
          <table:table-cell table:formula="of:=[.B131]*[.E121]" office:value-type="float" office:value="2.05698153492946" calcext:value-type="float">
            <text:p>2.0569815349</text:p>
          </table:table-cell>
          <table:table-cell table:formula="of:=([.B121]-[.F121])^2/[.F121]" office:value-type="float" office:value="2.05698153492946" calcext:value-type="float">
            <text:p>2.056981534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A122]*[.B122]" office:value-type="float" office:value="32" calcext:value-type="float">
            <text:p>32</text:p>
          </table:table-cell>
          <table:table-cell table:formula="of:=(1-[.C133])^([.A122]-1)*[.C133]" office:value-type="float" office:value="0.0108350143484689" calcext:value-type="float">
            <text:p>0.0108350143</text:p>
          </table:table-cell>
          <table:table-cell table:formula="of:=[.D122]/[.D133]" office:value-type="float" office:value="0.0108570137905569" calcext:value-type="float">
            <text:p>0.0108570138</text:p>
          </table:table-cell>
          <table:table-cell table:formula="of:=[.B131]*[.E122]" office:value-type="float" office:value="1.22684255833293" calcext:value-type="float">
            <text:p>1.2268425583</text:p>
          </table:table-cell>
          <table:table-cell table:formula="of:=([.B122]-[.F122])^2/[.F122]" office:value-type="float" office:value="6.26845078371214" calcext:value-type="float">
            <text:p>6.268450783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A123]*[.B123]" office:value-type="float" office:value="9" calcext:value-type="float">
            <text:p>9</text:p>
          </table:table-cell>
          <table:table-cell table:formula="of:=(1-[.C133])^([.A123]-1)*[.C133]" office:value-type="float" office:value="0.00646231212926536" calcext:value-type="float">
            <text:p>0.0064623121</text:p>
          </table:table-cell>
          <table:table-cell table:formula="of:=[.D123]/[.D133]" office:value-type="float" office:value="0.00647543322508214" calcext:value-type="float">
            <text:p>0.0064754332</text:p>
          </table:table-cell>
          <table:table-cell table:formula="of:=[.B131]*[.E123]" office:value-type="float" office:value="0.731723954434282" calcext:value-type="float">
            <text:p>0.7317239544</text:p>
          </table:table-cell>
          <table:table-cell table:formula="of:=([.B123]-[.F123])^2/[.F123]" office:value-type="float" office:value="0.0983595469141404" calcext:value-type="float">
            <text:p>0.098359546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A124]*[.B124]" office:value-type="float" office:value="0" calcext:value-type="float">
            <text:p>0</text:p>
          </table:table-cell>
          <table:table-cell table:formula="of:=(1-[.C133])^([.A124]-1)*[.C133]" office:value-type="float" office:value="0.00385430759138327" calcext:value-type="float">
            <text:p>0.0038543076</text:p>
          </table:table-cell>
          <table:table-cell table:formula="of:=[.D124]/[.D133]" office:value-type="float" office:value="0.00386213338781685" calcext:value-type="float">
            <text:p>0.0038621334</text:p>
          </table:table-cell>
          <table:table-cell table:formula="of:=[.B131]*[.E124]" office:value-type="float" office:value="0.436421072823304" calcext:value-type="float">
            <text:p>0.4364210728</text:p>
          </table:table-cell>
          <table:table-cell table:formula="of:=([.B124]-[.F124])^2/[.F124]" office:value-type="float" office:value="0.436421072823304" calcext:value-type="float">
            <text:p>0.436421072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0" calcext:value-type="float">
            <office:annotation draw:style-name="gr1" draw:text-style-name="P2" svg:width="82.18pt" svg:height="26.62pt" svg:x="144.99pt" svg:y="1544.66pt" draw:caption-point-x="-17.29pt" draw:caption-point-y="42.8pt">
              <dc:date>2018-04-09T00:00:00</dc:date>
              <text:p text:style-name="P1"><text:span text:style-name="T1">Actual count is 3</text:span></text:p>
            </office:annotation>
            <text:p>0</text:p>
          </table:table-cell>
          <table:table-cell table:formula="of:=[.A125]*[.B125]" office:value-type="float" office:value="0" calcext:value-type="float">
            <text:p>0</text:p>
          </table:table-cell>
          <table:table-cell table:formula="of:=(1-[.C133])^([.A125]-1)*[.C133]" office:value-type="float" office:value="0.00229881917057502" calcext:value-type="float">
            <text:p>0.0022988192</text:p>
          </table:table-cell>
          <table:table-cell table:formula="of:=[.D125]/[.D133]" office:value-type="float" office:value="0.00230348669916219" calcext:value-type="float">
            <text:p>0.0023034867</text:p>
          </table:table-cell>
          <table:table-cell table:formula="of:=[.B131]*[.E125]" office:value-type="float" office:value="0.260293997005327" calcext:value-type="float">
            <text:p>0.260293997</text:p>
          </table:table-cell>
          <table:table-cell table:formula="of:=([.B125]-[.F125])^2/[.F125]" office:value-type="float" office:value="0.260293997005327" calcext:value-type="float">
            <text:p>0.26029399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126]*[.B126]" office:value-type="float" office:value="0" calcext:value-type="float">
            <text:p>0</text:p>
          </table:table-cell>
          <table:table-cell table:formula="of:=(1-[.C133])^([.A126]-1)*[.C133]" office:value-type="float" office:value="0.00137108143387867" calcext:value-type="float">
            <text:p>0.0013710814</text:p>
          </table:table-cell>
          <table:table-cell table:formula="of:=[.D126]/[.D133]" office:value-type="float" office:value="0.00137386528128602" calcext:value-type="float">
            <text:p>0.0013738653</text:p>
          </table:table-cell>
          <table:table-cell table:formula="of:=[.B131]*[.E126]" office:value-type="float" office:value="0.15524677678532" calcext:value-type="float">
            <text:p>0.1552467768</text:p>
          </table:table-cell>
          <table:table-cell table:formula="of:=([.B126]-[.F126])^2/[.F126]" office:value-type="float" office:value="0.15524677678532" calcext:value-type="float">
            <text:p>0.155246776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127]*[.B127]" office:value-type="float" office:value="0" calcext:value-type="float">
            <text:p>0</text:p>
          </table:table-cell>
          <table:table-cell table:formula="of:=(1-[.C133])^([.A127]-1)*[.C133]" office:value-type="float" office:value="0.000817752140920492" calcext:value-type="float">
            <text:p>0.000817752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A128]*[.B128]" office:value-type="float" office:value="0" calcext:value-type="float">
            <text:p>0</text:p>
          </table:table-cell>
          <table:table-cell table:formula="of:=(1-[.C133])^([.A128]-1)*[.C133]" office:value-type="float" office:value="0.000487730741191865" calcext:value-type="float">
            <text:p>0.0004877307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A129]*[.B129]" office:value-type="float" office:value="0" calcext:value-type="float">
            <text:p>0</text:p>
          </table:table-cell>
          <table:table-cell table:formula="of:=(1-[.C133])^([.A129]-1)*[.C133]" office:value-type="float" office:value="0.000290896549210862" calcext:value-type="float">
            <text:p>0.000290896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A130]*[.B130]" office:value-type="float" office:value="0" calcext:value-type="float">
            <text:p>0</text:p>
          </table:table-cell>
          <table:table-cell table:formula="of:=(1-[.C133])^([.A130]-1)*[.C133]" office:value-type="float" office:value="0.000173499013279335" calcext:value-type="float">
            <text:p>0.000173499</text:p>
          </table:table-cell>
          <table:table-cell table:number-columns-repeated="8"/>
        </table:table-row>
        <table:table-row table:style-name="ro1">
          <table:table-cell/>
          <table:table-cell table:formula="of:=SUM([.B115:.B130])" office:value-type="float" office:value="113" calcext:value-type="float">
            <text:p>1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um:</text:p>
          </table:table-cell>
          <table:table-cell table:formula="of:=SUM([.C115:.C130])/[.B131]" office:value-type="float" office:value="2.47787610619469" calcext:value-type="float">
            <text:p>2.4778761062</text:p>
          </table:table-cell>
          <table:table-cell table:number-columns-repeated="2"/>
          <table:table-cell office:value-type="string" calcext:value-type="string">
            <text:p>Chi-square:</text:p>
          </table:table-cell>
          <table:table-cell table:formula="of:=SUM([.G115:.G126])" office:value-type="float" office:value="11.0055005427076" calcext:value-type="float">
            <text:p>11.0055005427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6" office:value-type="string" calcext:value-type="string">
            <text:p>p:</text:p>
          </table:table-cell>
          <table:table-cell table:style-name="ce6" table:formula="of:=1/[.C132]" office:value-type="float" office:value="0.403571428571429" calcext:value-type="float">
            <text:p>0.4035714286</text:p>
          </table:table-cell>
          <table:table-cell table:style-name="ce6" table:formula="of:=SUM([.D115:.D126])" office:value-type="float" office:value="0.997973711509223" calcext:value-type="float">
            <text:p>0.9979737115</text:p>
          </table:table-cell>
          <table:table-cell table:style-name="ce6"/>
          <table:table-cell table:style-name="ce6" office:value-type="string" calcext:value-type="string">
            <text:p>p-value:</text:p>
          </table:table-cell>
          <table:table-cell table:style-name="ce10" table:formula="of:=LEGACY.CHIDIST([.G132];11)" office:value-type="float" office:value="0.442802573803918" calcext:value-type="float">
            <text:p>0.4428025738</text:p>
          </table:table-cell>
          <table:table-cell table:style-name="ce6" table:number-columns-repeated="4"/>
          <table:table-cell table:style-name="ce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12" office:value-type="float" office:value="2013" calcext:value-type="float">
            <text:p>2013</text:p>
          </table:table-cell>
          <table:table-cell table:number-columns-repeated="5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1" office:value-type="string" calcext:value-type="string">
            <text:p>Seed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pdf</text:p>
          </table:table-cell>
          <table:table-cell table:style-name="ce4" office:value-type="string" calcext:value-type="string">
            <text:p>Trunc. Pdf</text:p>
          </table:table-cell>
          <table:table-cell table:style-name="ce4" office:value-type="string" calcext:value-type="string">
            <text:p>Exp. Count</text:p>
          </table:table-cell>
          <table:table-cell table:style-name="ce8" office:value-type="string" calcext:value-type="string">
            <text:p>Chi Square</text:p>
          </table:table-cell>
          <table:table-cell table:style-name="ce4"/>
          <table:table-cell table:style-name="ce11" office:value-type="string" calcext:value-type="string">
            <text:p>Pr[choose 11]</text:p>
          </table:table-cell>
          <table:table-cell table:style-name="ce11" office:value-type="string" calcext:value-type="string">
            <text:p>Pr[use trunc geom]</text:p>
          </table:table-cell>
          <table:table-cell table:style-name="ce11" office:value-type="string" calcext:value-type="string">
            <text:p>Total Pr[11]</text:p>
          </table:table-cell>
          <table:table-cell table:style-name="ce11" office:value-type="string" calcext:value-type="string">
            <text:p>E[#11 in total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formula="of:=[.A137]*[.B137]" office:value-type="float" office:value="46" calcext:value-type="float">
            <text:p>46</text:p>
          </table:table-cell>
          <table:table-cell table:formula="of:=(1-[.C155])^([.A137]-1)*[.C155]" office:value-type="float" office:value="0.416030534351145" calcext:value-type="float">
            <text:p>0.4160305344</text:p>
          </table:table-cell>
          <table:table-cell table:formula="of:=[.D137]/[.D155]" office:value-type="float" office:value="0.416685910284997" calcext:value-type="float">
            <text:p>0.4166859103</text:p>
          </table:table-cell>
          <table:table-cell table:formula="of:=[.B153]*[.E137]" office:value-type="float" office:value="45.4187642210646" calcext:value-type="float">
            <text:p>45.4187642211</text:p>
          </table:table-cell>
          <table:table-cell table:formula="of:=([.B137]-[.F137])^2/[.F137]" office:value-type="float" office:value="0.00743822595150903" calcext:value-type="float">
            <text:p>0.007438226</text:p>
          </table:table-cell>
          <table:table-cell/>
          <table:table-cell table:style-name="ce18" office:value-type="float" office:value="0.025" calcext:value-type="float">
            <text:p>0.025</text:p>
          </table:table-cell>
          <table:table-cell table:style-name="ce11" table:formula="of:=1-[.I137]" office:value-type="float" office:value="0.975" calcext:value-type="float">
            <text:p>0.975</text:p>
          </table:table-cell>
          <table:table-cell table:style-name="ce11" table:formula="of:=[.I137] + [.J137] * [.E147]" office:value-type="float" office:value="0.0268737637217841" calcext:value-type="float">
            <text:p>0.0268737637</text:p>
          </table:table-cell>
          <table:table-cell table:style-name="ce11" table:formula="of:=[.K137] * 4 * ([.A135] - 1985)" office:value-type="float" office:value="3.00986153683982" calcext:value-type="float">
            <text:p>3.00986153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[.A138]*[.B138]" office:value-type="float" office:value="50" calcext:value-type="float">
            <text:p>50</text:p>
          </table:table-cell>
          <table:table-cell table:formula="of:=(1-[.C155])^([.A138]-1)*[.C155]" office:value-type="float" office:value="0.242949128838646" calcext:value-type="float">
            <text:p>0.2429491288</text:p>
          </table:table-cell>
          <table:table-cell table:formula="of:=[.D138]/[.D155]" office:value-type="float" office:value="0.243331848372536" calcext:value-type="float">
            <text:p>0.2433318484</text:p>
          </table:table-cell>
          <table:table-cell table:formula="of:=[.B153]*[.E138]" office:value-type="float" office:value="26.5231714726064" calcext:value-type="float">
            <text:p>26.5231714726</text:p>
          </table:table-cell>
          <table:table-cell table:formula="of:=([.B138]-[.F138])^2/[.F138]" office:value-type="float" office:value="0.0874726213401092" calcext:value-type="float">
            <text:p>0.087472621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139]*[.B139]" office:value-type="float" office:value="42" calcext:value-type="float">
            <text:p>42</text:p>
          </table:table-cell>
          <table:table-cell table:formula="of:=(1-[.C155])^([.A139]-1)*[.C155]" office:value-type="float" office:value="0.141874872947759" calcext:value-type="float">
            <text:p>0.1418748729</text:p>
          </table:table-cell>
          <table:table-cell table:formula="of:=[.D139]/[.D155]" office:value-type="float" office:value="0.142098369469458" calcext:value-type="float">
            <text:p>0.1420983695</text:p>
          </table:table-cell>
          <table:table-cell table:formula="of:=[.B153]*[.E139]" office:value-type="float" office:value="15.4887222721709" calcext:value-type="float">
            <text:p>15.4887222722</text:p>
          </table:table-cell>
          <table:table-cell table:formula="of:=([.B139]-[.F139])^2/[.F139]" office:value-type="float" office:value="0.14309082212933" calcext:value-type="float">
            <text:p>0.143090822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A140]*[.B140]" office:value-type="float" office:value="44" calcext:value-type="float">
            <text:p>44</text:p>
          </table:table-cell>
          <table:table-cell table:formula="of:=(1-[.C155])^([.A140]-1)*[.C155]" office:value-type="float" office:value="0.0828505937443019" calcext:value-type="float">
            <text:p>0.0828505937</text:p>
          </table:table-cell>
          <table:table-cell table:formula="of:=[.D140]/[.D155]" office:value-type="float" office:value="0.0829811088886531" calcext:value-type="float">
            <text:p>0.0829811089</text:p>
          </table:table-cell>
          <table:table-cell table:formula="of:=[.B153]*[.E140]" office:value-type="float" office:value="9.04494086886319" calcext:value-type="float">
            <text:p>9.0449408689</text:p>
          </table:table-cell>
          <table:table-cell table:formula="of:=([.B140]-[.F140])^2/[.F140]" office:value-type="float" office:value="0.422584985535879" calcext:value-type="float">
            <text:p>0.422584985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141]*[.B141]" office:value-type="float" office:value="30" calcext:value-type="float">
            <text:p>30</text:p>
          </table:table-cell>
          <table:table-cell table:formula="of:=(1-[.C155])^([.A141]-1)*[.C155]" office:value-type="float" office:value="0.0483822169575503" calcext:value-type="float">
            <text:p>0.048382217</text:p>
          </table:table-cell>
          <table:table-cell table:formula="of:=[.D141]/[.D155]" office:value-type="float" office:value="0.0484584338166562" calcext:value-type="float">
            <text:p>0.0484584338</text:p>
          </table:table-cell>
          <table:table-cell table:formula="of:=[.B153]*[.E141]" office:value-type="float" office:value="5.28196928601552" calcext:value-type="float">
            <text:p>5.281969286</text:p>
          </table:table-cell>
          <table:table-cell table:formula="of:=([.B141]-[.F141])^2/[.F141]" office:value-type="float" office:value="0.0976090693276213" calcext:value-type="float">
            <text:p>0.097609069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142]*[.B142]" office:value-type="float" office:value="18" calcext:value-type="float">
            <text:p>18</text:p>
          </table:table-cell>
          <table:table-cell table:formula="of:=(1-[.C155])^([.A142]-1)*[.C155]" office:value-type="float" office:value="0.0282537373836076" calcext:value-type="float">
            <text:p>0.0282537374</text:p>
          </table:table-cell>
          <table:table-cell table:formula="of:=[.D142]/[.D155]" office:value-type="float" office:value="0.0282982457020931" calcext:value-type="float">
            <text:p>0.0282982457</text:p>
          </table:table-cell>
          <table:table-cell table:formula="of:=[.B153]*[.E142]" office:value-type="float" office:value="3.08450878152815" calcext:value-type="float">
            <text:p>3.0845087815</text:p>
          </table:table-cell>
          <table:table-cell table:formula="of:=([.B142]-[.F142])^2/[.F142]" office:value-type="float" office:value="0.00231535542973372" calcext:value-type="float">
            <text:p>0.002315355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A143]*[.B143]" office:value-type="float" office:value="0" calcext:value-type="float">
            <text:p>0</text:p>
          </table:table-cell>
          <table:table-cell table:formula="of:=(1-[.C155])^([.A143]-1)*[.C155]" office:value-type="float" office:value="0.0164993199224884" calcext:value-type="float">
            <text:p>0.0164993199</text:p>
          </table:table-cell>
          <table:table-cell table:formula="of:=[.D143]/[.D155]" office:value-type="float" office:value="0.0165253114214513" calcext:value-type="float">
            <text:p>0.0165253114</text:p>
          </table:table-cell>
          <table:table-cell table:formula="of:=[.B153]*[.E143]" office:value-type="float" office:value="1.80125894493819" calcext:value-type="float">
            <text:p>1.8012589449</text:p>
          </table:table-cell>
          <table:table-cell table:formula="of:=([.B143]-[.F143])^2/[.F143]" office:value-type="float" office:value="1.80125894493819" calcext:value-type="float">
            <text:p>1.801258944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A144]*[.B144]" office:value-type="float" office:value="32" calcext:value-type="float">
            <text:p>32</text:p>
          </table:table-cell>
          <table:table-cell table:formula="of:=(1-[.C155])^([.A144]-1)*[.C155]" office:value-type="float" office:value="0.00963509903870508" calcext:value-type="float">
            <text:p>0.009635099</text:p>
          </table:table-cell>
          <table:table-cell table:formula="of:=[.D144]/[.D155]" office:value-type="float" office:value="0.00965027728046585" calcext:value-type="float">
            <text:p>0.0096502773</text:p>
          </table:table-cell>
          <table:table-cell table:formula="of:=[.B153]*[.E144]" office:value-type="float" office:value="1.05188022357078" calcext:value-type="float">
            <text:p>1.0518802236</text:p>
          </table:table-cell>
          <table:table-cell table:formula="of:=([.B144]-[.F144])^2/[.F144]" office:value-type="float" office:value="8.26273754503026" calcext:value-type="float">
            <text:p>8.26273754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A145]*[.B145]" office:value-type="float" office:value="0" calcext:value-type="float">
            <text:p>0</text:p>
          </table:table-cell>
          <table:table-cell table:formula="of:=(1-[.C155])^([.A145]-1)*[.C155]" office:value-type="float" office:value="0.0056266036371064" calcext:value-type="float">
            <text:p>0.0056266036</text:p>
          </table:table-cell>
          <table:table-cell table:formula="of:=[.D145]/[.D155]" office:value-type="float" office:value="0.00563546726683693" calcext:value-type="float">
            <text:p>0.0056354673</text:p>
          </table:table-cell>
          <table:table-cell table:formula="of:=[.B153]*[.E145]" office:value-type="float" office:value="0.614265932085225" calcext:value-type="float">
            <text:p>0.6142659321</text:p>
          </table:table-cell>
          <table:table-cell table:formula="of:=([.B145]-[.F145])^2/[.F145]" office:value-type="float" office:value="0.614265932085225" calcext:value-type="float">
            <text:p>0.614265932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A146]*[.B146]" office:value-type="float" office:value="0" calcext:value-type="float">
            <text:p>0</text:p>
          </table:table-cell>
          <table:table-cell table:formula="of:=(1-[.C155])^([.A146]-1)*[.C155]" office:value-type="float" office:value="0.00328576471937893" calcext:value-type="float">
            <text:p>0.0032857647</text:p>
          </table:table-cell>
          <table:table-cell table:formula="of:=[.D146]/[.D155]" office:value-type="float" office:value="0.00329094080849637" calcext:value-type="float">
            <text:p>0.0032909408</text:p>
          </table:table-cell>
          <table:table-cell table:formula="of:=[.B153]*[.E146]" office:value-type="float" office:value="0.358712548126105" calcext:value-type="float">
            <text:p>0.3587125481</text:p>
          </table:table-cell>
          <table:table-cell table:formula="of:=([.B146]-[.F146])^2/[.F146]" office:value-type="float" office:value="0.358712548126105" calcext:value-type="float">
            <text:p>0.358712548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0" calcext:value-type="float">
            <office:annotation draw:style-name="gr1" draw:text-style-name="P2" svg:width="82.18pt" svg:height="26.62pt" svg:x="144.99pt" svg:y="1826.28pt" draw:caption-point-x="-17.29pt" draw:caption-point-y="42.8pt">
              <dc:date>2018-04-09T00:00:00</dc:date>
              <text:p text:style-name="P1"><text:span text:style-name="T1">Actual count is 3</text:span></text:p>
            </office:annotation>
            <text:p>0</text:p>
          </table:table-cell>
          <table:table-cell table:formula="of:=[.A147]*[.B147]" office:value-type="float" office:value="0" calcext:value-type="float">
            <text:p>0</text:p>
          </table:table-cell>
          <table:table-cell table:formula="of:=(1-[.C155])^([.A147]-1)*[.C155]" office:value-type="float" office:value="0.00191878626742357" calcext:value-type="float">
            <text:p>0.0019187863</text:p>
          </table:table-cell>
          <table:table-cell table:formula="of:=[.D147]/[.D155]" office:value-type="float" office:value="0.00192180894541964" calcext:value-type="float">
            <text:p>0.0019218089</text:p>
          </table:table-cell>
          <table:table-cell table:formula="of:=[.B153]*[.E147]" office:value-type="float" office:value="0.209477175050741" calcext:value-type="float">
            <text:p>0.2094771751</text:p>
          </table:table-cell>
          <table:table-cell table:formula="of:=([.B147]-[.F147])^2/[.F147]" office:value-type="float" office:value="0.209477175050741" calcext:value-type="float">
            <text:p>0.209477175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A148]*[.B148]" office:value-type="float" office:value="0" calcext:value-type="float">
            <text:p>0</text:p>
          </table:table-cell>
          <table:table-cell table:formula="of:=(1-[.C155])^([.A148]-1)*[.C155]" office:value-type="float" office:value="0.0011205125912817" calcext:value-type="float">
            <text:p>0.0011205126</text:p>
          </table:table-cell>
          <table:table-cell table:formula="of:=[.D148]/[.D155]" office:value-type="float" office:value="0.0011222777429359" calcext:value-type="float">
            <text:p>0.0011222777</text:p>
          </table:table-cell>
          <table:table-cell table:formula="of:=[.B153]*[.E148]" office:value-type="float" office:value="0.122328273980013" calcext:value-type="float">
            <text:p>0.122328274</text:p>
          </table:table-cell>
          <table:table-cell table:formula="of:=([.B148]-[.F148])^2/[.F148]" office:value-type="float" office:value="0.122328273980013" calcext:value-type="float">
            <text:p>0.12232827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A149]*[.B149]" office:value-type="float" office:value="0" calcext:value-type="float">
            <text:p>0</text:p>
          </table:table-cell>
          <table:table-cell table:formula="of:=(1-[.C155])^([.A149]-1)*[.C155]" office:value-type="float" office:value="0.000654345139183591" calcext:value-type="float">
            <text:p>0.0006543451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A150]*[.B150]" office:value-type="float" office:value="0" calcext:value-type="float">
            <text:p>0</text:p>
          </table:table-cell>
          <table:table-cell table:formula="of:=(1-[.C155])^([.A150]-1)*[.C155]" office:value-type="float" office:value="0.000382117581278967" calcext:value-type="float">
            <text:p>0.000382117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A151]*[.B151]" office:value-type="float" office:value="0" calcext:value-type="float">
            <text:p>0</text:p>
          </table:table-cell>
          <table:table-cell table:formula="of:=(1-[.C155])^([.A151]-1)*[.C155]" office:value-type="float" office:value="0.000223144999754511" calcext:value-type="float">
            <text:p>0.00022314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A152]*[.B152]" office:value-type="float" office:value="0" calcext:value-type="float">
            <text:p>0</text:p>
          </table:table-cell>
          <table:table-cell table:formula="of:=(1-[.C155])^([.A152]-1)*[.C155]" office:value-type="float" office:value="0.000130309866268856" calcext:value-type="float">
            <text:p>0.0001303099</text:p>
          </table:table-cell>
          <table:table-cell table:number-columns-repeated="8"/>
        </table:table-row>
        <table:table-row table:style-name="ro1">
          <table:table-cell/>
          <table:table-cell table:formula="of:=SUM([.B137:.B152])" office:value-type="float" office:value="109" calcext:value-type="float">
            <text:p>10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um:</text:p>
          </table:table-cell>
          <table:table-cell table:formula="of:=SUM([.C137:.C152])/[.B153]" office:value-type="float" office:value="2.40366972477064" calcext:value-type="float">
            <text:p>2.4036697248</text:p>
          </table:table-cell>
          <table:table-cell table:number-columns-repeated="2"/>
          <table:table-cell office:value-type="string" calcext:value-type="string">
            <text:p>Chi-square:</text:p>
          </table:table-cell>
          <table:table-cell table:formula="of:=SUM([.G137:.G148])" office:value-type="float" office:value="12.1292914989247" calcext:value-type="float">
            <text:p>12.1292914989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6" office:value-type="string" calcext:value-type="string">
            <text:p>p:</text:p>
          </table:table-cell>
          <table:table-cell table:style-name="ce6" table:formula="of:=1/[.C154]" office:value-type="float" office:value="0.416030534351145" calcext:value-type="float">
            <text:p>0.4160305344</text:p>
          </table:table-cell>
          <table:table-cell table:style-name="ce6" table:formula="of:=SUM([.D137:.D148])" office:value-type="float" office:value="0.998427170399394" calcext:value-type="float">
            <text:p>0.9984271704</text:p>
          </table:table-cell>
          <table:table-cell table:style-name="ce6"/>
          <table:table-cell table:style-name="ce6" office:value-type="string" calcext:value-type="string">
            <text:p>p-value:</text:p>
          </table:table-cell>
          <table:table-cell table:style-name="ce10" table:formula="of:=LEGACY.CHIDIST([.G154];11)" office:value-type="float" office:value="0.354003713975465" calcext:value-type="float">
            <text:p>0.354003714</text:p>
          </table:table-cell>
          <table:table-cell table:style-name="ce6" table:number-columns-repeated="4"/>
          <table:table-cell table:style-name="ce10"/>
        </table:table-row>
      </table:table>
      <table:table table:name="Model2_YearByYear" table:style-name="ta1">
        <table:table-column table:style-name="co3" table:default-cell-style-name="ce2"/>
        <table:table-column table:style-name="co3" table:number-columns-repeated="5" table:default-cell-style-name="Default"/>
        <table:table-column table:style-name="co3" table:default-cell-style-name="ce9"/>
        <table:table-column table:style-name="co11" table:default-cell-style-name="Default"/>
        <table:table-column table:style-name="co3" table:default-cell-style-name="ce2"/>
        <table:table-column table:style-name="co3" table:number-columns-repeated="2" table:default-cell-style-name="Default"/>
        <table:table-column table:style-name="co3" table:default-cell-style-name="ce9"/>
        <table:table-row table:style-name="ro1">
          <table:table-cell table:style-name="Default" office:value-type="string" calcext:value-type="string">
            <text:p>Model2: Truncated Geometric for Seeds 1-6, “Over-fit” distribution (tweaked from uniform) for Seeds 7-12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2" office:value-type="float" office:value="2019" calcext:value-type="float">
            <text:p>2019</text:p>
          </table:table-cell>
          <table:table-cell office:value-type="string" calcext:value-type="string">
            <text:p>(For predicting 2019; uses data through 2018 tournament)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4" office:value-type="string" calcext:value-type="string">
            <text:p>Truncated Geometric through No. 6 Seed:</text:p>
          </table:table-cell>
          <table:table-cell table:style-name="ce4" table:number-columns-repeated="5"/>
          <table:table-cell table:style-name="ce8"/>
          <table:table-cell table:style-name="ce4"/>
          <table:table-cell table:style-name="ce14" office:value-type="string" calcext:value-type="string">
            <text:p>Remaining Seeds, GOF to Tweaked Uniform</text:p>
          </table:table-cell>
          <table:table-cell table:style-name="ce4" table:number-columns-repeated="2"/>
          <table:table-cell table:style-name="ce8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Trunc. Pdf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  <table:table-cell/>
          <table:table-cell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formula="of:=[.A6]*[.B6]" office:value-type="float" office:value="56" calcext:value-type="float">
            <text:p>56</text:p>
          </table:table-cell>
          <table:table-cell table:formula="of:=(1-[.C14])^([.A6]-1)*[.C14]" office:value-type="float" office:value="0.469230769230769" calcext:value-type="float">
            <text:p>0.4692307692</text:p>
          </table:table-cell>
          <table:table-cell table:formula="of:=[.D6]/[.D14]" office:value-type="float" office:value="0.479961791504116" calcext:value-type="float">
            <text:p>0.4799617915</text:p>
          </table:table-cell>
          <table:table-cell table:formula="of:=[.B12]*[.E6]" office:value-type="float" office:value="58.5553385635021" calcext:value-type="float">
            <text:p>58.5553385635</text:p>
          </table:table-cell>
          <table:table-cell table:formula="of:=([.B6]-[.F6])^2/[.F6]" office:value-type="float" office:value="0.111514258721937" calcext:value-type="float">
            <text:p>0.111514258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2*14/9" office:value-type="float" office:value="3.11111111111111" calcext:value-type="float">
            <text:p>3.1111111111</text:p>
          </table:table-cell>
          <table:table-cell table:formula="of:=([.J6]-[.K6])^2/[.K6]" office:value-type="float" office:value="0.00396825396825397" calcext:value-type="float">
            <text:p>0.0039682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A7]*[.B7]" office:value-type="float" office:value="56" calcext:value-type="float">
            <text:p>56</text:p>
          </table:table-cell>
          <table:table-cell table:formula="of:=(1-[.C14])^([.A7]-1)*[.C14]" office:value-type="float" office:value="0.24905325443787" calcext:value-type="float">
            <text:p>0.2490532544</text:p>
          </table:table-cell>
          <table:table-cell table:formula="of:=[.D7]/[.D14]" office:value-type="float" office:value="0.254748950875261" calcext:value-type="float">
            <text:p>0.2547489509</text:p>
          </table:table-cell>
          <table:table-cell table:formula="of:=[.B12]*[.E7]" office:value-type="float" office:value="31.0793720067819" calcext:value-type="float">
            <text:p>31.0793720068</text:p>
          </table:table-cell>
          <table:table-cell table:formula="of:=([.B7]-[.F7])^2/[.F7]" office:value-type="float" office:value="0.305106935689779" calcext:value-type="float">
            <text:p>0.305106935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2*14/9" office:value-type="float" office:value="3.11111111111111" calcext:value-type="float">
            <text:p>3.1111111111</text:p>
          </table:table-cell>
          <table:table-cell table:formula="of:=([.J7]-[.K7])^2/[.K7]" office:value-type="float" office:value="1.1468253968254" calcext:value-type="float">
            <text:p>1.14682539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A8]*[.B8]" office:value-type="float" office:value="48" calcext:value-type="float">
            <text:p>48</text:p>
          </table:table-cell>
          <table:table-cell table:formula="of:=(1-[.C14])^([.A8]-1)*[.C14]" office:value-type="float" office:value="0.132189804278562" calcext:value-type="float">
            <text:p>0.1321898043</text:p>
          </table:table-cell>
          <table:table-cell table:formula="of:=[.D8]/[.D14]" office:value-type="float" office:value="0.135212904695331" calcext:value-type="float">
            <text:p>0.1352129047</text:p>
          </table:table-cell>
          <table:table-cell table:formula="of:=[.B12]*[.E8]" office:value-type="float" office:value="16.4959743728304" calcext:value-type="float">
            <text:p>16.4959743728</text:p>
          </table:table-cell>
          <table:table-cell table:formula="of:=([.B8]-[.F8])^2/[.F8]" office:value-type="float" office:value="0.0149121581389976" calcext:value-type="float">
            <text:p>0.014912158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14/9" office:value-type="float" office:value="1.55555555555556" calcext:value-type="float">
            <text:p>1.5555555556</text:p>
          </table:table-cell>
          <table:table-cell table:formula="of:=([.J8]-[.K8])^2/[.K8]" office:value-type="float" office:value="0.198412698412698" calcext:value-type="float">
            <text:p>0.19841269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A9]*[.B9]" office:value-type="float" office:value="52" calcext:value-type="float">
            <text:p>52</text:p>
          </table:table-cell>
          <table:table-cell table:formula="of:=(1-[.C14])^([.A9]-1)*[.C14]" office:value-type="float" office:value="0.0701622807324674" calcext:value-type="float">
            <text:p>0.0701622807</text:p>
          </table:table-cell>
          <table:table-cell table:formula="of:=[.D9]/[.D14]" office:value-type="float" office:value="0.0717668494152142" calcext:value-type="float">
            <text:p>0.0717668494</text:p>
          </table:table-cell>
          <table:table-cell table:formula="of:=[.B12]*[.E9]" office:value-type="float" office:value="8.75555562865613" calcext:value-type="float">
            <text:p>8.7555556287</text:p>
          </table:table-cell>
          <table:table-cell table:formula="of:=([.B9]-[.F9])^2/[.F9]" office:value-type="float" office:value="2.0575859243553" calcext:value-type="float">
            <text:p>2.05758592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14/9" office:value-type="float" office:value="1.55555555555556" calcext:value-type="float">
            <text:p>1.5555555556</text:p>
          </table:table-cell>
          <table:table-cell table:formula="of:=([.J9]-[.K9])^2/[.K9]" office:value-type="float" office:value="0.198412698412698" calcext:value-type="float">
            <text:p>0.19841269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10]*[.B10]" office:value-type="float" office:value="30" calcext:value-type="float">
            <text:p>30</text:p>
          </table:table-cell>
          <table:table-cell table:formula="of:=(1-[.C14])^([.A10]-1)*[.C14]" office:value-type="float" office:value="0.0372399797733865" calcext:value-type="float">
            <text:p>0.0372399798</text:p>
          </table:table-cell>
          <table:table-cell table:formula="of:=[.D10]/[.D14]" office:value-type="float" office:value="0.0380916354588445" calcext:value-type="float">
            <text:p>0.0380916355</text:p>
          </table:table-cell>
          <table:table-cell table:formula="of:=[.B12]*[.E10]" office:value-type="float" office:value="4.64717952597903" calcext:value-type="float">
            <text:p>4.647179526</text:p>
          </table:table-cell>
          <table:table-cell table:formula="of:=([.B10]-[.F10])^2/[.F10]" office:value-type="float" office:value="0.393813758366647" calcext:value-type="float">
            <text:p>0.3938137584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6" office:value-type="float" office:value="4" calcext:value-type="float">
            <text:p>4</text:p>
          </table:table-cell>
          <table:table-cell table:formula="of:=2*14/9" office:value-type="float" office:value="3.11111111111111" calcext:value-type="float">
            <text:p>3.1111111111</text:p>
          </table:table-cell>
          <table:table-cell table:formula="of:=([.J10]-[.K10])^2/[.K10]" office:value-type="float" office:value="0.253968253968254" calcext:value-type="float">
            <text:p>0.2539682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11]*[.B11]" office:value-type="float" office:value="18" calcext:value-type="float">
            <text:p>18</text:p>
          </table:table-cell>
          <table:table-cell table:formula="of:=(1-[.C14])^([.A11]-1)*[.C14]" office:value-type="float" office:value="0.0197658354181821" calcext:value-type="float">
            <text:p>0.0197658354</text:p>
          </table:table-cell>
          <table:table-cell table:formula="of:=[.D11]/[.D14]" office:value-type="float" office:value="0.0202178680512328" calcext:value-type="float">
            <text:p>0.0202178681</text:p>
          </table:table-cell>
          <table:table-cell table:formula="of:=[.B12]*[.E11]" office:value-type="float" office:value="2.46657990225041" calcext:value-type="float">
            <text:p>2.4665799023</text:p>
          </table:table-cell>
          <table:table-cell table:formula="of:=([.B11]-[.F11])^2/[.F11]" office:value-type="float" office:value="0.115356895766314" calcext:value-type="float">
            <text:p>0.115356895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14/9" office:value-type="float" office:value="1.55555555555556" calcext:value-type="float">
            <text:p>1.5555555556</text:p>
          </table:table-cell>
          <table:table-cell table:formula="of:=([.J11]-[.K11])^2/[.K11]" office:value-type="float" office:value="1.55555555555556" calcext:value-type="float">
            <text:p>1.5555555556</text:p>
          </table:table-cell>
        </table:table-row>
        <table:table-row table:style-name="ro1">
          <table:table-cell/>
          <table:table-cell table:formula="of:=SUM([.B6:.B11])" office:value-type="float" office:value="122" calcext:value-type="float">
            <text:p>122</text:p>
          </table:table-cell>
          <table:table-cell table:number-columns-repeated="7"/>
          <table:table-cell table:style-name="ce12" table:formula="of:=SUM([.J6:.J11])" office:value-type="float" office:value="14" calcext:value-type="float">
            <text:p>14</text:p>
          </table:table-cell>
          <table:table-cell table:formula="of:=SUM([.K6:.K11])"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/>
          <table:table-cell table:formula="of:=SUM([.C6:.C11])/[.B12]" office:value-type="float" office:value="2.13114754098361" calcext:value-type="float">
            <text:p>2.131147541</text:p>
          </table:table-cell>
          <table:table-cell table:number-columns-repeated="2"/>
          <table:table-cell office:value-type="string" calcext:value-type="string">
            <text:p>Chi-square:</text:p>
          </table:table-cell>
          <table:table-cell table:formula="of:=SUM([.G6:.G11])" office:value-type="float" office:value="2.99828993103897" calcext:value-type="float">
            <text:p>2.998289931</text:p>
          </table:table-cell>
          <table:table-cell table:number-columns-repeated="3"/>
          <table:table-cell office:value-type="string" calcext:value-type="string">
            <text:p>Chi-square:</text:p>
          </table:table-cell>
          <table:table-cell table:formula="of:=SUM([.L6:.L11])" office:value-type="float" office:value="3.35714285714286" calcext:value-type="float">
            <text:p>3.3571428571</text:p>
          </table:table-cell>
        </table:table-row>
        <table:table-row table:style-name="ro1">
          <table:table-cell table:style-name="ce3"/>
          <table:table-cell table:style-name="ce6"/>
          <table:table-cell table:style-name="ce6" table:formula="of:=1/[.C13]" office:value-type="float" office:value="0.469230769230769" calcext:value-type="float">
            <text:p>0.4692307692</text:p>
          </table:table-cell>
          <table:table-cell table:style-name="ce6" table:formula="of:=SUM([.D6:.D11])" office:value-type="float" office:value="0.977641923871237" calcext:value-type="float">
            <text:p>0.9776419239</text:p>
          </table:table-cell>
          <table:table-cell table:style-name="ce6" table:formula="of:=SUM([.E6:.E11])" office:value-type="float" office:value="1" calcext:value-type="float">
            <text:p>1</text:p>
          </table:table-cell>
          <table:table-cell table:style-name="ce6" office:value-type="string" calcext:value-type="string">
            <text:p>p-value:</text:p>
          </table:table-cell>
          <table:table-cell table:style-name="ce10" table:formula="of:=LEGACY.CHIDIST([.G13];5)" office:value-type="float" office:value="0.700249494853603" calcext:value-type="float">
            <text:p>0.7002494949</text:p>
          </table:table-cell>
          <table:table-cell table:style-name="ce6"/>
          <table:table-cell table:style-name="ce3"/>
          <table:table-cell table:style-name="ce6"/>
          <table:table-cell table:style-name="ce6" office:value-type="string" calcext:value-type="string">
            <text:p>p-value:</text:p>
          </table:table-cell>
          <table:table-cell table:style-name="ce10" table:formula="of:=LEGACY.CHIDIST([.L13];5)" office:value-type="float" office:value="0.645105139249125" calcext:value-type="float">
            <text:p>0.6451051392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2" office:value-type="float" office:value="2018" calcext:value-type="float">
            <text:p>2018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4" office:value-type="string" calcext:value-type="string">
            <text:p>Truncated Geometric through No. 6 Seed:</text:p>
          </table:table-cell>
          <table:table-cell table:style-name="ce4" table:number-columns-repeated="5"/>
          <table:table-cell table:style-name="ce8"/>
          <table:table-cell table:style-name="ce4"/>
          <table:table-cell table:style-name="ce14" office:value-type="string" calcext:value-type="string">
            <text:p>Remaining Seeds, GOF to Tweaked Uniform</text:p>
          </table:table-cell>
          <table:table-cell table:style-name="ce4" table:number-columns-repeated="2"/>
          <table:table-cell table:style-name="ce8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Trunc. Pdf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  <table:table-cell/>
          <table:table-cell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19]*[.B19]" office:value-type="float" office:value="54" calcext:value-type="float">
            <text:p>54</text:p>
          </table:table-cell>
          <table:table-cell table:formula="of:=(1-[.C27])^([.A19]-1)*[.C27]" office:value-type="float" office:value="0.466666666666667" calcext:value-type="float">
            <text:p>0.4666666667</text:p>
          </table:table-cell>
          <table:table-cell table:formula="of:=[.D19]/[.D27]" office:value-type="float" office:value="0.477659529633919" calcext:value-type="float">
            <text:p>0.4776595296</text:p>
          </table:table-cell>
          <table:table-cell table:formula="of:=[.B25]*[.E19]" office:value-type="float" office:value="56.8414840264363" calcext:value-type="float">
            <text:p>56.8414840264</text:p>
          </table:table-cell>
          <table:table-cell table:formula="of:=([.B19]-[.F19])^2/[.F19]" office:value-type="float" office:value="0.142044698705223" calcext:value-type="float">
            <text:p>0.142044698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2*[.J25]/9" office:value-type="float" office:value="2.88888888888889" calcext:value-type="float">
            <text:p>2.8888888889</text:p>
          </table:table-cell>
          <table:table-cell table:formula="of:=([.J19]-[.K19])^2/[.K19]" office:value-type="float" office:value="0.00427350427350428" calcext:value-type="float">
            <text:p>0.00427350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A20]*[.B20]" office:value-type="float" office:value="56" calcext:value-type="float">
            <text:p>56</text:p>
          </table:table-cell>
          <table:table-cell table:formula="of:=(1-[.C27])^([.A20]-1)*[.C27]" office:value-type="float" office:value="0.248888888888889" calcext:value-type="float">
            <text:p>0.2488888889</text:p>
          </table:table-cell>
          <table:table-cell table:formula="of:=[.D20]/[.D27]" office:value-type="float" office:value="0.25475174913809" calcext:value-type="float">
            <text:p>0.2547517491</text:p>
          </table:table-cell>
          <table:table-cell table:formula="of:=[.B25]*[.E20]" office:value-type="float" office:value="30.3154581474327" calcext:value-type="float">
            <text:p>30.3154581474</text:p>
          </table:table-cell>
          <table:table-cell table:formula="of:=([.B20]-[.F20])^2/[.F20]" office:value-type="float" office:value="0.176851901971552" calcext:value-type="float">
            <text:p>0.17685190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2*[.J25]/9" office:value-type="float" office:value="2.88888888888889" calcext:value-type="float">
            <text:p>2.8888888889</text:p>
          </table:table-cell>
          <table:table-cell table:formula="of:=([.J20]-[.K20])^2/[.K20]" office:value-type="float" office:value="1.54273504273504" calcext:value-type="float">
            <text:p>1.54273504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21]*[.B21]" office:value-type="float" office:value="45" calcext:value-type="float">
            <text:p>45</text:p>
          </table:table-cell>
          <table:table-cell table:formula="of:=(1-[.C27])^([.A21]-1)*[.C27]" office:value-type="float" office:value="0.132740740740741" calcext:value-type="float">
            <text:p>0.1327407407</text:p>
          </table:table-cell>
          <table:table-cell table:formula="of:=[.D21]/[.D27]" office:value-type="float" office:value="0.135867599540315" calcext:value-type="float">
            <text:p>0.1358675995</text:p>
          </table:table-cell>
          <table:table-cell table:formula="of:=[.B25]*[.E21]" office:value-type="float" office:value="16.1682443452974" calcext:value-type="float">
            <text:p>16.1682443453</text:p>
          </table:table-cell>
          <table:table-cell table:formula="of:=([.B21]-[.F21])^2/[.F21]" office:value-type="float" office:value="0.084412062384273" calcext:value-type="float">
            <text:p>0.084412062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J25]/9" office:value-type="float" office:value="1.44444444444444" calcext:value-type="float">
            <text:p>1.4444444444</text:p>
          </table:table-cell>
          <table:table-cell table:formula="of:=([.J21]-[.K21])^2/[.K21]" office:value-type="float" office:value="0.136752136752137" calcext:value-type="float">
            <text:p>0.13675213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A22]*[.B22]" office:value-type="float" office:value="52" calcext:value-type="float">
            <text:p>52</text:p>
          </table:table-cell>
          <table:table-cell table:formula="of:=(1-[.C27])^([.A22]-1)*[.C27]" office:value-type="float" office:value="0.070795061728395" calcext:value-type="float">
            <text:p>0.0707950617</text:p>
          </table:table-cell>
          <table:table-cell table:formula="of:=[.D22]/[.D27]" office:value-type="float" office:value="0.0724627197548344" calcext:value-type="float">
            <text:p>0.0724627198</text:p>
          </table:table-cell>
          <table:table-cell table:formula="of:=[.B25]*[.E22]" office:value-type="float" office:value="8.62306365082529" calcext:value-type="float">
            <text:p>8.6230636508</text:p>
          </table:table-cell>
          <table:table-cell table:formula="of:=([.B22]-[.F22])^2/[.F22]" office:value-type="float" office:value="2.22166651905594" calcext:value-type="float">
            <text:p>2.221666519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J25]/9" office:value-type="float" office:value="1.44444444444444" calcext:value-type="float">
            <text:p>1.4444444444</text:p>
          </table:table-cell>
          <table:table-cell table:formula="of:=([.J22]-[.K22])^2/[.K22]" office:value-type="float" office:value="0.136752136752137" calcext:value-type="float">
            <text:p>0.13675213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23]*[.B23]" office:value-type="float" office:value="30" calcext:value-type="float">
            <text:p>30</text:p>
          </table:table-cell>
          <table:table-cell table:formula="of:=(1-[.C27])^([.A23]-1)*[.C27]" office:value-type="float" office:value="0.037757366255144" calcext:value-type="float">
            <text:p>0.0377573663</text:p>
          </table:table-cell>
          <table:table-cell table:formula="of:=[.D23]/[.D27]" office:value-type="float" office:value="0.038646783869245" calcext:value-type="float">
            <text:p>0.0386467839</text:p>
          </table:table-cell>
          <table:table-cell table:formula="of:=[.B25]*[.E23]" office:value-type="float" office:value="4.59896728044015" calcext:value-type="float">
            <text:p>4.5989672804</text:p>
          </table:table-cell>
          <table:table-cell table:formula="of:=([.B23]-[.F23])^2/[.F23]" office:value-type="float" office:value="0.426811621301511" calcext:value-type="float">
            <text:p>0.4268116213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6" office:value-type="float" office:value="3" calcext:value-type="float">
            <text:p>3</text:p>
          </table:table-cell>
          <table:table-cell table:formula="of:=2*[.J25]/9" office:value-type="float" office:value="2.88888888888889" calcext:value-type="float">
            <text:p>2.8888888889</text:p>
          </table:table-cell>
          <table:table-cell table:formula="of:=([.J23]-[.K23])^2/[.K23]" office:value-type="float" office:value="0.00427350427350428" calcext:value-type="float">
            <text:p>0.00427350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24]*[.B24]" office:value-type="float" office:value="18" calcext:value-type="float">
            <text:p>18</text:p>
          </table:table-cell>
          <table:table-cell table:formula="of:=(1-[.C27])^([.A24]-1)*[.C27]" office:value-type="float" office:value="0.0201372620027434" calcext:value-type="float">
            <text:p>0.020137262</text:p>
          </table:table-cell>
          <table:table-cell table:formula="of:=[.D24]/[.D27]" office:value-type="float" office:value="0.0206116180635973" calcext:value-type="float">
            <text:p>0.0206116181</text:p>
          </table:table-cell>
          <table:table-cell table:formula="of:=[.B25]*[.E24]" office:value-type="float" office:value="2.45278254956808" calcext:value-type="float">
            <text:p>2.4527825496</text:p>
          </table:table-cell>
          <table:table-cell table:formula="of:=([.B24]-[.F24])^2/[.F24]" office:value-type="float" office:value="0.122084584346844" calcext:value-type="float">
            <text:p>0.122084584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J25]/9" office:value-type="float" office:value="1.44444444444444" calcext:value-type="float">
            <text:p>1.4444444444</text:p>
          </table:table-cell>
          <table:table-cell table:formula="of:=([.J24]-[.K24])^2/[.K24]" office:value-type="float" office:value="1.44444444444444" calcext:value-type="float">
            <text:p>1.4444444444</text:p>
          </table:table-cell>
        </table:table-row>
        <table:table-row table:style-name="ro1">
          <table:table-cell/>
          <table:table-cell table:formula="of:=SUM([.B19:.B24])" office:value-type="float" office:value="119" calcext:value-type="float">
            <text:p>119</text:p>
          </table:table-cell>
          <table:table-cell table:number-columns-repeated="7"/>
          <table:table-cell table:style-name="ce12" table:formula="of:=SUM([.J19:.J24])" office:value-type="float" office:value="13" calcext:value-type="float">
            <text:p>13</text:p>
          </table:table-cell>
          <table:table-cell table:formula="of:=SUM([.K19:.K24])"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2"/>
          <table:table-cell table:formula="of:=SUM([.C19:.C24])/[.B25]" office:value-type="float" office:value="2.14285714285714" calcext:value-type="float">
            <text:p>2.1428571429</text:p>
          </table:table-cell>
          <table:table-cell table:number-columns-repeated="2"/>
          <table:table-cell office:value-type="string" calcext:value-type="string">
            <text:p>Chi-square:</text:p>
          </table:table-cell>
          <table:table-cell table:formula="of:=SUM([.G19:.G24])" office:value-type="float" office:value="3.17387138776534" calcext:value-type="float">
            <text:p>3.1738713878</text:p>
          </table:table-cell>
          <table:table-cell table:number-columns-repeated="3"/>
          <table:table-cell office:value-type="string" calcext:value-type="string">
            <text:p>Chi-square:</text:p>
          </table:table-cell>
          <table:table-cell table:formula="of:=SUM([.L19:.L24])" office:value-type="float" office:value="3.26923076923077" calcext:value-type="float">
            <text:p>3.2692307692</text:p>
          </table:table-cell>
        </table:table-row>
        <table:table-row table:style-name="ro1">
          <table:table-cell table:style-name="ce3"/>
          <table:table-cell table:style-name="ce6"/>
          <table:table-cell table:style-name="ce6" table:formula="of:=1/[.C26]" office:value-type="float" office:value="0.466666666666667" calcext:value-type="float">
            <text:p>0.4666666667</text:p>
          </table:table-cell>
          <table:table-cell table:style-name="ce6" table:formula="of:=SUM([.D19:.D24])" office:value-type="float" office:value="0.976985986282579" calcext:value-type="float">
            <text:p>0.9769859863</text:p>
          </table:table-cell>
          <table:table-cell table:style-name="ce6" table:formula="of:=SUM([.E19:.E24])" office:value-type="float" office:value="1" calcext:value-type="float">
            <text:p>1</text:p>
          </table:table-cell>
          <table:table-cell table:style-name="ce6" office:value-type="string" calcext:value-type="string">
            <text:p>p-value:</text:p>
          </table:table-cell>
          <table:table-cell table:style-name="ce10" table:formula="of:=LEGACY.CHIDIST([.G26];5)" office:value-type="float" office:value="0.673200153318956" calcext:value-type="float">
            <text:p>0.6732001533</text:p>
          </table:table-cell>
          <table:table-cell table:style-name="ce6"/>
          <table:table-cell table:style-name="ce3"/>
          <table:table-cell table:style-name="ce6"/>
          <table:table-cell table:style-name="ce6" office:value-type="string" calcext:value-type="string">
            <text:p>p-value:</text:p>
          </table:table-cell>
          <table:table-cell table:style-name="ce10" table:formula="of:=LEGACY.CHIDIST([.L26];5)" office:value-type="float" office:value="0.658555629619336" calcext:value-type="float">
            <text:p>0.6585556296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2" office:value-type="float" office:value="2017" calcext:value-type="float">
            <text:p>2017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4" office:value-type="string" calcext:value-type="string">
            <text:p>Truncated Geometric through No. 6 Seed:</text:p>
          </table:table-cell>
          <table:table-cell table:style-name="ce4" table:number-columns-repeated="5"/>
          <table:table-cell table:style-name="ce8"/>
          <table:table-cell table:style-name="ce4"/>
          <table:table-cell table:style-name="ce14" office:value-type="string" calcext:value-type="string">
            <text:p>Remaining Seeds, GOF to Tweaked Uniform</text:p>
          </table:table-cell>
          <table:table-cell table:style-name="ce4" table:number-columns-repeated="2"/>
          <table:table-cell table:style-name="ce8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Trunc. Pdf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  <table:table-cell/>
          <table:table-cell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formula="of:=[.A32]*[.B32]" office:value-type="float" office:value="52" calcext:value-type="float">
            <text:p>52</text:p>
          </table:table-cell>
          <table:table-cell table:formula="of:=(1-[.C40])^([.A32]-1)*[.C40]" office:value-type="float" office:value="0.464" calcext:value-type="float">
            <text:p>0.464</text:p>
          </table:table-cell>
          <table:table-cell table:formula="of:=[.D32]/[.D40]" office:value-type="float" office:value="0.475270138849811" calcext:value-type="float">
            <text:p>0.4752701388</text:p>
          </table:table-cell>
          <table:table-cell table:formula="of:=[.B38]*[.E32]" office:value-type="float" office:value="55.1313361065781" calcext:value-type="float">
            <text:p>55.1313361066</text:p>
          </table:table-cell>
          <table:table-cell table:formula="of:=([.B32]-[.F32])^2/[.F32]" office:value-type="float" office:value="0.177852860184716" calcext:value-type="float">
            <text:p>0.177852860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2*[.J38]/9" office:value-type="float" office:value="2.66666666666667" calcext:value-type="float">
            <text:p>2.6666666667</text:p>
          </table:table-cell>
          <table:table-cell table:formula="of:=([.J32]-[.K32])^2/[.K32]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A33]*[.B33]" office:value-type="float" office:value="56" calcext:value-type="float">
            <text:p>56</text:p>
          </table:table-cell>
          <table:table-cell table:formula="of:=(1-[.C40])^([.A33]-1)*[.C40]" office:value-type="float" office:value="0.248704" calcext:value-type="float">
            <text:p>0.248704</text:p>
          </table:table-cell>
          <table:table-cell table:formula="of:=[.D33]/[.D40]" office:value-type="float" office:value="0.254744794423499" calcext:value-type="float">
            <text:p>0.2547447944</text:p>
          </table:table-cell>
          <table:table-cell table:formula="of:=[.B38]*[.E33]" office:value-type="float" office:value="29.5503961531259" calcext:value-type="float">
            <text:p>29.5503961531</text:p>
          </table:table-cell>
          <table:table-cell table:formula="of:=([.B33]-[.F33])^2/[.F33]" office:value-type="float" office:value="0.0813433504976291" calcext:value-type="float">
            <text:p>0.08134335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2*[.J38]/9" office:value-type="float" office:value="2.66666666666667" calcext:value-type="float">
            <text:p>2.6666666667</text:p>
          </table:table-cell>
          <table:table-cell table:formula="of:=([.J33]-[.K33])^2/[.K33]" office:value-type="float" office:value="2.04166666666667" calcext:value-type="float">
            <text:p>2.041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34]*[.B34]" office:value-type="float" office:value="42" calcext:value-type="float">
            <text:p>42</text:p>
          </table:table-cell>
          <table:table-cell table:formula="of:=(1-[.C40])^([.A34]-1)*[.C40]" office:value-type="float" office:value="0.133305344" calcext:value-type="float">
            <text:p>0.133305344</text:p>
          </table:table-cell>
          <table:table-cell table:formula="of:=[.D34]/[.D40]" office:value-type="float" office:value="0.136543209810995" calcext:value-type="float">
            <text:p>0.1365432098</text:p>
          </table:table-cell>
          <table:table-cell table:formula="of:=[.B38]*[.E34]" office:value-type="float" office:value="15.8390123380755" calcext:value-type="float">
            <text:p>15.8390123381</text:p>
          </table:table-cell>
          <table:table-cell table:formula="of:=([.B34]-[.F34])^2/[.F34]" office:value-type="float" office:value="0.213521292073488" calcext:value-type="float">
            <text:p>0.213521292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J38]/9" office:value-type="float" office:value="1.33333333333333" calcext:value-type="float">
            <text:p>1.3333333333</text:p>
          </table:table-cell>
          <table:table-cell table:formula="of:=([.J34]-[.K34])^2/[.K34]" office:value-type="float" office:value="0.0833333333333333" calcext:value-type="float">
            <text:p>0.08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A35]*[.B35]" office:value-type="float" office:value="52" calcext:value-type="float">
            <text:p>52</text:p>
          </table:table-cell>
          <table:table-cell table:formula="of:=(1-[.C40])^([.A35]-1)*[.C40]" office:value-type="float" office:value="0.071451664384" calcext:value-type="float">
            <text:p>0.0714516644</text:p>
          </table:table-cell>
          <table:table-cell table:formula="of:=[.D35]/[.D40]" office:value-type="float" office:value="0.0731871604586936" calcext:value-type="float">
            <text:p>0.0731871605</text:p>
          </table:table-cell>
          <table:table-cell table:formula="of:=[.B38]*[.E35]" office:value-type="float" office:value="8.48971061320845" calcext:value-type="float">
            <text:p>8.4897106132</text:p>
          </table:table-cell>
          <table:table-cell table:formula="of:=([.B35]-[.F35])^2/[.F35]" office:value-type="float" office:value="2.39616063249022" calcext:value-type="float">
            <text:p>2.39616063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J38]/9" office:value-type="float" office:value="1.33333333333333" calcext:value-type="float">
            <text:p>1.3333333333</text:p>
          </table:table-cell>
          <table:table-cell table:formula="of:=([.J35]-[.K35])^2/[.K35]" office:value-type="float" office:value="0.0833333333333333" calcext:value-type="float">
            <text:p>0.08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36]*[.B36]" office:value-type="float" office:value="30" calcext:value-type="float">
            <text:p>30</text:p>
          </table:table-cell>
          <table:table-cell table:formula="of:=(1-[.C40])^([.A36]-1)*[.C40]" office:value-type="float" office:value="0.038298092109824" calcext:value-type="float">
            <text:p>0.0382980921</text:p>
          </table:table-cell>
          <table:table-cell table:formula="of:=[.D36]/[.D40]" office:value-type="float" office:value="0.0392283180058597" calcext:value-type="float">
            <text:p>0.039228318</text:p>
          </table:table-cell>
          <table:table-cell table:formula="of:=[.B38]*[.E36]" office:value-type="float" office:value="4.55048488867973" calcext:value-type="float">
            <text:p>4.5504848887</text:p>
          </table:table-cell>
          <table:table-cell table:formula="of:=([.B36]-[.F36])^2/[.F36]" office:value-type="float" office:value="0.461729707788443" calcext:value-type="float">
            <text:p>0.461729707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6" office:value-type="float" office:value="3" calcext:value-type="float">
            <text:p>3</text:p>
          </table:table-cell>
          <table:table-cell table:formula="of:=2*[.J38]/9" office:value-type="float" office:value="2.66666666666667" calcext:value-type="float">
            <text:p>2.6666666667</text:p>
          </table:table-cell>
          <table:table-cell table:formula="of:=([.J36]-[.K36])^2/[.K36]" office:value-type="float" office:value="0.0416666666666667" calcext:value-type="float">
            <text:p>0.041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37]*[.B37]" office:value-type="float" office:value="18" calcext:value-type="float">
            <text:p>18</text:p>
          </table:table-cell>
          <table:table-cell table:formula="of:=(1-[.C40])^([.A37]-1)*[.C40]" office:value-type="float" office:value="0.0205277773708657" calcext:value-type="float">
            <text:p>0.0205277774</text:p>
          </table:table-cell>
          <table:table-cell table:formula="of:=[.D37]/[.D40]" office:value-type="float" office:value="0.0210263784511408" calcext:value-type="float">
            <text:p>0.0210263785</text:p>
          </table:table-cell>
          <table:table-cell table:formula="of:=[.B38]*[.E37]" office:value-type="float" office:value="2.43905990033234" calcext:value-type="float">
            <text:p>2.4390599003</text:p>
          </table:table-cell>
          <table:table-cell table:formula="of:=([.B37]-[.F37])^2/[.F37]" office:value-type="float" office:value="0.129006177901697" calcext:value-type="float">
            <text:p>0.129006177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J38]/9" office:value-type="float" office:value="1.33333333333333" calcext:value-type="float">
            <text:p>1.3333333333</text:p>
          </table:table-cell>
          <table:table-cell table:formula="of:=([.J37]-[.K37])^2/[.K37]" office:value-type="float" office:value="1.33333333333333" calcext:value-type="float">
            <text:p>1.3333333333</text:p>
          </table:table-cell>
        </table:table-row>
        <table:table-row table:style-name="ro1">
          <table:table-cell/>
          <table:table-cell table:formula="of:=SUM([.B32:.B37])" office:value-type="float" office:value="116" calcext:value-type="float">
            <text:p>116</text:p>
          </table:table-cell>
          <table:table-cell table:number-columns-repeated="7"/>
          <table:table-cell table:style-name="ce12" table:formula="of:=SUM([.J32:.J37])" office:value-type="float" office:value="12" calcext:value-type="float">
            <text:p>12</text:p>
          </table:table-cell>
          <table:table-cell table:formula="of:=SUM([.K32:.K37])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/>
          <table:table-cell table:formula="of:=SUM([.C32:.C37])/[.B38]" office:value-type="float" office:value="2.1551724137931" calcext:value-type="float">
            <text:p>2.1551724138</text:p>
          </table:table-cell>
          <table:table-cell table:number-columns-repeated="2"/>
          <table:table-cell office:value-type="string" calcext:value-type="string">
            <text:p>Chi-square:</text:p>
          </table:table-cell>
          <table:table-cell table:formula="of:=SUM([.G32:.G37])" office:value-type="float" office:value="3.45961402093619" calcext:value-type="float">
            <text:p>3.4596140209</text:p>
          </table:table-cell>
          <table:table-cell table:number-columns-repeated="3"/>
          <table:table-cell office:value-type="string" calcext:value-type="string">
            <text:p>Chi-square:</text:p>
          </table:table-cell>
          <table:table-cell table:formula="of:=SUM([.L32:.L37])" office:value-type="float" office:value="3.75" calcext:value-type="float">
            <text:p>3.75</text:p>
          </table:table-cell>
        </table:table-row>
        <table:table-row table:style-name="ro1">
          <table:table-cell table:style-name="ce3"/>
          <table:table-cell table:style-name="ce6"/>
          <table:table-cell table:style-name="ce6" table:formula="of:=1/[.C39]" office:value-type="float" office:value="0.464" calcext:value-type="float">
            <text:p>0.464</text:p>
          </table:table-cell>
          <table:table-cell table:style-name="ce6" table:formula="of:=SUM([.D32:.D37])" office:value-type="float" office:value="0.97628687786469" calcext:value-type="float">
            <text:p>0.9762868779</text:p>
          </table:table-cell>
          <table:table-cell table:style-name="ce6" table:formula="of:=SUM([.E32:.E37])" office:value-type="float" office:value="1" calcext:value-type="float">
            <text:p>1</text:p>
          </table:table-cell>
          <table:table-cell table:style-name="ce6" office:value-type="string" calcext:value-type="string">
            <text:p>p-value:</text:p>
          </table:table-cell>
          <table:table-cell table:style-name="ce10" table:formula="of:=LEGACY.CHIDIST([.G39];5)" office:value-type="float" office:value="0.629507159011935" calcext:value-type="float">
            <text:p>0.629507159</text:p>
          </table:table-cell>
          <table:table-cell table:style-name="ce6"/>
          <table:table-cell table:style-name="ce3"/>
          <table:table-cell table:style-name="ce6"/>
          <table:table-cell table:style-name="ce6" office:value-type="string" calcext:value-type="string">
            <text:p>p-value:</text:p>
          </table:table-cell>
          <table:table-cell table:style-name="ce10" table:formula="of:=LEGACY.CHIDIST([.L39];5)" office:value-type="float" office:value="0.58594111841497" calcext:value-type="float">
            <text:p>0.5859411184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2" office:value-type="float" office:value="2016" calcext:value-type="float">
            <text:p>2016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4" office:value-type="string" calcext:value-type="string">
            <text:p>Truncated Geometric through No. 6 Seed:</text:p>
          </table:table-cell>
          <table:table-cell table:style-name="ce4" table:number-columns-repeated="5"/>
          <table:table-cell table:style-name="ce8"/>
          <table:table-cell table:style-name="ce4"/>
          <table:table-cell table:style-name="ce14" office:value-type="string" calcext:value-type="string">
            <text:p>Remaining Seeds, GOF to Tweaked Uniform</text:p>
          </table:table-cell>
          <table:table-cell table:style-name="ce4" table:number-columns-repeated="2"/>
          <table:table-cell table:style-name="ce8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Trunc. Pdf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  <table:table-cell/>
          <table:table-cell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formula="of:=[.A45]*[.B45]" office:value-type="float" office:value="51" calcext:value-type="float">
            <text:p>51</text:p>
          </table:table-cell>
          <table:table-cell table:formula="of:=(1-[.C53])^([.A45]-1)*[.C53]" office:value-type="float" office:value="0.461224489795918" calcext:value-type="float">
            <text:p>0.4612244898</text:p>
          </table:table-cell>
          <table:table-cell table:formula="of:=[.D45]/[.D53]" office:value-type="float" office:value="0.472788650644654" calcext:value-type="float">
            <text:p>0.4727886506</text:p>
          </table:table-cell>
          <table:table-cell table:formula="of:=[.B51]*[.E45]" office:value-type="float" office:value="53.4251175228459" calcext:value-type="float">
            <text:p>53.4251175228</text:p>
          </table:table-cell>
          <table:table-cell table:formula="of:=([.B45]-[.F45])^2/[.F45]" office:value-type="float" office:value="0.110082958584031" calcext:value-type="float">
            <text:p>0.110082958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2*[.J51]/9" office:value-type="float" office:value="2.44444444444444" calcext:value-type="float">
            <text:p>2.4444444444</text:p>
          </table:table-cell>
          <table:table-cell table:formula="of:=([.J45]-[.K45])^2/[.K45]" office:value-type="float" office:value="0.0808080808080809" calcext:value-type="float">
            <text:p>0.08080808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[.A46]*[.B46]" office:value-type="float" office:value="52" calcext:value-type="float">
            <text:p>52</text:p>
          </table:table-cell>
          <table:table-cell table:formula="of:=(1-[.C53])^([.A46]-1)*[.C53]" office:value-type="float" office:value="0.248496459808413" calcext:value-type="float">
            <text:p>0.2484964598</text:p>
          </table:table-cell>
          <table:table-cell table:formula="of:=[.D46]/[.D53]" office:value-type="float" office:value="0.254726946469773" calcext:value-type="float">
            <text:p>0.2547269465</text:p>
          </table:table-cell>
          <table:table-cell table:formula="of:=[.B51]*[.E46]" office:value-type="float" office:value="28.7841449510844" calcext:value-type="float">
            <text:p>28.7841449511</text:p>
          </table:table-cell>
          <table:table-cell table:formula="of:=([.B46]-[.F46])^2/[.F46]" office:value-type="float" office:value="0.26929627827477" calcext:value-type="float">
            <text:p>0.26929627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2*[.J51]/9" office:value-type="float" office:value="2.44444444444444" calcext:value-type="float">
            <text:p>2.4444444444</text:p>
          </table:table-cell>
          <table:table-cell table:formula="of:=([.J46]-[.K46])^2/[.K46]" office:value-type="float" office:value="2.67171717171717" calcext:value-type="float">
            <text:p>2.67171717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47]*[.B47]" office:value-type="float" office:value="42" calcext:value-type="float">
            <text:p>42</text:p>
          </table:table-cell>
          <table:table-cell table:formula="of:=(1-[.C53])^([.A47]-1)*[.C53]" office:value-type="float" office:value="0.133883806917186" calcext:value-type="float">
            <text:p>0.1338838069</text:p>
          </table:table-cell>
          <table:table-cell table:formula="of:=[.D47]/[.D53]" office:value-type="float" office:value="0.13724064054698" calcext:value-type="float">
            <text:p>0.1372406405</text:p>
          </table:table-cell>
          <table:table-cell table:formula="of:=[.B51]*[.E47]" office:value-type="float" office:value="15.5081923818087" calcext:value-type="float">
            <text:p>15.5081923818</text:p>
          </table:table-cell>
          <table:table-cell table:formula="of:=([.B47]-[.F47])^2/[.F47]" office:value-type="float" office:value="0.146673719576375" calcext:value-type="float">
            <text:p>0.146673719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J51]/9" office:value-type="float" office:value="1.22222222222222" calcext:value-type="float">
            <text:p>1.2222222222</text:p>
          </table:table-cell>
          <table:table-cell table:formula="of:=([.J47]-[.K47])^2/[.K47]" office:value-type="float" office:value="0.0404040404040404" calcext:value-type="float">
            <text:p>0.04040404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A48]*[.B48]" office:value-type="float" office:value="52" calcext:value-type="float">
            <text:p>52</text:p>
          </table:table-cell>
          <table:table-cell table:formula="of:=(1-[.C53])^([.A48]-1)*[.C53]" office:value-type="float" office:value="0.0721333163798716" calcext:value-type="float">
            <text:p>0.0721333164</text:p>
          </table:table-cell>
          <table:table-cell table:formula="of:=[.D48]/[.D53]" office:value-type="float" office:value="0.0739418961314341" calcext:value-type="float">
            <text:p>0.0739418961</text:p>
          </table:table-cell>
          <table:table-cell table:formula="of:=[.B51]*[.E48]" office:value-type="float" office:value="8.35543426285205" calcext:value-type="float">
            <text:p>8.3554342629</text:p>
          </table:table-cell>
          <table:table-cell table:formula="of:=([.B48]-[.F48])^2/[.F48]" office:value-type="float" office:value="2.58179170681731" calcext:value-type="float">
            <text:p>2.581791706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J51]/9" office:value-type="float" office:value="1.22222222222222" calcext:value-type="float">
            <text:p>1.2222222222</text:p>
          </table:table-cell>
          <table:table-cell table:formula="of:=([.J48]-[.K48])^2/[.K48]" office:value-type="float" office:value="1.22222222222222" calcext:value-type="float">
            <text:p>1.22222222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49]*[.B49]" office:value-type="float" office:value="30" calcext:value-type="float">
            <text:p>30</text:p>
          </table:table-cell>
          <table:table-cell table:formula="of:=(1-[.C53])^([.A49]-1)*[.C53]" office:value-type="float" office:value="0.0388636643352778" calcext:value-type="float">
            <text:p>0.0388636643</text:p>
          </table:table-cell>
          <table:table-cell table:formula="of:=[.D49]/[.D53]" office:value-type="float" office:value="0.0398380828136707" calcext:value-type="float">
            <text:p>0.0398380828</text:p>
          </table:table-cell>
          <table:table-cell table:formula="of:=[.B51]*[.E49]" office:value-type="float" office:value="4.50170335794478" calcext:value-type="float">
            <text:p>4.5017033579</text:p>
          </table:table-cell>
          <table:table-cell table:formula="of:=([.B49]-[.F49])^2/[.F49]" office:value-type="float" office:value="0.498676311852504" calcext:value-type="float">
            <text:p>0.4986763119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6" office:value-type="float" office:value="3" calcext:value-type="float">
            <text:p>3</text:p>
          </table:table-cell>
          <table:table-cell table:formula="of:=2*[.J51]/9" office:value-type="float" office:value="2.44444444444444" calcext:value-type="float">
            <text:p>2.4444444444</text:p>
          </table:table-cell>
          <table:table-cell table:formula="of:=([.J49]-[.K49])^2/[.K49]" office:value-type="float" office:value="0.126262626262626" calcext:value-type="float">
            <text:p>0.12626262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50]*[.B50]" office:value-type="float" office:value="18" calcext:value-type="float">
            <text:p>18</text:p>
          </table:table-cell>
          <table:table-cell table:formula="of:=(1-[.C53])^([.A50]-1)*[.C53]" office:value-type="float" office:value="0.0209387905806395" calcext:value-type="float">
            <text:p>0.0209387906</text:p>
          </table:table-cell>
          <table:table-cell table:formula="of:=[.D50]/[.D53]" office:value-type="float" office:value="0.0214637833934879" calcext:value-type="float">
            <text:p>0.0214637834</text:p>
          </table:table-cell>
          <table:table-cell table:formula="of:=[.B51]*[.E50]" office:value-type="float" office:value="2.42540752346413" calcext:value-type="float">
            <text:p>2.4254075235</text:p>
          </table:table-cell>
          <table:table-cell table:formula="of:=([.B50]-[.F50])^2/[.F50]" office:value-type="float" office:value="0.136124140334187" calcext:value-type="float">
            <text:p>0.136124140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J51]/9" office:value-type="float" office:value="1.22222222222222" calcext:value-type="float">
            <text:p>1.2222222222</text:p>
          </table:table-cell>
          <table:table-cell table:formula="of:=([.J50]-[.K50])^2/[.K50]" office:value-type="float" office:value="1.22222222222222" calcext:value-type="float">
            <text:p>1.2222222222</text:p>
          </table:table-cell>
        </table:table-row>
        <table:table-row table:style-name="ro1">
          <table:table-cell/>
          <table:table-cell table:formula="of:=SUM([.B45:.B50])" office:value-type="float" office:value="113" calcext:value-type="float">
            <text:p>113</text:p>
          </table:table-cell>
          <table:table-cell table:number-columns-repeated="7"/>
          <table:table-cell table:style-name="ce12" table:formula="of:=SUM([.J45:.J50])" office:value-type="float" office:value="11" calcext:value-type="float">
            <text:p>11</text:p>
          </table:table-cell>
          <table:table-cell table:formula="of:=SUM([.K45:.K50])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/>
          <table:table-cell table:formula="of:=SUM([.C45:.C50])/[.B51]" office:value-type="float" office:value="2.16814159292035" calcext:value-type="float">
            <text:p>2.1681415929</text:p>
          </table:table-cell>
          <table:table-cell table:number-columns-repeated="2"/>
          <table:table-cell office:value-type="string" calcext:value-type="string">
            <text:p>Chi-square:</text:p>
          </table:table-cell>
          <table:table-cell table:formula="of:=SUM([.G45:.G50])" office:value-type="float" office:value="3.74264511543918" calcext:value-type="float">
            <text:p>3.7426451154</text:p>
          </table:table-cell>
          <table:table-cell table:number-columns-repeated="3"/>
          <table:table-cell office:value-type="string" calcext:value-type="string">
            <text:p>Chi-square:</text:p>
          </table:table-cell>
          <table:table-cell table:formula="of:=SUM([.L45:.L50])" office:value-type="float" office:value="5.36363636363636" calcext:value-type="float">
            <text:p>5.3636363636</text:p>
          </table:table-cell>
        </table:table-row>
        <table:table-row table:style-name="ro1">
          <table:table-cell table:style-name="ce3"/>
          <table:table-cell table:style-name="ce6"/>
          <table:table-cell table:style-name="ce6" table:formula="of:=1/[.C52]" office:value-type="float" office:value="0.461224489795918" calcext:value-type="float">
            <text:p>0.4612244898</text:p>
          </table:table-cell>
          <table:table-cell table:style-name="ce6" table:formula="of:=SUM([.D45:.D50])" office:value-type="float" office:value="0.975540527817306" calcext:value-type="float">
            <text:p>0.9755405278</text:p>
          </table:table-cell>
          <table:table-cell table:style-name="ce6" table:formula="of:=SUM([.E45:.E50])" office:value-type="float" office:value="1" calcext:value-type="float">
            <text:p>1</text:p>
          </table:table-cell>
          <table:table-cell table:style-name="ce6" office:value-type="string" calcext:value-type="string">
            <text:p>p-value:</text:p>
          </table:table-cell>
          <table:table-cell table:style-name="ce10" table:formula="of:=LEGACY.CHIDIST([.G52];5)" office:value-type="float" office:value="0.587030722494714" calcext:value-type="float">
            <text:p>0.5870307225</text:p>
          </table:table-cell>
          <table:table-cell table:style-name="ce6"/>
          <table:table-cell table:style-name="ce3"/>
          <table:table-cell table:style-name="ce6"/>
          <table:table-cell table:style-name="ce6" office:value-type="string" calcext:value-type="string">
            <text:p>p-value:</text:p>
          </table:table-cell>
          <table:table-cell table:style-name="ce10" table:formula="of:=LEGACY.CHIDIST([.L52];5)" office:value-type="float" office:value="0.373130385948705" calcext:value-type="float">
            <text:p>0.3731303859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2" office:value-type="float" office:value="2015" calcext:value-type="float">
            <text:p>2015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4" office:value-type="string" calcext:value-type="string">
            <text:p>Truncated Geometric through No. 6 Seed:</text:p>
          </table:table-cell>
          <table:table-cell table:style-name="ce4" table:number-columns-repeated="5"/>
          <table:table-cell table:style-name="ce8"/>
          <table:table-cell table:style-name="ce4"/>
          <table:table-cell table:style-name="ce14" office:value-type="string" calcext:value-type="string">
            <text:p>Remaining Seeds, GOF to Tweaked Uniform</text:p>
          </table:table-cell>
          <table:table-cell table:style-name="ce4" table:number-columns-repeated="2"/>
          <table:table-cell table:style-name="ce8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Trunc. Pdf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  <table:table-cell/>
          <table:table-cell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formula="of:=[.A58]*[.B58]" office:value-type="float" office:value="48" calcext:value-type="float">
            <text:p>48</text:p>
          </table:table-cell>
          <table:table-cell table:formula="of:=(1-[.C66])^([.A58]-1)*[.C66]" office:value-type="float" office:value="0.454545454545455" calcext:value-type="float">
            <text:p>0.4545454545</text:p>
          </table:table-cell>
          <table:table-cell table:formula="of:=[.D58]/[.D66]" office:value-type="float" office:value="0.466840202793777" calcext:value-type="float">
            <text:p>0.4668402028</text:p>
          </table:table-cell>
          <table:table-cell table:formula="of:=[.B64]*[.E58]" office:value-type="float" office:value="51.3524223073155" calcext:value-type="float">
            <text:p>51.3524223073</text:p>
          </table:table-cell>
          <table:table-cell table:formula="of:=([.B58]-[.F58])^2/[.F58]" office:value-type="float" office:value="0.218855018353938" calcext:value-type="float">
            <text:p>0.21885501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2*[.J64]/9" office:value-type="float" office:value="2.22222222222222" calcext:value-type="float">
            <text:p>2.2222222222</text:p>
          </table:table-cell>
          <table:table-cell table:formula="of:=([.J58]-[.K58])^2/[.K58]" office:value-type="float" office:value="0.672222222222222" calcext:value-type="float">
            <text:p>0.67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[.A59]*[.B59]" office:value-type="float" office:value="52" calcext:value-type="float">
            <text:p>52</text:p>
          </table:table-cell>
          <table:table-cell table:formula="of:=(1-[.C66])^([.A59]-1)*[.C66]" office:value-type="float" office:value="0.247933884297521" calcext:value-type="float">
            <text:p>0.2479338843</text:p>
          </table:table-cell>
          <table:table-cell table:formula="of:=[.D59]/[.D66]" office:value-type="float" office:value="0.254640110614787" calcext:value-type="float">
            <text:p>0.2546401106</text:p>
          </table:table-cell>
          <table:table-cell table:formula="of:=[.B64]*[.E59]" office:value-type="float" office:value="28.0104121676266" calcext:value-type="float">
            <text:p>28.0104121676</text:p>
          </table:table-cell>
          <table:table-cell table:formula="of:=([.B59]-[.F59])^2/[.F59]" office:value-type="float" office:value="0.144294809357089" calcext:value-type="float">
            <text:p>0.144294809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2*[.J64]/9" office:value-type="float" office:value="2.22222222222222" calcext:value-type="float">
            <text:p>2.2222222222</text:p>
          </table:table-cell>
          <table:table-cell table:formula="of:=([.J59]-[.K59])^2/[.K59]" office:value-type="float" office:value="3.47222222222222" calcext:value-type="float">
            <text:p>3.47222222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60]*[.B60]" office:value-type="float" office:value="42" calcext:value-type="float">
            <text:p>42</text:p>
          </table:table-cell>
          <table:table-cell table:formula="of:=(1-[.C66])^([.A60]-1)*[.C66]" office:value-type="float" office:value="0.135236664162284" calcext:value-type="float">
            <text:p>0.1352366642</text:p>
          </table:table-cell>
          <table:table-cell table:formula="of:=[.D60]/[.D66]" office:value-type="float" office:value="0.138894605789884" calcext:value-type="float">
            <text:p>0.1388946058</text:p>
          </table:table-cell>
          <table:table-cell table:formula="of:=[.B64]*[.E60]" office:value-type="float" office:value="15.2784066368872" calcext:value-type="float">
            <text:p>15.2784066369</text:p>
          </table:table-cell>
          <table:table-cell table:formula="of:=([.B60]-[.F60])^2/[.F60]" office:value-type="float" office:value="0.106969500686774" calcext:value-type="float">
            <text:p>0.106969500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J64]/9" office:value-type="float" office:value="1.11111111111111" calcext:value-type="float">
            <text:p>1.1111111111</text:p>
          </table:table-cell>
          <table:table-cell table:formula="of:=([.J60]-[.K60])^2/[.K60]" office:value-type="float" office:value="0.0111111111111111" calcext:value-type="float">
            <text:p>0.0111111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A61]*[.B61]" office:value-type="float" office:value="52" calcext:value-type="float">
            <text:p>52</text:p>
          </table:table-cell>
          <table:table-cell table:formula="of:=(1-[.C66])^([.A61]-1)*[.C66]" office:value-type="float" office:value="0.0737654531794275" calcext:value-type="float">
            <text:p>0.0737654532</text:p>
          </table:table-cell>
          <table:table-cell table:formula="of:=[.D61]/[.D66]" office:value-type="float" office:value="0.0757606940672094" calcext:value-type="float">
            <text:p>0.0757606941</text:p>
          </table:table-cell>
          <table:table-cell table:formula="of:=[.B64]*[.E61]" office:value-type="float" office:value="8.33367634739303" calcext:value-type="float">
            <text:p>8.3336763474</text:p>
          </table:table-cell>
          <table:table-cell table:formula="of:=([.B61]-[.F61])^2/[.F61]" office:value-type="float" office:value="2.61284162273603" calcext:value-type="float">
            <text:p>2.612841622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J64]/9" office:value-type="float" office:value="1.11111111111111" calcext:value-type="float">
            <text:p>1.1111111111</text:p>
          </table:table-cell>
          <table:table-cell table:formula="of:=([.J61]-[.K61])^2/[.K61]" office:value-type="float" office:value="1.11111111111111" calcext:value-type="float">
            <text:p>1.11111111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62]*[.B62]" office:value-type="float" office:value="30" calcext:value-type="float">
            <text:p>30</text:p>
          </table:table-cell>
          <table:table-cell table:formula="of:=(1-[.C66])^([.A62]-1)*[.C66]" office:value-type="float" office:value="0.0402357017342332" calcext:value-type="float">
            <text:p>0.0402357017</text:p>
          </table:table-cell>
          <table:table-cell table:formula="of:=[.D62]/[.D66]" office:value-type="float" office:value="0.0413240149457505" calcext:value-type="float">
            <text:p>0.0413240149</text:p>
          </table:table-cell>
          <table:table-cell table:formula="of:=[.B64]*[.E62]" office:value-type="float" office:value="4.54564164403256" calcext:value-type="float">
            <text:p>4.545641644</text:p>
          </table:table-cell>
          <table:table-cell table:formula="of:=([.B62]-[.F62])^2/[.F62]" office:value-type="float" office:value="0.465315656888409" calcext:value-type="float">
            <text:p>0.4653156569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6" office:value-type="float" office:value="3" calcext:value-type="float">
            <text:p>3</text:p>
          </table:table-cell>
          <table:table-cell table:formula="of:=2*[.J64]/9" office:value-type="float" office:value="2.22222222222222" calcext:value-type="float">
            <text:p>2.2222222222</text:p>
          </table:table-cell>
          <table:table-cell table:formula="of:=([.J62]-[.K62])^2/[.K62]" office:value-type="float" office:value="0.272222222222222" calcext:value-type="float">
            <text:p>0.27222222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63]*[.B63]" office:value-type="float" office:value="18" calcext:value-type="float">
            <text:p>18</text:p>
          </table:table-cell>
          <table:table-cell table:formula="of:=(1-[.C66])^([.A63]-1)*[.C66]" office:value-type="float" office:value="0.0219467464004908" calcext:value-type="float">
            <text:p>0.0219467464</text:p>
          </table:table-cell>
          <table:table-cell table:formula="of:=[.D63]/[.D66]" office:value-type="float" office:value="0.0225403717885912" calcext:value-type="float">
            <text:p>0.0225403718</text:p>
          </table:table-cell>
          <table:table-cell table:formula="of:=[.B64]*[.E63]" office:value-type="float" office:value="2.47944089674503" calcext:value-type="float">
            <text:p>2.4794408967</text:p>
          </table:table-cell>
          <table:table-cell table:formula="of:=([.B63]-[.F63])^2/[.F63]" office:value-type="float" office:value="0.109291485970631" calcext:value-type="float">
            <text:p>0.10929148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J64]/9" office:value-type="float" office:value="1.11111111111111" calcext:value-type="float">
            <text:p>1.1111111111</text:p>
          </table:table-cell>
          <table:table-cell table:formula="of:=([.J63]-[.K63])^2/[.K63]" office:value-type="float" office:value="1.11111111111111" calcext:value-type="float">
            <text:p>1.1111111111</text:p>
          </table:table-cell>
        </table:table-row>
        <table:table-row table:style-name="ro1">
          <table:table-cell/>
          <table:table-cell table:formula="of:=SUM([.B58:.B63])" office:value-type="float" office:value="110" calcext:value-type="float">
            <text:p>110</text:p>
          </table:table-cell>
          <table:table-cell table:number-columns-repeated="7"/>
          <table:table-cell table:style-name="ce12" table:formula="of:=SUM([.J58:.J63])" office:value-type="float" office:value="10" calcext:value-type="float">
            <text:p>10</text:p>
          </table:table-cell>
          <table:table-cell table:formula="of:=SUM([.K58:.K63])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table:formula="of:=SUM([.C58:.C63])/[.B64]" office:value-type="float" office:value="2.2" calcext:value-type="float">
            <text:p>2.2</text:p>
          </table:table-cell>
          <table:table-cell table:number-columns-repeated="2"/>
          <table:table-cell office:value-type="string" calcext:value-type="string">
            <text:p>Chi-square:</text:p>
          </table:table-cell>
          <table:table-cell table:formula="of:=SUM([.G58:.G63])" office:value-type="float" office:value="3.65756809399287" calcext:value-type="float">
            <text:p>3.657568094</text:p>
          </table:table-cell>
          <table:table-cell table:number-columns-repeated="3"/>
          <table:table-cell office:value-type="string" calcext:value-type="string">
            <text:p>Chi-square:</text:p>
          </table:table-cell>
          <table:table-cell table:formula="of:=SUM([.L58:.L63])" office:value-type="float" office:value="6.65" calcext:value-type="float">
            <text:p>6.65</text:p>
          </table:table-cell>
        </table:table-row>
        <table:table-row table:style-name="ro1">
          <table:table-cell table:style-name="ce3"/>
          <table:table-cell table:style-name="ce6"/>
          <table:table-cell table:style-name="ce6" table:formula="of:=1/[.C65]" office:value-type="float" office:value="0.454545454545455" calcext:value-type="float">
            <text:p>0.4545454545</text:p>
          </table:table-cell>
          <table:table-cell table:style-name="ce6" table:formula="of:=SUM([.D58:.D63])" office:value-type="float" office:value="0.973663904319411" calcext:value-type="float">
            <text:p>0.9736639043</text:p>
          </table:table-cell>
          <table:table-cell table:style-name="ce6" table:formula="of:=SUM([.E58:.E63])" office:value-type="float" office:value="1" calcext:value-type="float">
            <text:p>1</text:p>
          </table:table-cell>
          <table:table-cell table:style-name="ce6" office:value-type="string" calcext:value-type="string">
            <text:p>p-value:</text:p>
          </table:table-cell>
          <table:table-cell table:style-name="ce10" table:formula="of:=LEGACY.CHIDIST([.G65];5)" office:value-type="float" office:value="0.599690944577201" calcext:value-type="float">
            <text:p>0.5996909446</text:p>
          </table:table-cell>
          <table:table-cell table:style-name="ce6"/>
          <table:table-cell table:style-name="ce3"/>
          <table:table-cell table:style-name="ce6"/>
          <table:table-cell table:style-name="ce6" office:value-type="string" calcext:value-type="string">
            <text:p>p-value:</text:p>
          </table:table-cell>
          <table:table-cell table:style-name="ce10" table:formula="of:=LEGACY.CHIDIST([.L65];5)" office:value-type="float" office:value="0.247998255792837" calcext:value-type="float">
            <text:p>0.2479982558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2" office:value-type="float" office:value="2014" calcext:value-type="float">
            <text:p>2014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4" office:value-type="string" calcext:value-type="string">
            <text:p>Truncated Geometric through No. 6 Seed:</text:p>
          </table:table-cell>
          <table:table-cell table:style-name="ce4" table:number-columns-repeated="5"/>
          <table:table-cell table:style-name="ce8"/>
          <table:table-cell table:style-name="ce4"/>
          <table:table-cell table:style-name="ce14" office:value-type="string" calcext:value-type="string">
            <text:p>Remaining Seeds, GOF to Tweaked Uniform</text:p>
          </table:table-cell>
          <table:table-cell table:style-name="ce4" table:number-columns-repeated="2"/>
          <table:table-cell table:style-name="ce8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Trunc. Pdf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  <table:table-cell/>
          <table:table-cell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formula="of:=[.A71]*[.B71]" office:value-type="float" office:value="47" calcext:value-type="float">
            <text:p>47</text:p>
          </table:table-cell>
          <table:table-cell table:formula="of:=(1-[.C79])^([.A71]-1)*[.C79]" office:value-type="float" office:value="0.451882845188285" calcext:value-type="float">
            <text:p>0.4518828452</text:p>
          </table:table-cell>
          <table:table-cell table:formula="of:=[.D71]/[.D79]" office:value-type="float" office:value="0.464478059821287" calcext:value-type="float">
            <text:p>0.4644780598</text:p>
          </table:table-cell>
          <table:table-cell table:formula="of:=[.B77]*[.E71]" office:value-type="float" office:value="50.163630460699" calcext:value-type="float">
            <text:p>50.1636304607</text:p>
          </table:table-cell>
          <table:table-cell table:formula="of:=([.B71]-[.F71])^2/[.F71]" office:value-type="float" office:value="0.199518208709067" calcext:value-type="float">
            <text:p>0.199518208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2*[.J77]/9" office:value-type="float" office:value="1.77777777777778" calcext:value-type="float">
            <text:p>1.7777777778</text:p>
          </table:table-cell>
          <table:table-cell table:formula="of:=([.J71]-[.K71])^2/[.K71]" office:value-type="float" office:value="1.77777777777778" calcext:value-type="float">
            <text:p>1.7777777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[.A72]*[.B72]" office:value-type="float" office:value="50" calcext:value-type="float">
            <text:p>50</text:p>
          </table:table-cell>
          <table:table-cell table:formula="of:=(1-[.C79])^([.A72]-1)*[.C79]" office:value-type="float" office:value="0.247684739412825" calcext:value-type="float">
            <text:p>0.2476847394</text:p>
          </table:table-cell>
          <table:table-cell table:formula="of:=[.D72]/[.D79]" office:value-type="float" office:value="0.254588392621709" calcext:value-type="float">
            <text:p>0.2545883926</text:p>
          </table:table-cell>
          <table:table-cell table:formula="of:=[.B77]*[.E72]" office:value-type="float" office:value="27.4955464031446" calcext:value-type="float">
            <text:p>27.4955464031</text:p>
          </table:table-cell>
          <table:table-cell table:formula="of:=([.B72]-[.F72])^2/[.F72]" office:value-type="float" office:value="0.226500385150943" calcext:value-type="float">
            <text:p>0.226500385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2*[.J77]/9" office:value-type="float" office:value="1.77777777777778" calcext:value-type="float">
            <text:p>1.7777777778</text:p>
          </table:table-cell>
          <table:table-cell table:formula="of:=([.J72]-[.K72])^2/[.K72]" office:value-type="float" office:value="2.77777777777778" calcext:value-type="float">
            <text:p>2.77777777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73]*[.B73]" office:value-type="float" office:value="42" calcext:value-type="float">
            <text:p>42</text:p>
          </table:table-cell>
          <table:table-cell table:formula="of:=(1-[.C79])^([.A73]-1)*[.C79]" office:value-type="float" office:value="0.135760254657239" calcext:value-type="float">
            <text:p>0.1357602547</text:p>
          </table:table-cell>
          <table:table-cell table:formula="of:=[.D73]/[.D79]" office:value-type="float" office:value="0.139544265411899" calcext:value-type="float">
            <text:p>0.1395442654</text:p>
          </table:table-cell>
          <table:table-cell table:formula="of:=[.B77]*[.E73]" office:value-type="float" office:value="15.0707806644851" calcext:value-type="float">
            <text:p>15.0707806645</text:p>
          </table:table-cell>
          <table:table-cell table:formula="of:=([.B73]-[.F73])^2/[.F73]" office:value-type="float" office:value="0.0760790868741848" calcext:value-type="float">
            <text:p>0.076079086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J77]/9" office:value-type="float" office:value="0.888888888888889" calcext:value-type="float">
            <text:p>0.8888888889</text:p>
          </table:table-cell>
          <table:table-cell table:formula="of:=([.J73]-[.K73])^2/[.K73]" office:value-type="float" office:value="0.0138888888888889" calcext:value-type="float">
            <text:p>0.01388888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A74]*[.B74]" office:value-type="float" office:value="52" calcext:value-type="float">
            <text:p>52</text:p>
          </table:table-cell>
          <table:table-cell table:formula="of:=(1-[.C79])^([.A74]-1)*[.C79]" office:value-type="float" office:value="0.0744125245192397" calcext:value-type="float">
            <text:p>0.0744125245</text:p>
          </table:table-cell>
          <table:table-cell table:formula="of:=[.D74]/[.D79]" office:value-type="float" office:value="0.0764866057278609" calcext:value-type="float">
            <text:p>0.0764866057</text:p>
          </table:table-cell>
          <table:table-cell table:formula="of:=[.B77]*[.E74]" office:value-type="float" office:value="8.26055341860898" calcext:value-type="float">
            <text:p>8.2605534186</text:p>
          </table:table-cell>
          <table:table-cell table:formula="of:=([.B74]-[.F74])^2/[.F74]" office:value-type="float" office:value="2.71923111679866" calcext:value-type="float">
            <text:p>2.719231116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J77]/9" office:value-type="float" office:value="0.888888888888889" calcext:value-type="float">
            <text:p>0.8888888889</text:p>
          </table:table-cell>
          <table:table-cell table:formula="of:=([.J74]-[.K74])^2/[.K74]" office:value-type="float" office:value="0.888888888888889" calcext:value-type="float">
            <text:p>0.88888888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75]*[.B75]" office:value-type="float" office:value="30" calcext:value-type="float">
            <text:p>30</text:p>
          </table:table-cell>
          <table:table-cell table:formula="of:=(1-[.C79])^([.A75]-1)*[.C79]" office:value-type="float" office:value="0.0407867812218426" calcext:value-type="float">
            <text:p>0.0407867812</text:p>
          </table:table-cell>
          <table:table-cell table:formula="of:=[.D75]/[.D79]" office:value-type="float" office:value="0.0419236207127605" calcext:value-type="float">
            <text:p>0.0419236207</text:p>
          </table:table-cell>
          <table:table-cell table:formula="of:=[.B77]*[.E75]" office:value-type="float" office:value="4.52775103697814" calcext:value-type="float">
            <text:p>4.527751037</text:p>
          </table:table-cell>
          <table:table-cell table:formula="of:=([.B75]-[.F75])^2/[.F75]" office:value-type="float" office:value="0.478718240339816" calcext:value-type="float">
            <text:p>0.4787182403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6" office:value-type="float" office:value="3" calcext:value-type="float">
            <text:p>3</text:p>
          </table:table-cell>
          <table:table-cell table:formula="of:=2*[.J77]/9" office:value-type="float" office:value="1.77777777777778" calcext:value-type="float">
            <text:p>1.7777777778</text:p>
          </table:table-cell>
          <table:table-cell table:formula="of:=([.J75]-[.K75])^2/[.K75]" office:value-type="float" office:value="0.840277777777778" calcext:value-type="float">
            <text:p>0.84027777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76]*[.B76]" office:value-type="float" office:value="18" calcext:value-type="float">
            <text:p>18</text:p>
          </table:table-cell>
          <table:table-cell table:formula="of:=(1-[.C79])^([.A76]-1)*[.C79]" office:value-type="float" office:value="0.0223559344772443" calcext:value-type="float">
            <text:p>0.0223559345</text:p>
          </table:table-cell>
          <table:table-cell table:formula="of:=[.D76]/[.D79]" office:value-type="float" office:value="0.0229790557044838" calcext:value-type="float">
            <text:p>0.0229790557</text:p>
          </table:table-cell>
          <table:table-cell table:formula="of:=[.B77]*[.E76]" office:value-type="float" office:value="2.48173801608425" calcext:value-type="float">
            <text:p>2.4817380161</text:p>
          </table:table-cell>
          <table:table-cell table:formula="of:=([.B76]-[.F76])^2/[.F76]" office:value-type="float" office:value="0.108228782503033" calcext:value-type="float">
            <text:p>0.10822878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J77]/9" office:value-type="float" office:value="0.888888888888889" calcext:value-type="float">
            <text:p>0.8888888889</text:p>
          </table:table-cell>
          <table:table-cell table:formula="of:=([.J76]-[.K76])^2/[.K76]" office:value-type="float" office:value="0.888888888888889" calcext:value-type="float">
            <text:p>0.8888888889</text:p>
          </table:table-cell>
        </table:table-row>
        <table:table-row table:style-name="ro1">
          <table:table-cell/>
          <table:table-cell table:formula="of:=SUM([.B71:.B76])" office:value-type="float" office:value="108" calcext:value-type="float">
            <text:p>108</text:p>
          </table:table-cell>
          <table:table-cell table:number-columns-repeated="7"/>
          <table:table-cell table:style-name="ce12" table:formula="of:=SUM([.J71:.J76])" office:value-type="float" office:value="8" calcext:value-type="float">
            <text:p>8</text:p>
          </table:table-cell>
          <table:table-cell table:formula="of:=SUM([.K71:.K76])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table:formula="of:=SUM([.C71:.C76])/[.B77]" office:value-type="float" office:value="2.21296296296296" calcext:value-type="float">
            <text:p>2.212962963</text:p>
          </table:table-cell>
          <table:table-cell table:number-columns-repeated="2"/>
          <table:table-cell office:value-type="string" calcext:value-type="string">
            <text:p>Chi-square:</text:p>
          </table:table-cell>
          <table:table-cell table:formula="of:=SUM([.G71:.G76])" office:value-type="float" office:value="3.8082758203757" calcext:value-type="float">
            <text:p>3.8082758204</text:p>
          </table:table-cell>
          <table:table-cell table:number-columns-repeated="3"/>
          <table:table-cell office:value-type="string" calcext:value-type="string">
            <text:p>Chi-square:</text:p>
          </table:table-cell>
          <table:table-cell table:formula="of:=SUM([.L71:.L76])" office:value-type="float" office:value="7.1875" calcext:value-type="float">
            <text:p>7.1875</text:p>
          </table:table-cell>
        </table:table-row>
        <table:table-row table:style-name="ro1">
          <table:table-cell table:style-name="ce3"/>
          <table:table-cell table:style-name="ce6"/>
          <table:table-cell table:style-name="ce6" table:formula="of:=1/[.C78]" office:value-type="float" office:value="0.451882845188285" calcext:value-type="float">
            <text:p>0.4518828452</text:p>
          </table:table-cell>
          <table:table-cell table:style-name="ce6" table:formula="of:=SUM([.D71:.D76])" office:value-type="float" office:value="0.972883079476676" calcext:value-type="float">
            <text:p>0.9728830795</text:p>
          </table:table-cell>
          <table:table-cell table:style-name="ce6" table:formula="of:=SUM([.E71:.E76])" office:value-type="float" office:value="1" calcext:value-type="float">
            <text:p>1</text:p>
          </table:table-cell>
          <table:table-cell table:style-name="ce6" office:value-type="string" calcext:value-type="string">
            <text:p>p-value:</text:p>
          </table:table-cell>
          <table:table-cell table:style-name="ce10" table:formula="of:=LEGACY.CHIDIST([.G78];5)" office:value-type="float" office:value="0.577336509299584" calcext:value-type="float">
            <text:p>0.5773365093</text:p>
          </table:table-cell>
          <table:table-cell table:style-name="ce6"/>
          <table:table-cell table:style-name="ce3"/>
          <table:table-cell table:style-name="ce6"/>
          <table:table-cell table:style-name="ce6" office:value-type="string" calcext:value-type="string">
            <text:p>p-value:</text:p>
          </table:table-cell>
          <table:table-cell table:style-name="ce10" table:formula="of:=LEGACY.CHIDIST([.L78];5)" office:value-type="float" office:value="0.207065000984253" calcext:value-type="float">
            <text:p>0.207065001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2" office:value-type="float" office:value="2013" calcext:value-type="float">
            <text:p>2013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4" office:value-type="string" calcext:value-type="string">
            <text:p>Truncated Geometric through No. 6 Seed:</text:p>
          </table:table-cell>
          <table:table-cell table:style-name="ce4" table:number-columns-repeated="5"/>
          <table:table-cell table:style-name="ce8"/>
          <table:table-cell table:style-name="ce4"/>
          <table:table-cell table:style-name="ce14" office:value-type="string" calcext:value-type="string">
            <text:p>Remaining Seeds, GOF to Tweaked Uniform</text:p>
          </table:table-cell>
          <table:table-cell table:style-name="ce4" table:number-columns-repeated="2"/>
          <table:table-cell table:style-name="ce8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Trunc. Pdf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  <table:table-cell/>
          <table:table-cell office:value-type="string" calcext:value-type="string">
            <text:p>Seed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. Count</text:p>
          </table:table-cell>
          <table:table-cell office:value-type="string" calcext:value-type="string">
            <text:p>Chi Squa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formula="of:=[.A84]*[.B84]" office:value-type="float" office:value="46" calcext:value-type="float">
            <text:p>46</text:p>
          </table:table-cell>
          <table:table-cell table:formula="of:=(1-[.C92])^([.A84]-1)*[.C92]" office:value-type="float" office:value="0.456521739130435" calcext:value-type="float">
            <text:p>0.4565217391</text:p>
          </table:table-cell>
          <table:table-cell table:formula="of:=[.D84]/[.D92]" office:value-type="float" office:value="0.468596887095976" calcext:value-type="float">
            <text:p>0.4685968871</text:p>
          </table:table-cell>
          <table:table-cell table:formula="of:=[.B90]*[.E84]" office:value-type="float" office:value="49.2026731450775" calcext:value-type="float">
            <text:p>49.2026731451</text:p>
          </table:table-cell>
          <table:table-cell table:formula="of:=([.B84]-[.F84])^2/[.F84]" office:value-type="float" office:value="0.208466626273673" calcext:value-type="float">
            <text:p>0.208466626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2*[.J90]/9" office:value-type="float" office:value="1.55555555555556" calcext:value-type="float">
            <text:p>1.5555555556</text:p>
          </table:table-cell>
          <table:table-cell table:formula="of:=([.J84]-[.K84])^2/[.K84]" office:value-type="float" office:value="1.55555555555556" calcext:value-type="float">
            <text:p>1.55555555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[.A85]*[.B85]" office:value-type="float" office:value="50" calcext:value-type="float">
            <text:p>50</text:p>
          </table:table-cell>
          <table:table-cell table:formula="of:=(1-[.C92])^([.A85]-1)*[.C92]" office:value-type="float" office:value="0.248109640831758" calcext:value-type="float">
            <text:p>0.2481096408</text:p>
          </table:table-cell>
          <table:table-cell table:formula="of:=[.D85]/[.D92]" office:value-type="float" office:value="0.254672221247813" calcext:value-type="float">
            <text:p>0.2546722212</text:p>
          </table:table-cell>
          <table:table-cell table:formula="of:=[.B90]*[.E85]" office:value-type="float" office:value="26.7405832310204" calcext:value-type="float">
            <text:p>26.740583231</text:p>
          </table:table-cell>
          <table:table-cell table:formula="of:=([.B85]-[.F85])^2/[.F85]" office:value-type="float" office:value="0.11329707949656" calcext:value-type="float">
            <text:p>0.113297079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2*[.J90]/9" office:value-type="float" office:value="1.55555555555556" calcext:value-type="float">
            <text:p>1.5555555556</text:p>
          </table:table-cell>
          <table:table-cell table:formula="of:=([.J85]-[.K85])^2/[.K85]" office:value-type="float" office:value="3.84126984126984" calcext:value-type="float">
            <text:p>3.84126984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86]*[.B86]" office:value-type="float" office:value="42" calcext:value-type="float">
            <text:p>42</text:p>
          </table:table-cell>
          <table:table-cell table:formula="of:=(1-[.C92])^([.A86]-1)*[.C92]" office:value-type="float" office:value="0.134842196104216" calcext:value-type="float">
            <text:p>0.1348421961</text:p>
          </table:table-cell>
          <table:table-cell table:formula="of:=[.D86]/[.D92]" office:value-type="float" office:value="0.13840881589555" calcext:value-type="float">
            <text:p>0.1384088159</text:p>
          </table:table-cell>
          <table:table-cell table:formula="of:=[.B90]*[.E86]" office:value-type="float" office:value="14.5329256690328" calcext:value-type="float">
            <text:p>14.532925669</text:p>
          </table:table-cell>
          <table:table-cell table:formula="of:=([.B86]-[.F86])^2/[.F86]" office:value-type="float" office:value="0.0195425047359343" calcext:value-type="float">
            <text:p>0.019542504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J90]/9" office:value-type="float" office:value="0.777777777777778" calcext:value-type="float">
            <text:p>0.7777777778</text:p>
          </table:table-cell>
          <table:table-cell table:formula="of:=([.J86]-[.K86])^2/[.K86]" office:value-type="float" office:value="0.777777777777778" calcext:value-type="float">
            <text:p>0.77777777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A87]*[.B87]" office:value-type="float" office:value="44" calcext:value-type="float">
            <text:p>44</text:p>
          </table:table-cell>
          <table:table-cell table:formula="of:=(1-[.C92])^([.A87]-1)*[.C92]" office:value-type="float" office:value="0.0732838022305523" calcext:value-type="float">
            <text:p>0.0732838022</text:p>
          </table:table-cell>
          <table:table-cell table:formula="of:=[.D87]/[.D92]" office:value-type="float" office:value="0.0752221825519296" calcext:value-type="float">
            <text:p>0.0752221826</text:p>
          </table:table-cell>
          <table:table-cell table:formula="of:=[.B90]*[.E87]" office:value-type="float" office:value="7.89832916795261" calcext:value-type="float">
            <text:p>7.898329168</text:p>
          </table:table-cell>
          <table:table-cell table:formula="of:=([.B87]-[.F87])^2/[.F87]" office:value-type="float" office:value="1.21802494499825" calcext:value-type="float">
            <text:p>1.21802494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J90]/9" office:value-type="float" office:value="0.777777777777778" calcext:value-type="float">
            <text:p>0.7777777778</text:p>
          </table:table-cell>
          <table:table-cell table:formula="of:=([.J87]-[.K87])^2/[.K87]" office:value-type="float" office:value="0.777777777777778" calcext:value-type="float">
            <text:p>0.77777777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A88]*[.B88]" office:value-type="float" office:value="30" calcext:value-type="float">
            <text:p>30</text:p>
          </table:table-cell>
          <table:table-cell table:formula="of:=(1-[.C92])^([.A88]-1)*[.C92]" office:value-type="float" office:value="0.0398281533861697" calcext:value-type="float">
            <text:p>0.0398281534</text:p>
          </table:table-cell>
          <table:table-cell table:formula="of:=[.D88]/[.D92]" office:value-type="float" office:value="0.0408816209521356" calcext:value-type="float">
            <text:p>0.040881621</text:p>
          </table:table-cell>
          <table:table-cell table:formula="of:=[.B90]*[.E88]" office:value-type="float" office:value="4.29257019997424" calcext:value-type="float">
            <text:p>4.2925702</text:p>
          </table:table-cell>
          <table:table-cell table:formula="of:=([.B88]-[.F88])^2/[.F88]" office:value-type="float" office:value="0.679154069986672" calcext:value-type="float">
            <text:p>0.67915407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6" office:value-type="float" office:value="3" calcext:value-type="float">
            <text:p>3</text:p>
          </table:table-cell>
          <table:table-cell table:formula="of:=2*[.J90]/9" office:value-type="float" office:value="1.55555555555556" calcext:value-type="float">
            <text:p>1.5555555556</text:p>
          </table:table-cell>
          <table:table-cell table:formula="of:=([.J88]-[.K88])^2/[.K88]" office:value-type="float" office:value="1.34126984126984" calcext:value-type="float">
            <text:p>1.34126984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A89]*[.B89]" office:value-type="float" office:value="18" calcext:value-type="float">
            <text:p>18</text:p>
          </table:table-cell>
          <table:table-cell table:formula="of:=(1-[.C92])^([.A89]-1)*[.C92]" office:value-type="float" office:value="0.0216457355359618" calcext:value-type="float">
            <text:p>0.0216457355</text:p>
          </table:table-cell>
          <table:table-cell table:formula="of:=[.D89]/[.D92]" office:value-type="float" office:value="0.0222182722565954" calcext:value-type="float">
            <text:p>0.0222182723</text:p>
          </table:table-cell>
          <table:table-cell table:formula="of:=[.B90]*[.E89]" office:value-type="float" office:value="2.33291858694252" calcext:value-type="float">
            <text:p>2.3329185869</text:p>
          </table:table-cell>
          <table:table-cell table:formula="of:=([.B89]-[.F89])^2/[.F89]" office:value-type="float" office:value="0.190747167148241" calcext:value-type="float">
            <text:p>0.190747167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J90]/9" office:value-type="float" office:value="0.777777777777778" calcext:value-type="float">
            <text:p>0.7777777778</text:p>
          </table:table-cell>
          <table:table-cell table:formula="of:=([.J89]-[.K89])^2/[.K89]" office:value-type="float" office:value="0.777777777777778" calcext:value-type="float">
            <text:p>0.7777777778</text:p>
          </table:table-cell>
        </table:table-row>
        <table:table-row table:style-name="ro1">
          <table:table-cell/>
          <table:table-cell table:formula="of:=SUM([.B84:.B89])" office:value-type="float" office:value="105" calcext:value-type="float">
            <text:p>105</text:p>
          </table:table-cell>
          <table:table-cell table:number-columns-repeated="7"/>
          <table:table-cell table:style-name="ce12" table:formula="of:=SUM([.J84:.J89])" office:value-type="float" office:value="7" calcext:value-type="float">
            <text:p>7</text:p>
          </table:table-cell>
          <table:table-cell table:formula="of:=SUM([.K84:.K89])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table:formula="of:=SUM([.C84:.C89])/[.B90]" office:value-type="float" office:value="2.19047619047619" calcext:value-type="float">
            <text:p>2.1904761905</text:p>
          </table:table-cell>
          <table:table-cell table:number-columns-repeated="2"/>
          <table:table-cell office:value-type="string" calcext:value-type="string">
            <text:p>Chi-square:</text:p>
          </table:table-cell>
          <table:table-cell table:formula="of:=SUM([.G84:.G89])" office:value-type="float" office:value="2.42923239263933" calcext:value-type="float">
            <text:p>2.4292323926</text:p>
          </table:table-cell>
          <table:table-cell table:number-columns-repeated="3"/>
          <table:table-cell office:value-type="string" calcext:value-type="string">
            <text:p>Chi-square:</text:p>
          </table:table-cell>
          <table:table-cell table:formula="of:=SUM([.L84:.L89])" office:value-type="float" office:value="9.07142857142857" calcext:value-type="float">
            <text:p>9.0714285714</text:p>
          </table:table-cell>
        </table:table-row>
        <table:table-row table:style-name="ro1">
          <table:table-cell table:style-name="ce3"/>
          <table:table-cell table:style-name="ce6"/>
          <table:table-cell table:style-name="ce6" table:formula="of:=1/[.C91]" office:value-type="float" office:value="0.456521739130435" calcext:value-type="float">
            <text:p>0.4565217391</text:p>
          </table:table-cell>
          <table:table-cell table:style-name="ce6" table:formula="of:=SUM([.D84:.D89])" office:value-type="float" office:value="0.974231267219093" calcext:value-type="float">
            <text:p>0.9742312672</text:p>
          </table:table-cell>
          <table:table-cell table:style-name="ce6" table:formula="of:=SUM([.E84:.E89])" office:value-type="float" office:value="1" calcext:value-type="float">
            <text:p>1</text:p>
          </table:table-cell>
          <table:table-cell table:style-name="ce6" office:value-type="string" calcext:value-type="string">
            <text:p>p-value:</text:p>
          </table:table-cell>
          <table:table-cell table:style-name="ce10" table:formula="of:=LEGACY.CHIDIST([.G91];5)" office:value-type="float" office:value="0.78711303769269" calcext:value-type="float">
            <text:p>0.7871130377</text:p>
          </table:table-cell>
          <table:table-cell table:style-name="ce6"/>
          <table:table-cell table:style-name="ce3"/>
          <table:table-cell table:style-name="ce6"/>
          <table:table-cell table:style-name="ce6" office:value-type="string" calcext:value-type="string">
            <text:p>p-value:</text:p>
          </table:table-cell>
          <table:table-cell table:style-name="ce10" table:formula="of:=LEGACY.CHIDIST([.L91];5)" office:value-type="float" office:value="0.106248806055837" calcext:value-type="float">
            <text:p>0.1062488061</text:p>
          </table:table-cell>
        </table:table-row>
      </table:table>
      <table:table table:name="Model1_SimulationResults" table:style-name="ta1">
        <table:table-column table:style-name="co3" table:number-columns-repeated="2" table:default-cell-style-name="Default"/>
        <table:table-row table:style-name="ro1">
          <table:table-cell office:value-type="float" office:value="2019" calcext:value-type="float">
            <text:p>20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.504" calcext:value-type="float">
            <text:p>49.5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.3616" calcext:value-type="float">
            <text:p>31.36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.3256" calcext:value-type="float">
            <text:p>19.32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8112" calcext:value-type="float">
            <text:p>12.81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2352" calcext:value-type="float">
            <text:p>7.23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3176" calcext:value-type="float">
            <text:p>5.31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9784" calcext:value-type="float">
            <text:p>2.97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6184" calcext:value-type="float">
            <text:p>1.61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976" calcext:value-type="float">
            <text:p>0.89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0256" calcext:value-type="float">
            <text:p>4.02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768" calcext:value-type="float">
            <text:p>0.17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642" calcext:value-type="float">
            <text:p>48.6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.8352" calcext:value-type="float">
            <text:p>30.83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.404" calcext:value-type="float">
            <text:p>19.4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814" calcext:value-type="float">
            <text:p>11.8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0752" calcext:value-type="float">
            <text:p>7.07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5672" calcext:value-type="float">
            <text:p>4.56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0492" calcext:value-type="float">
            <text:p>3.04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952" calcext:value-type="float">
            <text:p>1.79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372" calcext:value-type="float">
            <text:p>0.937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996" calcext:value-type="float">
            <text:p>0.69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9832" calcext:value-type="float">
            <text:p>2.98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48" calcext:value-type="float">
            <text:p>0.18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.7568" calcext:value-type="float">
            <text:p>47.75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.6064" calcext:value-type="float">
            <text:p>29.60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304" calcext:value-type="float">
            <text:p>18.3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752" calcext:value-type="float">
            <text:p>10.7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056" calcext:value-type="float">
            <text:p>7.70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3648" calcext:value-type="float">
            <text:p>4.36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7008" calcext:value-type="float">
            <text:p>2.70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536" calcext:value-type="float">
            <text:p>1.75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88" calcext:value-type="float">
            <text:p>1.0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28" calcext:value-type="float">
            <text:p>0.65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9952" calcext:value-type="float">
            <text:p>2.99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4468" calcext:value-type="float">
            <text:p>48.44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3092" calcext:value-type="float">
            <text:p>28.30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1368" calcext:value-type="float">
            <text:p>17.13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2716" calcext:value-type="float">
            <text:p>11.27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5596" calcext:value-type="float">
            <text:p>6.55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0424" calcext:value-type="float">
            <text:p>4.04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418" calcext:value-type="float">
            <text:p>2.4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144" calcext:value-type="float">
            <text:p>1.31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812" calcext:value-type="float">
            <text:p>0.78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9884" calcext:value-type="float">
            <text:p>2.98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356" calcext:value-type="float">
            <text:p>0.23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.708" calcext:value-type="float">
            <text:p>45.7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588" calcext:value-type="float">
            <text:p>27.5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784" calcext:value-type="float">
            <text:p>17.7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344" calcext:value-type="float">
            <text:p>10.3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384" calcext:value-type="float">
            <text:p>6.3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888" calcext:value-type="float">
            <text:p>3.8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208" calcext:value-type="float">
            <text:p>2.2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16" calcext:value-type="float">
            <text:p>1.4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16" calcext:value-type="float">
            <text:p>0.5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072" calcext:value-type="float">
            <text:p>3.0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.9244" calcext:value-type="float">
            <text:p>45.92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5176" calcext:value-type="float">
            <text:p>26.51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.472" calcext:value-type="float">
            <text:p>16.4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4748" calcext:value-type="float">
            <text:p>10.47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4404" calcext:value-type="float">
            <text:p>5.44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3988" calcext:value-type="float">
            <text:p>3.39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146" calcext:value-type="float">
            <text:p>2.1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644" calcext:value-type="float">
            <text:p>1.26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408" calcext:value-type="float">
            <text:p>0.44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0044" calcext:value-type="float">
            <text:p>3.00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044" calcext:value-type="float">
            <text:p>0.10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.9648" calcext:value-type="float">
            <text:p>45.96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6224" calcext:value-type="float">
            <text:p>26.62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6272" calcext:value-type="float">
            <text:p>14.62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2288" calcext:value-type="float">
            <text:p>9.22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4768" calcext:value-type="float">
            <text:p>5.47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3936" calcext:value-type="float">
            <text:p>3.39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68" calcext:value-type="float">
            <text:p>1.5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968" calcext:value-type="float">
            <text:p>0.99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36" calcext:value-type="float">
            <text:p>0.59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0128" calcext:value-type="float">
            <text:p>3.01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232" calcext:value-type="float">
            <text:p>0.12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odel2_SimulationResults" table:style-name="ta1">
        <table:table-column table:style-name="co3" table:number-columns-repeated="2" table:default-cell-style-name="Default"/>
        <table:table-row table:style-name="ro1">
          <table:table-cell office:value-type="float" office:value="2019" calcext:value-type="float">
            <text:p>20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.2352" calcext:value-type="float">
            <text:p>58.23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.0488" calcext:value-type="float">
            <text:p>31.04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.252" calcext:value-type="float">
            <text:p>16.2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7312" calcext:value-type="float">
            <text:p>8.73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96" calcext:value-type="float">
            <text:p>4.8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4616" calcext:value-type="float">
            <text:p>2.46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504" calcext:value-type="float">
            <text:p>3.25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0872" calcext:value-type="float">
            <text:p>3.08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096" calcext:value-type="float">
            <text:p>1.50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952" calcext:value-type="float">
            <text:p>1.79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1144" calcext:value-type="float">
            <text:p>3.11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6184" calcext:value-type="float">
            <text:p>1.61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2:.B17])" office:value-type="float" office:value="136" calcext:value-type="float">
            <text:p>13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.9152" calcext:value-type="float">
            <text:p>55.91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.624" calcext:value-type="float">
            <text:p>30.6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.2624" calcext:value-type="float">
            <text:p>16.26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8044" calcext:value-type="float">
            <text:p>8.80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012" calcext:value-type="float">
            <text:p>4.50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1284" calcext:value-type="float">
            <text:p>3.12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7984" calcext:value-type="float">
            <text:p>2.79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388" calcext:value-type="float">
            <text:p>1.43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368" calcext:value-type="float">
            <text:p>1.63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838" calcext:value-type="float">
            <text:p>2.8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124" calcext:value-type="float">
            <text:p>1.41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21:.B36])" office:value-type="float" office:value="132" calcext:value-type="float">
            <text:p>13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.2944" calcext:value-type="float">
            <text:p>56.29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.7088" calcext:value-type="float">
            <text:p>29.70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616" calcext:value-type="float">
            <text:p>15.6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9872" calcext:value-type="float">
            <text:p>7.98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096" calcext:value-type="float">
            <text:p>4.0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4064" calcext:value-type="float">
            <text:p>2.40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5728" calcext:value-type="float">
            <text:p>2.57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7136" calcext:value-type="float">
            <text:p>2.71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264" calcext:value-type="float">
            <text:p>1.12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7904" calcext:value-type="float">
            <text:p>2.79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08" calcext:value-type="float">
            <text:p>1.4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40:.B55])"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.754" calcext:value-type="float">
            <text:p>53.7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2596" calcext:value-type="float">
            <text:p>28.25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6116" calcext:value-type="float">
            <text:p>15.61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494" calcext:value-type="float">
            <text:p>8.4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4888" calcext:value-type="float">
            <text:p>4.48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4304" calcext:value-type="float">
            <text:p>2.43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3064" calcext:value-type="float">
            <text:p>2.30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3064" calcext:value-type="float">
            <text:p>2.30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16" calcext:value-type="float">
            <text:p>1.1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3888" calcext:value-type="float">
            <text:p>1.38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5048" calcext:value-type="float">
            <text:p>2.50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3392" calcext:value-type="float">
            <text:p>1.33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59:.B74])"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.58" calcext:value-type="float">
            <text:p>50.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212" calcext:value-type="float">
            <text:p>28.2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912" calcext:value-type="float">
            <text:p>15.9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304" calcext:value-type="float">
            <text:p>8.3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632" calcext:value-type="float">
            <text:p>4.6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568" calcext:value-type="float">
            <text:p>2.5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352" calcext:value-type="float">
            <text:p>2.3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992" calcext:value-type="float">
            <text:p>1.9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56" calcext:value-type="float">
            <text:p>1.0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68" calcext:value-type="float">
            <text:p>1.0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78:.B93])"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.2628" calcext:value-type="float">
            <text:p>50.26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4456" calcext:value-type="float">
            <text:p>27.44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7552" calcext:value-type="float">
            <text:p>14.75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4796" calcext:value-type="float">
            <text:p>8.47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118" calcext:value-type="float">
            <text:p>4.1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028" calcext:value-type="float">
            <text:p>2.70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284" calcext:value-type="float">
            <text:p>1.72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9024" calcext:value-type="float">
            <text:p>1.9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932" calcext:value-type="float">
            <text:p>0.89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8444" calcext:value-type="float">
            <text:p>1.84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816" calcext:value-type="float">
            <text:p>0.88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97:.B112])" office:value-type="float" office:value="116" calcext:value-type="float">
            <text:p>11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.3584" calcext:value-type="float">
            <text:p>49.35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.9808" calcext:value-type="float">
            <text:p>26.98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9184" calcext:value-type="float">
            <text:p>14.91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4816" calcext:value-type="float">
            <text:p>7.48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0768" calcext:value-type="float">
            <text:p>4.07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4528" calcext:value-type="float">
            <text:p>2.45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12" calcext:value-type="float">
            <text:p>1.5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008" calcext:value-type="float">
            <text:p>1.50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176" calcext:value-type="float">
            <text:p>0.81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048" calcext:value-type="float">
            <text:p>0.60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344" calcext:value-type="float">
            <text:p>1.53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616" calcext:value-type="float">
            <text:p>0.76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116:.B131])" office:value-type="float" office:value="112" calcext:value-type="float">
            <text:p>1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 style:data-style-name="N2" text:time-value="09:12:46.8111576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07:57:19.377489056</meta:creation-date>
    <dc:date>2018-05-10T10:10:53.822709911</dc:date>
    <meta:editing-duration>PT14H23M50S</meta:editing-duration>
    <meta:editing-cycles>52</meta:editing-cycles>
    <meta:generator>LibreOffice/5.1.6.2$Linux_X86_64 LibreOffice_project/10m0$Build-2</meta:generator>
    <meta:document-statistic meta:table-count="6" meta:cell-count="2791" meta:object-count="0"/>
  </office:meta>
</office:document-meta>
</file>